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KBEWJ+CMTT10" svg:font-family="FKBEWJ+CMTT10"/>
    <style:font-face style:name="Helvetica Neue" svg:font-family="'Helvetica Neue', Helvetica, Arial, sans-serif"/>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Ubuntu" svg:font-family="Ubuntu" style:font-family-generic="swiss"/>
    <style:font-face style:name="Courier 10 Pitch" svg:font-family="'Courier 10 Pitch'" style:font-pitch="fixed"/>
    <style:font-face style:name="Courier 10 Pitch1" svg:font-family="'Courier 10 Pitch'" style:font-adornments="Bold" style:font-pitch="fixed"/>
    <style:font-face style:name="Courier New1" svg:font-family="'Courier New'"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Courier New2" svg:font-family="'Courier New'"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paragraph-properties fo:text-align="start" style:justify-single-word="false"/>
      <style:text-properties style:font-name="DejaVu Sans" fo:font-size="10pt" style:font-size-asian="10pt" style:font-size-complex="10pt"/>
    </style:style>
    <style:style style:name="P5" style:family="paragraph" style:parent-style-name="Standard">
      <style:paragraph-properties fo:text-align="justify"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7" style:family="paragraph" style:parent-style-name="Standard">
      <style:paragraph-properties style:text-autospace="none"/>
      <style:text-properties style:font-name="DejaVu Sans" fo:font-size="10pt" style:font-size-asian="10pt" style:font-size-complex="10pt"/>
    </style:style>
    <style:style style:name="P8"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1" style:family="paragraph" style:parent-style-name="Standard">
      <style:paragraph-properties fo:text-align="justify" style:justify-single-word="false"/>
      <style:text-properties style:font-name="DejaVu Sans"/>
    </style:style>
    <style:style style:name="P12" style:family="paragraph" style:parent-style-name="Standard">
      <style:paragraph-properties fo:text-align="justify" style:justify-single-word="false"/>
      <style:text-properties style:font-name="DejaVu Sans" fo:font-weight="bold" style:font-weight-asian="bold" style:font-weight-complex="bold"/>
    </style:style>
    <style:style style:name="P13"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14"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15"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16"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17"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18"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1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20" style:family="paragraph" style:parent-style-name="Standard">
      <style:paragraph-properties fo:margin-left="0in" fo:margin-right="0in" fo:text-align="start" style:justify-single-word="false" fo:text-indent="0in" style:auto-text-indent="false"/>
      <style:text-properties style:font-name="DejaVu Sans" fo:font-size="10pt" fo:font-weight="bold" style:font-size-asian="10pt" style:font-weight-asian="bold" style:font-size-complex="10pt" style:font-weight-complex="bold"/>
    </style:style>
    <style:style style:name="P21"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22"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23"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2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25" style:family="paragraph" style:parent-style-name="Standard">
      <style:paragraph-properties fo:margin-left="0in" fo:margin-right="0in" fo:text-align="start"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26"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27"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2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29" style:family="paragraph" style:parent-style-name="Standard">
      <style:paragraph-properties fo:margin-left="0in" fo:margin-right="0in" fo:text-align="justify" style:justify-single-word="false" fo:text-indent="0in" style:auto-text-indent="false" style:text-autospace="none"/>
    </style:style>
    <style:style style:name="P30"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3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3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3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3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3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36"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37"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38"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39"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42"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43" style:family="paragraph" style:parent-style-name="Standard">
      <style:paragraph-properties fo:margin-left="0in" fo:margin-right="0in" fo:text-align="start" style:justify-single-word="false" fo:text-indent="0in" style:auto-text-indent="false" style:text-autospace="none"/>
    </style:style>
    <style:style style:name="P4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45"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4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8"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49"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50"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1"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3" style:family="paragraph" style:parent-style-name="Standard" style:list-style-name="L4">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54"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55" style:family="paragraph" style:parent-style-name="Standard">
      <style:paragraph-properties fo:text-align="justify" style:justify-single-word="false"/>
      <style:text-properties style:font-name="DejaVu Sans" fo:font-size="10pt" style:font-size-asian="10pt" style:font-size-complex="10pt"/>
    </style:style>
    <style:style style:name="P56"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57"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58"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59" style:family="paragraph" style:parent-style-name="Standard" style:list-style-name="">
      <style:paragraph-properties style:text-autospace="none"/>
      <style:text-properties style:font-name="Courier 10 Pitch" fo:font-size="10pt" style:font-name-asian="Helvetica" style:font-size-asian="10pt" style:font-name-complex="Helvetica" style:font-size-complex="10pt"/>
    </style:style>
    <style:style style:name="P60" style:family="paragraph" style:parent-style-name="Standard" style:list-style-name="">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1" style:family="paragraph" style:parent-style-name="Standard" style:list-style-name="">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62" style:family="paragraph" style:parent-style-name="Standard" style:list-style-name="">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63" style:family="paragraph" style:parent-style-name="Standard" style:list-style-name="">
      <style:paragraph-properties style:text-autospace="none"/>
      <style:text-properties style:font-name="DejaVu Sans" fo:font-size="10pt" style:font-name-asian="Helvetica" style:font-size-asian="10pt" style:font-name-complex="Helvetica" style:font-size-complex="10pt"/>
    </style:style>
    <style:style style:name="P64" style:family="paragraph" style:parent-style-name="Standard" style:list-style-name="">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65" style:family="paragraph" style:parent-style-name="Standard" style:list-style-name="">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66" style:family="paragraph" style:parent-style-name="Standard">
      <style:text-properties style:font-name="DejaVu Sans" fo:font-size="10pt" style:font-size-asian="10pt" style:font-size-complex="10pt"/>
    </style:style>
    <style:style style:name="P67" style:family="paragraph" style:parent-style-name="Standard">
      <style:paragraph-properties fo:text-align="justify" style:justify-single-word="false"/>
      <style:text-properties style:font-name="DejaVu Sans" fo:font-size="10pt" style:font-size-asian="10pt" style:font-size-complex="10pt"/>
    </style:style>
    <style:style style:name="P68" style:family="paragraph" style:parent-style-name="Standard" style:list-style-name="">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69" style:family="paragraph" style:parent-style-name="Standard" style:list-style-name="">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70" style:family="paragraph" style:parent-style-name="Standard" style:list-style-name="">
      <style:paragraph-properties style:text-autospace="none"/>
      <style:text-properties style:font-name="Helvetica" fo:font-size="10pt" style:font-name-asian="Helvetica" style:font-size-asian="10pt" style:font-name-complex="Helvetica" style:font-size-complex="10pt"/>
    </style:style>
    <style:style style:name="P71" style:family="paragraph" style:parent-style-name="Standard" style:list-style-name="">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72" style:family="paragraph" style:parent-style-name="Standard">
      <style:text-properties style:font-name="Courier 10 Pitch" fo:font-size="10pt" style:font-size-asian="10pt" style:font-size-complex="10pt"/>
    </style:style>
    <style:style style:name="P73" style:family="paragraph" style:parent-style-name="Standard">
      <style:text-properties style:font-name="Courier 10 Pitch" fo:font-size="9pt" style:font-size-asian="9pt" style:font-size-complex="9pt"/>
    </style:style>
    <style:style style:name="P74" style:family="paragraph" style:parent-style-name="Standard">
      <style:paragraph-properties fo:text-align="justify" style:justify-single-word="false"/>
    </style:style>
    <style:style style:name="P75" style:family="paragraph" style:parent-style-name="Standard" style:list-style-name="L1">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76" style:family="paragraph" style:parent-style-name="Standard" style:list-style-name="L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77"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78" style:family="paragraph" style:parent-style-name="Standard" style:list-style-name="L4">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79" style:family="paragraph" style:parent-style-name="Standard" style:list-style-name="L5">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80"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81" style:family="paragraph" style:parent-style-name="Standard" style:list-style-name="L6">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8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3"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4" style:family="paragraph" style:parent-style-name="Standard" style:list-style-name="L8">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5"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86"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87"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88"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8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9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9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size-asian="10pt" style:font-weight-asian="bold" style:font-size-complex="10pt" style:font-weight-complex="bold"/>
    </style:style>
    <style:style style:name="P93" style:family="paragraph" style:parent-style-name="Standard">
      <style:paragraph-properties fo:margin-left="0in" fo:margin-right="0in" fo:text-align="justify" style:justify-single-word="false" fo:text-indent="0in" style:auto-text-indent="false" style:text-autospace="none"/>
    </style:style>
    <style:style style:name="P9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9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9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7"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98" style:family="paragraph" style:parent-style-name="Standard" style:list-style-name="L4">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99"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0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01" style:family="paragraph" style:parent-style-name="Standard" style:list-style-name="">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102" style:family="paragraph" style:parent-style-name="Standard" style:list-style-name="">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103" style:family="paragraph" style:parent-style-name="Standard">
      <style:paragraph-properties fo:margin-left="0.4925in" fo:margin-right="0in" fo:text-align="justify" style:justify-single-word="false" fo:text-indent="0in" style:auto-text-indent="false" style:text-autospace="none"/>
    </style:style>
    <style:style style:name="P104" style:family="paragraph" style:parent-style-name="Standard" style:list-style-name="L11">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05" style:family="paragraph">
      <style:paragraph-properties fo:margin-left="0.4925in" fo:margin-right="0in" fo:text-indent="0in" style:auto-text-indent="false"/>
      <style:text-properties style:font-name="Courier 10 Pitch" fo:font-size="10pt" style:font-size-asian="10pt" style:language-asian="en" style:country-asian="US" style:font-size-complex="10pt" style:language-complex="ar" style:country-complex="SA"/>
    </style:style>
    <style:style style:name="P10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07" style:family="paragraph">
      <style:text-properties style:font-name="DejaVu Sans" fo:font-size="10pt" style:font-size-asian="10pt" style:language-asian="en" style:country-asian="US" style:font-size-complex="10pt" style:language-complex="ar" style:country-complex="SA"/>
    </style:style>
    <style:style style:name="P108" style:family="paragraph">
      <style:text-properties style:font-name="DejaVu Sans" fo:font-size="10pt" fo:language="fr" fo:country="FR" style:font-size-asian="10pt" style:language-asian="en" style:country-asian="US" style:font-size-complex="10pt" style:language-complex="ar" style:country-complex="SA"/>
    </style:style>
    <style:style style:name="P109" style:family="paragraph">
      <style:text-properties style:font-name="Courier 10 Pitch" fo:font-size="10pt" style:font-size-asian="10pt" style:language-asian="en" style:country-asian="US" style:font-size-complex="10pt" style:language-complex="ar" style:country-complex="SA"/>
    </style:style>
    <style:style style:name="P110" style:family="paragraph">
      <style:text-properties style:font-name="Courier 10 Pitch" fo:font-size="9pt" style:font-size-asian="9pt" style:language-asian="en" style:country-asian="US" style:font-size-complex="9pt" style:language-complex="ar" style:country-complex="SA"/>
    </style:style>
    <style:style style:name="P111" style:family="paragraph" style:parent-style-name="EndNote_20_Bibliography">
      <style:paragraph-properties fo:margin-left="0.5in" fo:margin-right="0in" fo:line-height="200%" fo:text-align="justify" style:justify-single-word="false" fo:text-indent="-0.5in" style:auto-text-indent="false" style:text-autospace="none"/>
      <style:text-properties style:font-name="Courier 10 Pitch"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weight="bold" style:font-name-asian="Helvetica-Bold" style:font-weight-asian="bold" style:font-name-complex="Helvetica-Bold" style:font-weight-complex="bold"/>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style:font-name="Courier 10 Pitch"/>
    </style:style>
    <style:style style:name="T10" style:family="text">
      <style:text-properties style:font-name="Courier 10 Pitch" style:font-name-asian="FKBEWJ+CMTT10" style:font-name-complex="FKBEWJ+CMTT10"/>
    </style:style>
    <style:style style:name="T11" style:family="text">
      <style:text-properties style:font-name="Courier 10 Pitch" style:font-name-asian="Helvetica" style:font-name-complex="Helvetica"/>
    </style:style>
    <style:style style:name="T12" style:family="text">
      <style:text-properties style:font-name="Courier 10 Pitch" style:font-name-asian="Helvetica-Bold" style:font-name-complex="Helvetica-Bold"/>
    </style:style>
    <style:style style:name="T13" style:family="text">
      <style:text-properties style:font-name="Courier 10 Pitch" fo:font-size="10pt" style:font-name-asian="Helvetica" style:font-size-asian="10pt" style:font-name-complex="Helvetica" style:font-size-complex="10pt"/>
    </style:style>
    <style:style style:name="T14" style:family="text">
      <style:text-properties style:font-name="DejaVu Sans"/>
    </style:style>
    <style:style style:name="T15" style:family="text">
      <style:text-properties style:font-name="DejaVu Sans" fo:font-size="10pt" style:font-size-asian="10pt" style:font-size-complex="10pt"/>
    </style:style>
    <style:style style:name="T16" style:family="text">
      <style:text-properties style:font-name="DejaVu Sans" fo:font-size="10pt" style:font-name-asian="Helvetica" style:font-size-asian="10pt" style:font-name-complex="Helvetica" style:font-size-complex="10pt"/>
    </style:style>
    <style:style style:name="T17" style:family="text">
      <style:text-properties style:font-name="DejaVu Sans" fo:font-size="10pt" fo:font-weight="bold" style:font-size-asian="10pt" style:font-weight-asian="bold" style:font-size-complex="10pt" style:font-weight-complex="bold"/>
    </style:style>
    <style:style style:name="T18" style:family="text">
      <style:text-properties style:font-name="DejaVu Sans" style:font-name-asian="Helvetica" style:font-name-complex="Helvetica"/>
    </style:style>
    <style:style style:name="T19" style:family="text">
      <style:text-properties style:font-name="DejaVu Sans" style:font-name-asian="Helvetica" style:font-size-asian="10pt" style:font-name-complex="Helvetica" style:font-size-complex="10pt"/>
    </style:style>
    <style:style style:name="T20" style:family="text">
      <style:text-properties style:font-name="DejaVu Sans" fo:font-weight="bold" style:font-name-asian="Helvetica" style:font-weight-asian="bold" style:font-name-complex="Helvetica" style:font-weight-complex="bold"/>
    </style:style>
    <style:style style:name="T21" style:family="text">
      <style:text-properties style:font-name="DejaVu Sans" fo:font-weight="bold" style:font-name-asian="Helvetica-Bold" style:font-weight-asian="bold" style:font-name-complex="Helvetica-Bold" style:font-weight-complex="bold"/>
    </style:style>
    <style:style style:name="T22" style:family="text">
      <style:text-properties style:font-name="DejaVu Sans" fo:font-weight="bold" style:font-weight-asian="bold" style:font-weight-complex="bold"/>
    </style:style>
    <style:style style:name="T23" style:family="text">
      <style:text-properties style:font-name="DejaVu Sans" fo:font-weight="bold" style:font-name-asian="FKBEWJ+CMTT10" style:font-weight-asian="bold" style:font-name-complex="FKBEWJ+CMTT10" style:font-weight-complex="bold"/>
    </style:style>
    <style:style style:name="T24" style:family="text">
      <style:text-properties style:font-name="DejaVu Sans" style:font-name-asian="Helvetica-Bold" style:font-name-complex="Helvetica-Bold"/>
    </style:style>
    <style:style style:name="T25" style:family="text">
      <style:text-properties style:font-name="DejaVu Sans" fo:font-style="italic" style:font-name-asian="Helvetica" style:font-style-asian="italic" style:font-name-complex="Helvetica" style:font-style-complex="italic"/>
    </style:style>
    <style:style style:name="T26" style:family="text">
      <style:text-properties style:font-name="DejaVu Sans" fo:font-weight="normal" style:font-name-asian="FKBEWJ+CMTT10" style:font-weight-asian="normal" style:font-name-complex="FKBEWJ+CMTT10" style:font-weight-complex="normal"/>
    </style:style>
    <style:style style:name="T27" style:family="text">
      <style:text-properties style:font-name="DejaVu Sans" fo:font-weight="normal" style:font-name-asian="Helvetica" style:font-weight-asian="normal" style:font-name-complex="Helvetica" style:font-weight-complex="normal"/>
    </style:style>
    <style:style style:name="T28" style:family="text">
      <style:text-properties style:font-name="Helvetica" style:font-name-asian="Helvetica" style:font-name-complex="Helvetica"/>
    </style:style>
    <style:style style:name="T29" style:family="text">
      <style:text-properties style:font-name="Helvetica" fo:font-weight="bold" style:font-name-asian="Helvetica" style:font-weight-asian="bold" style:font-name-complex="Helvetica" style:font-weight-complex="bold"/>
    </style:style>
    <style:style style:name="T30" style:family="text">
      <style:text-properties style:font-name-asian="Helvetica" style:font-name-complex="Helvetica"/>
    </style:style>
    <style:style style:name="T31" style:family="text">
      <style:text-properties style:font-name-asian="Helvetica" style:font-size-asian="10pt" style:font-name-complex="Helvetica" style:font-size-complex="10pt"/>
    </style:style>
    <style:style style:name="T32" style:family="text">
      <style:text-properties style:font-name-asian="FKBEWJ+CMTT10" style:font-name-complex="FKBEWJ+CMTT10"/>
    </style:style>
    <style:style style:name="T33" style:family="text">
      <style:text-properties style:font-name="Helvetica-Bold" style:font-name-asian="Helvetica-Bold" style:font-name-complex="Helvetica-Bold"/>
    </style:style>
    <style:style style:name="T34" style:family="text">
      <style:text-properties style:font-name="Helvetica-Bold" fo:font-weight="bold" style:font-name-asian="Helvetica-Bold" style:font-weight-asian="bold" style:font-name-complex="Helvetica-Bold" style:font-weight-complex="bold"/>
    </style:style>
    <style:style style:name="T35" style:family="text">
      <style:text-properties style:font-name="Helvetica-Bold" style:font-name-asian="Helvetica" style:font-name-complex="Helvetica"/>
    </style:style>
    <style:style style:name="T36" style:family="text">
      <style:text-properties style:font-name-asian="Helvetica-Bold" style:font-name-complex="Helvetica-Bold"/>
    </style:style>
    <style:style style:name="T37"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38"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39"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40"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41"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42"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43"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style:font-name="DejaVu Sans" fo:font-size="10pt" fo:letter-spacing="normal" fo:font-style="normal" fo:font-weight="normal" style:font-size-asian="10pt" style:font-size-complex="10pt"/>
    </style:style>
    <style:style style:name="T46"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47" style:family="text">
      <style:text-properties fo:font-variant="normal" fo:text-transform="none" fo:color="#333333" style:font-name="DejaVu Sans" fo:font-size="10pt" fo:letter-spacing="normal" style:font-size-asian="10pt" style:font-size-complex="10pt"/>
    </style:style>
    <style:style style:name="T48" style:family="text">
      <style:text-properties fo:font-variant="normal" fo:text-transform="none" fo:color="#333333" style:font-name="Courier 10 Pitch" fo:font-size="10pt" fo:letter-spacing="normal" fo:font-style="normal" fo:font-weight="normal" style:font-size-asian="10pt" style:font-size-complex="10pt"/>
    </style:style>
    <style:style style:name="T49" style:family="text">
      <style:text-properties fo:font-variant="normal" fo:text-transform="none" fo:color="#333333" style:font-name="Courier 10 Pitch" fo:font-size="10pt" fo:letter-spacing="normal" fo:font-style="normal" style:font-size-asian="10pt" style:font-size-complex="10pt"/>
    </style:style>
    <style:style style:name="T50" style:family="text">
      <style:text-properties style:use-window-font-color="true" style:font-name="DejaVu Sans"/>
    </style:style>
    <style:style style:name="T51" style:family="text">
      <style:text-properties style:use-window-font-color="true" style:font-name="DejaVu Sans" style:font-name-asian="Helvetica" style:font-size-asian="10pt" style:font-name-complex="Helvetica" style:font-size-complex="10pt"/>
    </style:style>
    <style:style style:name="T52" style:family="text">
      <style:text-properties style:use-window-font-color="true" style:font-name="DejaVu Sans" style:font-name-asian="FKBEWJ+CMTT10" style:font-name-complex="FKBEWJ+CMTT10"/>
    </style:style>
    <style:style style:name="T53" style:family="text">
      <style:text-properties style:use-window-font-color="true" style:font-name="Courier 10 Pitch"/>
    </style:style>
    <style:style style:name="T54" style:family="text">
      <style:text-properties style:use-window-font-color="true" style:font-name="Courier 10 Pitch" style:font-name-asian="FKBEWJ+CMTT10" style:font-name-complex="FKBEWJ+CMTT10"/>
    </style:style>
    <style:style style:name="T55" style:family="text">
      <style:text-properties style:font-name="DejaVu Sans1"/>
    </style:style>
    <style:style style:name="T56" style:family="text">
      <style:text-properties style:font-name="DejaVu Sans1" fo:font-weight="bold" style:font-name-asian="Helvetica-Bold" style:font-weight-asian="bold" style:font-name-complex="Helvetica-Bold" style:font-weight-complex="bold"/>
    </style:style>
    <style:style style:name="T57" style:family="text">
      <style:text-properties style:font-name="DejaVu Sans1" fo:font-weight="bold" style:font-weight-asian="bold" style:font-weight-complex="bold"/>
    </style:style>
    <style:style style:name="T58" style:family="text">
      <style:text-properties style:font-name="DejaVu Sans1" fo:font-weight="bold" style:font-name-asian="FKBEWJ+CMTT10" style:font-weight-asian="bold" style:font-name-complex="FKBEWJ+CMTT10" style:font-weight-complex="bold"/>
    </style:style>
    <style:style style:name="T59" style:family="text">
      <style:text-properties style:font-name="DejaVu Sans1" fo:font-size="10pt" style:font-name-asian="Helvetica" style:font-size-asian="10pt" style:font-name-complex="Helvetica" style:font-size-complex="10pt"/>
    </style:style>
    <style:style style:name="T60" style:family="text">
      <style:text-properties style:font-name="DejaVu Sans1" style:font-name-asian="FKBEWJ+CMTT10" style:font-name-complex="FKBEWJ+CMTT10"/>
    </style:style>
    <style:style style:name="T61" style:family="text">
      <style:text-properties style:font-name="Courier 10 Pitch1"/>
    </style:style>
    <style:style style:name="T62" style:family="text">
      <style:text-properties style:font-name="Courier 10 Pitch1" style:font-name-asian="FKBEWJ+CMTT10" style:font-name-complex="FKBEWJ+CMTT10"/>
    </style:style>
    <style:style style:name="T63" style:family="text">
      <style:text-properties style:font-name="Courier 10 Pitch1" fo:font-weight="normal" style:font-weight-asian="normal" style:font-weight-complex="normal"/>
    </style:style>
    <style:style style:name="T64" style:family="text">
      <style:text-properties fo:color="#ff0000" style:font-name="DejaVu Sans1"/>
    </style:style>
    <style:style style:name="T65" style:family="text">
      <style:text-properties fo:background-color="#ff0000"/>
    </style:style>
    <style:style style:name="T66" style:family="text">
      <style:text-properties style:font-name="Courier 10 Pitch"/>
    </style:style>
    <style:style style:name="T67" style:family="text">
      <style:text-properties style:font-name="Courier 10 Pitch" style:font-name-asian="Helvetica" style:font-name-complex="Helvetica"/>
    </style:style>
    <style:style style:name="T68" style:family="text">
      <style:text-properties style:font-name="Courier 10 Pitch" style:font-name-asian="FKBEWJ+CMTT10" style:font-name-complex="FKBEWJ+CMTT10"/>
    </style:style>
    <style:style style:name="T69" style:family="text">
      <style:text-properties style:font-name="Courier 10 Pitch" style:font-name-asian="Helvetica" style:font-name-complex="Helvetica"/>
    </style:style>
    <style:style style:name="T70" style:family="text">
      <style:text-properties style:font-name="Courier 10 Pitch" fo:font-size="10pt" style:font-size-asian="10pt" style:language-asian="en" style:country-asian="US" style:font-size-complex="10pt" style:language-complex="ar" style:country-complex="SA"/>
    </style:style>
    <style:style style:name="T71" style:family="text">
      <style:text-properties style:font-name="Courier 10 Pitch" fo:font-size="10pt" style:font-size-asian="10pt" style:font-size-complex="10pt"/>
    </style:style>
    <style:style style:name="T72" style:family="text">
      <style:text-properties style:font-name="Courier 10 Pitch" style:font-name-asian="FKBEWJ+CMTT10" style:font-name-complex="FKBEWJ+CMTT10"/>
    </style:style>
    <style:style style:name="T73" style:family="text">
      <style:text-properties style:font-name="DejaVu Sans"/>
    </style:style>
    <style:style style:name="T74" style:family="text">
      <style:text-properties style:font-name="DejaVu Sans" fo:font-weight="bold" style:font-weight-asian="bold" style:font-weight-complex="bold"/>
    </style:style>
    <style:style style:name="T75" style:family="text">
      <style:text-properties style:font-name="DejaVu Sans" fo:font-weight="bold" style:font-name-asian="Helvetica-Bold" style:font-weight-asian="bold" style:font-name-complex="Helvetica-Bold" style:font-weight-complex="bold"/>
    </style:style>
    <style:style style:name="T76" style:family="text">
      <style:text-properties style:font-name="DejaVu Sans" fo:font-weight="bold" style:font-name-asian="Helvetica" style:font-weight-asian="bold" style:font-name-complex="Helvetica" style:font-weight-complex="bold"/>
    </style:style>
    <style:style style:name="T77" style:family="text">
      <style:text-properties style:font-name="DejaVu Sans" fo:font-size="10pt" style:font-name-asian="Helvetica" style:font-size-asian="10pt" style:font-name-complex="Helvetica" style:font-size-complex="10pt"/>
    </style:style>
    <style:style style:name="T78" style:family="text">
      <style:text-properties style:font-name="DejaVu Sans" fo:font-size="10pt" style:font-size-asian="10pt" style:font-size-complex="10pt"/>
    </style:style>
    <style:style style:name="T79" style:family="text">
      <style:text-properties style:font-name="DejaVu Sans" fo:font-size="10pt" style:font-name-asian="Helvetica" style:font-size-asian="10pt" style:font-name-complex="Helvetica" style:font-size-complex="10pt"/>
    </style:style>
    <style:style style:name="T80" style:family="text">
      <style:text-properties style:font-name="DejaVu Sans" fo:font-size="10pt" fo:font-weight="normal" style:font-size-asian="10pt" style:font-weight-asian="normal" style:font-size-complex="10pt" style:font-weight-complex="normal"/>
    </style:style>
    <style:style style:name="T81" style:family="text">
      <style:text-properties style:font-name="DejaVu Sans" fo:font-size="10pt" style:font-name-asian="Helvetica-Bold" style:font-size-asian="10pt" style:font-name-complex="Helvetica-Bold" style:font-size-complex="10pt"/>
    </style:style>
    <style:style style:name="T82" style:family="text">
      <style:text-properties style:font-name="DejaVu Sans" fo:font-size="10pt" style:font-name-asian="ONWFAS+CMR10" style:font-size-asian="10pt" style:font-name-complex="ONWFAS+CMR10" style:font-size-complex="10pt"/>
    </style:style>
    <style:style style:name="T83" style:family="text">
      <style:text-properties style:font-name="DejaVu Sans" fo:font-size="10pt" style:font-name-asian="YAYFYK+CMMI10" style:font-size-asian="10pt" style:font-name-complex="YAYFYK+CMMI10" style:font-size-complex="10pt"/>
    </style:style>
    <style:style style:name="T84" style:family="text">
      <style:text-properties style:font-name="DejaVu Sans" fo:font-size="10pt" style:font-name-asian="SJNJXP+CMSY10" style:font-size-asian="10pt" style:font-name-complex="SJNJXP+CMSY10" style:font-size-complex="10pt"/>
    </style:style>
    <style:style style:name="T85" style:family="text">
      <style:text-properties style:font-name="DejaVu Sans" fo:background-color="#ff0000"/>
    </style:style>
    <style:style style:name="T86" style:family="text">
      <style:text-properties style:font-name="DejaVu Sans" fo:font-style="italic" style:font-style-asian="italic" style:font-style-complex="italic"/>
    </style:style>
    <style:style style:name="T87" style:family="text">
      <style:text-properties style:font-name="DejaVu Sans" style:font-name-asian="Helvetica" style:font-name-complex="Helvetica"/>
    </style:style>
    <style:style style:name="T88" style:family="text">
      <style:text-properties style:font-name="DejaVu Sans" style:font-name-asian="Helvetica-Bold" style:font-name-complex="Helvetica-Bold"/>
    </style:style>
    <style:style style:name="T89" style:family="text">
      <style:text-properties style:font-name="DejaVu Sans" style:font-name-asian="FKBEWJ+CMTT10" style:font-name-complex="FKBEWJ+CMTT10"/>
    </style:style>
    <style:style style:name="T90" style:family="text">
      <style:text-properties style:font-name="DejaVu Sans" fo:font-weight="normal" style:font-weight-asian="normal" style:font-weight-complex="normal"/>
    </style:style>
    <style:style style:name="T91" style:family="text">
      <style:text-properties style:font-name="DejaVu Sans" fo:font-size="12pt" style:font-name-asian="Helvetica" style:font-size-asian="12pt" style:font-name-complex="Helvetica" style:font-size-complex="12pt"/>
    </style:style>
    <style:style style:name="T92" style:family="text">
      <style:text-properties style:font-name="DejaVu Sans" style:font-name-asian="Helvetica" style:font-name-complex="Helvetica"/>
    </style:style>
    <style:style style:name="T93" style:family="text">
      <style:text-properties fo:font-size="9pt" style:font-size-asian="9pt" style:font-size-complex="9pt"/>
    </style:style>
    <style:style style:name="T94" style:family="text">
      <style:text-properties fo:font-size="8pt" style:font-size-asian="8pt" style:font-size-complex="8pt"/>
    </style:style>
    <style:style style:name="T95" style:family="text">
      <style:text-properties fo:font-size="6pt" style:font-size-asian="6pt" style:font-size-complex="6pt"/>
    </style:style>
    <style:style style:name="T96" style:family="text">
      <style:text-properties fo:font-size="6pt" style:font-name-asian="Helvetica" style:font-size-asian="6pt" style:font-name-complex="Helvetica" style:font-size-complex="6pt"/>
    </style:style>
    <style:style style:name="T97" style:family="text">
      <style:text-properties fo:font-style="italic" style:font-style-asian="italic" style:font-style-complex="italic"/>
    </style:style>
    <style:style style:name="T98" style:family="text">
      <style:text-properties fo:font-style="italic" style:font-name-asian="Helvetica" style:font-style-asian="italic" style:font-name-complex="Helvetica" style:font-style-complex="italic"/>
    </style:style>
    <style:style style:name="T99" style:family="text">
      <style:text-properties style:font-name="Helvetica-Bold" style:font-name-asian="Helvetica-Bold" style:font-name-complex="Helvetica-Bold"/>
    </style:style>
    <style:style style:name="T100" style:family="text">
      <style:text-properties style:font-name="Helvetica" style:font-name-asian="Helvetica" style:font-name-complex="Helvetica"/>
    </style:style>
    <style:style style:name="T101" style:family="text">
      <style:text-properties style:font-name-asian="FKBEWJ+CMTT10" style:font-name-complex="FKBEWJ+CMTT10"/>
    </style:style>
    <style:style style:name="T102" style:family="text">
      <style:text-properties style:font-name-asian="YAYFYK+CMMI10" style:font-name-complex="YAYFYK+CMMI10"/>
    </style:style>
    <style:style style:name="T103" style:family="text">
      <style:text-properties style:font-name-asian="Helvetica-Bold" style:font-name-complex="Helvetica-Bold"/>
    </style:style>
    <style:style style:name="T104" style:family="text">
      <style:text-properties style:font-name-asian="Helvetica" style:font-name-complex="Helvetica"/>
    </style:style>
    <style:style style:name="T105" style:family="text">
      <style:text-properties style:language-asian="en" style:country-asian="US" style:language-complex="ar" style:country-complex="SA"/>
    </style:style>
    <style:style style:name="T106" style:family="text">
      <style:text-properties fo:language="fr" fo:country="FR" style:language-asian="en" style:country-asian="US" style:language-complex="ar" style:country-complex="SA"/>
    </style:style>
    <style:style style:name="T107" style:family="text">
      <style:text-properties style:font-name-asian="ONWFAS+CMR10" style:font-name-complex="ONWFAS+CMR10"/>
    </style:style>
    <style:style style:name="T108" style:family="text">
      <style:text-properties style:font-name-asian="SJNJXP+CMSY10" style:font-name-complex="SJNJXP+CMSY10"/>
    </style:style>
    <style:style style:name="T109" style:family="text">
      <style:text-properties style:font-name-asian="Helvetica-Oblique" style:font-name-complex="Helvetica-Obliqu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0 Manual </text:p>
      <text:p text:style-name="P1"/>
      <text:p text:style-name="P1">by Alexandros Stamatakis</text:p>
      <text:p text:style-name="P1">Heidelberg Institute for Theoretical Studies</text:p>
      <text:p text:style-name="P1"/>
      <text:p text:style-name="P1"/>
      <text:p text:style-name="P2"/>
      <text:p text:style-name="P12">I. About RAxML </text:p>
      <text:p text:style-name="P11"/>
      <text:p text:style-name="P5">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5">It has originally been derived from fastDNAml which in turn was derived from Joe Felsentein’s dnaml which is part of the PHYLIP package. </text:p>
      <text:p text:style-name="P58"/>
      <text:p text:style-name="P58">When using RAxML please cite: </text:p>
      <text:p text:style-name="P58"/>
      <text:p text:style-name="P5">A. Stamatakis. RAxML-VI-HPC: Maximum Likelihood-based Phylogenetic Analyses with Thousands of Taxa and Mixed Models. In <text:span text:style-name="T97">Bioinformatics</text:span> 22(21):2688-2690, 2006. </text:p>
      <text:p text:style-name="P5"/>
      <text:p text:style-name="P5"><text:a xlink:type="simple" xlink:href="http://bioinformatics.oxfordjournals.org/content/22/21/2688.long">http://bioinformatics.oxfordjournals.org/content/22/21/2688.long</text:a> </text:p>
      <text:p text:style-name="P5"/>
      <text:list xml:id="list14618390571" text:style-name="L1">
        <text:list-header>
          <text:p text:style-name="P75">II. Getting help</text:p>
        </text:list-header>
      </text:list>
      <text:p text:style-name="P18"/>
      <text:p text:style-name="P18">RAxML support is provided via the RAxML Google group at: <text:a xlink:type="simple" xlink:href="https://groups.google.com/forum/?hl=de#!forum/raxml">https://groups.google.com/forum/?hl=de#!forum/raxml</text:a> Note that, Google groups have a search function! </text:p>
      <text:p text:style-name="P18"/>
      <text:p text:style-name="P18">Thus, before posting to the RAxML google group:</text:p>
      <text:list xml:id="list1376570709" text:style-name="L11">
        <text:list-item>
          <text:p text:style-name="P104">Search the group to see if your issue has not already been discussed!</text:p>
        </text:list-item>
        <text:list-item>
          <text:p text:style-name="P104">If you don't want to get a rude reply, read this manual first!</text:p>
        </text:list-item>
        <text:list-item>
          <text:p text:style-name="P104">Read a standard textbook about phylogenetics such as Ziheng Yang's excellent <text:s/><text:tab/><text:tab/><text:tab/><text:span text:style-name="T97">Computational Molecular Evolution</text:span>. If you haven't read on you should not be using <text:tab/><text:tab/><text:tab/>RAxML anyway.</text:p>
        </text:list-item>
      </text:list>
      <text:p text:style-name="P18"/>
      <text:p text:style-name="P21">Do never send emails with RAxML questions to A. Stamatakis directly!</text:p>
      <text:p text:style-name="P21"/>
      <text:p text:style-name="P21"><text:span text:style-name="T1">A step by step tutorial with some basic commands is available at: </text:span><text:a xlink:type="simple" xlink:href="http://sco.h-its.org/exelixis/web/software/raxml/hands_on.html"><text:span text:style-name="T1">http://sco.h-its.org/exelixis/web/software/raxml/hands_on.html</text:span></text:a><text:span text:style-name="T1"> </text:span></text:p>
      <text:p text:style-name="P23"/>
      <text:p text:style-name="P21"><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21"/>
      <text:list xml:id="list1491852945" text:style-name="L2">
        <text:list-item>
          <text:p text:style-name="P76">RAxML web-servers and Graphical User Interfaces</text:p>
        </text:list-item>
      </text:list>
      <text:p text:style-name="P27"/>
      <text:p text:style-name="P23">While there exist several web-servers that allow you to run RAxML, I am directly involved in running three of them.</text:p>
      <text:p text:style-name="P23"/>
      <text:list xml:id="list878851539" text:style-name="L8">
        <text:list-item>
          <text:p text:style-name="P84">The Cipres Portal web server: <text:a xlink:type="simple" xlink:href="http://www.phylo.org/sub_sections/portal/">http://www.phylo.org/sub_sections/portal/</text:a></text:p>
        </text:list-item>
        <text:list-item>
          <text:p text:style-name="P84">The web-server at vital IT in Switzerland: <text:a xlink:type="simple" xlink:href="http://embnet.vital-it.ch/raxml-bb/">http://embnet.vital-it.ch/raxml-bb/</text:a> </text:p>
        </text:list-item>
        <text:list-item>
          <text:p text:style-name="P84">A dedicated server for the Evolutionary Placement Algorithm: <text:a xlink:type="simple" xlink:href="http://epa.h-its.org/raxml">http://epa.h-its.org/raxml</text:a> </text:p>
        </text:list-item>
      </text:list>
      <text:p text:style-name="P23"/>
      <text:p text:style-name="P23">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23"><text:soft-page-break/></text:p>
      <text:p text:style-name="P23">Note that, I will not provide any sort of support for the GUI, you need to contact the original authors for this.</text:p>
      <text:p text:style-name="P27"/>
      <text:p text:style-name="P27"/>
      <text:list xml:id="list1342442549" text:style-name="L3">
        <text:list-header>
          <text:p text:style-name="P77">IV. <text:tab/>Downloading RAxML</text:p>
        </text:list-header>
      </text:list>
      <text:p text:style-name="P26"/>
      <text:p text:style-name="P26"><text:span text:style-name="T7">RAxML is open source under GNU GPL. It is distributed via Alexis github repository: </text:span><text:a xlink:type="simple" xlink:href="https://github.com/stamatak/standard-RAxML"><text:span text:style-name="T7">https://github.com/stamatak/standard-RAxML</text:span></text:a><text:span text:style-name="T7"> where you can always download the most up to date version. Make sure to </text:span><text:span text:style-name="T8">watch</text:span><text:span text:style-name="T7"> the github repository to remain up to date regarding code changes.</text:span></text:p>
      <text:p text:style-name="P23"/>
      <text:p text:style-name="P23">We do not provide any support whatsoever for previous versions of the code!</text:p>
      <text:p text:style-name="P23"/>
      <text:p text:style-name="P23">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26"/>
      <text:p text:style-name="P27">V. <text:tab/>Compiling RAxML</text:p>
      <text:p text:style-name="P26"/>
      <text:p text:style-name="P23">RAxML comes in a lot of different flavors.</text:p>
      <text:p text:style-name="P23"/>
      <text:p text:style-name="P23">It can run sequentially, in parallel using either MPI (message passing interface) or PThreads for multi-core shared memory systems. </text:p>
      <text:p text:style-name="P23"/>
      <text:p text:style-name="P23">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23"/>
      <text:p text:style-name="P23">Thus, before compiling you need to know on what kind of system you intend to execute RAxML. Also note that, the MPI version only implements/offers a subset of the RAxML functionality, it can only distribute distinct tree searches to processors!</text:p>
      <text:p text:style-name="P23"/>
      <text:p text:style-name="P23">Another important thing to consider prior to compiling is what your target processor architecture is! Modern x86 processors are very powerful because the have so-called vector instructions!</text:p>
      <text:p text:style-name="P23"/>
      <text:p text:style-name="P23">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23"/>
      <text:p text:style-name="P23">Thus, you should always try to compile the code in a way that best exploits the capabilities of your CPU(s). Note that, even most modern laptops have more than 1 CPU/core, hence you will probably always want to compile the PThreads version of RAxML.</text:p>
      <text:p text:style-name="P23"/>
      <text:p text:style-name="P23">Now let's have a look at the RAxML source code, when you download it it will be in a file called: </text:p>
      <text:p text:style-name="P23"/>
      <text:p text:style-name="P30">standard-RAxML-8.0.0.tar.gz</text:p>
      <text:p text:style-name="P23"/>
      <text:p text:style-name="P23">uncompress it by typing:</text:p>
      <text:p text:style-name="P23"/>
      <text:p text:style-name="P30">gunzip standard-RAxML-8.0.0.tar.gz </text:p>
      <text:p text:style-name="P30">tar xf standard-RAxML-8.0.0.tar</text:p>
      <text:p text:style-name="P23"/>
      <text:p text:style-name="P23">and change into the directory that contains the source files and list the contents:</text:p>
      <text:p text:style-name="P23"/>
      <text:p text:style-name="P30">cd standard-RAxML-8.0.0/</text:p>
      <text:p text:style-name="P30">ls</text:p>
      <text:p text:style-name="P23"><text:soft-page-break/></text:p>
      <text:p text:style-name="P23">There is a subdirectory called <text:span text:style-name="T9">usefulScripts</text:span> that contains a couple of perl scripts for various little RAxML tasks.</text:p>
      <text:p text:style-name="P23"/>
      <text:p text:style-name="P23">Next, let's list the Makefiles:</text:p>
      <text:p text:style-name="P23"/>
      <text:p text:style-name="P30">ls Makefile.*</text:p>
      <text:p text:style-name="P23"/>
      <text:p text:style-name="P23">which will generate a listing looking like this:</text:p>
      <text:p text:style-name="P23"/>
      <text:p text:style-name="P23">Makefiles for sequential version, hybrid MPI/Pthreads version, sequential version for MACs using the clang compiler, MPI version, PThreads version, PThreads version for MACs using clang that all rely on the most recent AVX2 vector instructions:</text:p>
      <text:p text:style-name="P23"/>
      <text:p text:style-name="P30">Makefile.AVX2.gcc </text:p>
      <text:p text:style-name="P30">Makefile.AVX2.HYBRID.gcc </text:p>
      <text:p text:style-name="P30">Makefile.AVX2.mac </text:p>
      <text:p text:style-name="P30">Makefile.AVX2.MPI.gcc </text:p>
      <text:p text:style-name="P30">Makefile.AVX2.PTHREADS.gcc </text:p>
      <text:p text:style-name="P30">Makefile.AVX2.PTHREADS.mac </text:p>
      <text:p text:style-name="P23"/>
      <text:p text:style-name="P23">Corresponding Makefiles using AVX instructions:</text:p>
      <text:p text:style-name="P23"/>
      <text:p text:style-name="P30">Makefile.AVX.gcc </text:p>
      <text:p text:style-name="P30">Makefile.AVX.HYBRID.gcc </text:p>
      <text:p text:style-name="P30">Makefile.AVX.mac </text:p>
      <text:p text:style-name="P30">Makefile.AVX.MPI.gcc </text:p>
      <text:p text:style-name="P30">Makefile.AVX.PTHREADS.gcc </text:p>
      <text:p text:style-name="P30">Makefile.AVX.PTHREADS.mac </text:p>
      <text:p text:style-name="P23"/>
      <text:p text:style-name="P23">Corresponding Makefiles not using any vector instructions (only required when your CPU is more than 5-6 years old!). The file called: <text:span text:style-name="T9">Makefile.QuartetMPI.gcc</text:span> is a dedicate Makefile that implements a MPI parallelization of the quartet evaluation functionality, for details see the section describing the command line arguments!</text:p>
      <text:p text:style-name="P23"/>
      <text:p text:style-name="P30">Makefile.gcc </text:p>
      <text:p text:style-name="P30">Makefile.HYBRID.gcc </text:p>
      <text:p text:style-name="P30">Makefile.MPI.gcc </text:p>
      <text:p text:style-name="P30">Makefile.PTHREADS.gcc </text:p>
      <text:p text:style-name="P30">Makefile.PTHREADS.mac </text:p>
      <text:p text:style-name="P30">Makefile.QuartetMPI.gcc </text:p>
      <text:p text:style-name="P23"/>
      <text:p text:style-name="P23">Corresponding Makefiles using SSE3 instructions:</text:p>
      <text:p text:style-name="P23"/>
      <text:p text:style-name="P30">Makefile.SSE3.gcc </text:p>
      <text:p text:style-name="P30">Makefile.SSE3.HYBRID.gcc </text:p>
      <text:p text:style-name="P30">Makefile.SSE3.mac </text:p>
      <text:p text:style-name="P30">Makefile.SSE3.MPI.gcc </text:p>
      <text:p text:style-name="P30">Makefile.SSE3.PTHREADS.gcc </text:p>
      <text:p text:style-name="P30">Makefile.SSE3.PTHREADS.mac </text:p>
      <text:p text:style-name="P30">Makefile.SSE3.QuartetMPI.gcc </text:p>
      <text:p text:style-name="P23"/>
      <text:p text:style-name="P23">Now assume that your computer supports AVX instructions, to compile the sequential version type:</text:p>
      <text:p text:style-name="P23"/>
      <text:p text:style-name="P30">make -f Makefile.AVX.gcc </text:p>
      <text:p text:style-name="P23"/>
      <text:p text:style-name="P23">this will generate a RAxML executable called: </text:p>
      <text:p text:style-name="P23"/>
      <text:p text:style-name="P30"><text:soft-page-break/>raxmlHPC-AVX</text:p>
      <text:p text:style-name="P23"/>
      <text:p text:style-name="P23">Now, to also compile the PThreads version, first remove all object files generated by compiling the sequential version by typing:</text:p>
      <text:p text:style-name="P23"/>
      <text:p text:style-name="P30">rm *.o </text:p>
      <text:p text:style-name="P23"/>
      <text:p text:style-name="P23">and then type:</text:p>
      <text:p text:style-name="P23"/>
      <text:p text:style-name="P30">make -f Makefile.AVX.PTHREADS.gcc </text:p>
      <text:p text:style-name="P23"/>
      <text:p text:style-name="P23">which will generate an executable called </text:p>
      <text:p text:style-name="P23"/>
      <text:p text:style-name="P30">raxmlHPC-PTHREADS-AVX</text:p>
      <text:p text:style-name="P23"/>
      <text:p text:style-name="P23">Compiling all other program flavors is analogous, with the only difficulty that the MPI versions need mpicc, the MPI compiler. A common MPI compiler distribution is provided by OpenMPI and is easy to install on Ubuntu Linux, for instance.</text:p>
      <text:p text:style-name="P26"/>
      <text:p text:style-name="P39">When to use which Version?</text:p>
      <text:p text:style-name="P36"/>
      <text:p text:style-name="P8">The use of the sequential version is intended for small to medium datasets and for initial experiments to determine appropriate search parameters.</text:p>
      <text:p text:style-name="P8">The Pthreads version will work well for very long alignments, but performance is extremely hardware-dependent!</text:p>
      <text:p text:style-name="P8">However, even for relatively short alignments (1,900 taxa, 1,200bp, DNA data) we observed speedups of around factor 6.5 on an 8-core node. </text:p>
      <text:p text:style-name="P8">For a long alignment (125 taxa, 20,000 base-pairs, DNA) we observed significant super-linear speedups of around 10-11 on an 8-core system. </text:p>
      <text:p text:style-name="P8"/>
      <text:p text:style-name="P8"><text:span text:style-name="T3">Warning</text:span>: Make sure to specify the exact number of CPUs available on your system via the <text:span text:style-name="T9">-T</text:span> option. If you start more threads than you have cores available, there will be a significant performance decrease!</text:p>
      <text:p text:style-name="P8">The MPI-version is for executing really large production runs (i.e. 100 or 1,000 bootstraps) on a <text:s/>Linux cluster. You can also perform multiple inferences on larger datasets in parallel to find a best-known ML tree for your dataset. </text:p>
      <text:p text:style-name="P8">Finally, the rapid BS algorithm and the associated ML search have also been parallelized with MPI.</text:p>
      <text:p text:style-name="P8"/>
      <text:p text:style-name="P8"><text:span text:style-name="T3">Warning:</text:span> Reduced functionality of MPI version! The current MPI-version only works properly if you specify the <text:span text:style-name="T9">-# </text:span>or <text:span text:style-name="T9">-N</text:span> option in the command line, since it has been designed to do multiple inferences or rapid/standard BS (bootstrap) searches in parallel! </text:p>
      <text:p text:style-name="P8">For all remaining options, the usage of this type of coarse-grained parallelism does not make much sense!</text:p>
      <text:p text:style-name="P8"/>
      <text:p text:style-name="P13">Processor Affinity and Thread Pinning with the Pthreads Version</text:p>
      <text:p text:style-name="P10"/>
      <text:p text:style-name="P8">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0">thread0</text:span><text:span text:style-name="T32"> </text:span>on <text:span text:style-name="T10">CPU0</text:span>, <text:span text:style-name="T10">thread1</text:span><text:span text:style-name="T32"> </text:span>on <text:span text:style-name="T10">CPU1</text:span><text:span text:style-name="T32"> </text:span>etc. </text:p>
      <text:p text:style-name="P8">This is important for efficiency, since cache entries can be continuously re-used if a thread, which works on the same part of the shared memory space, remains on the same CPU. If threads are moved around, for instance, <text:span text:style-name="T10">thread0</text:span><text:span text:style-name="T32"> </text:span>is initially executed on <text:span text:style-name="T10">CPU0</text:span><text:span text:style-name="T32"> </text:span>but then on <text:span text:style-name="T10">CPU4</text:span><text:span text:style-name="T32"> </text:span>etc. the cache memory of the CPU will have to be re-filled every time a thread is moved. With processor affinity enabled, performance improvements of 5% have been measured on sufficiently large and thus memory-intensive datasets.</text:p>
      <text:p text:style-name="P8"><text:soft-page-break/>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8"/>
      <text:p text:style-name="P16">#define _PORTABLE_PTHREADS</text:p>
      <text:p text:style-name="P8"/>
      <text:p text:style-name="P6"><text:span text:style-name="T30">in the </text:span><text:span text:style-name="T11">axml.c</text:span><text:span text:style-name="T30"> source file.</text:span></text:p>
      <text:list xml:id="list1267544306" text:style-name="L4">
        <text:list-header>
          <text:p text:style-name="P53"/>
          <text:p text:style-name="P98">VI. RAxML Likelihood Values &amp; Idiosyncrasies</text:p>
        </text:list-header>
      </text:list>
      <text:p text:style-name="P99"/>
      <text:p text:style-name="P99"><text:tab/><text:span text:style-name="T16">It is </text:span><text:span text:style-name="T81">very important </text:span><text:span text:style-name="T16"><text:s/>to note that the likelihood values produced by RAxML </text:span><text:span text:style-name="T81">can not be directly compared </text:span><text:span text:style-name="T16">to likelihood values of other ML programs. However, the likelihood values of the current version are very similar to those obtained by other programs with respect to previous releases of RAxML (usually between </text:span><text:span text:style-name="T82">+</text:span><text:span text:style-name="T83">/</text:span><text:span text:style-name="T84">− </text:span><text:span text:style-name="T16"><text:s/>1.0 log likelihood units of those obtained e.g. by PHYML or GARLI).</text:span></text:p>
      <text:p text:style-name="P99"><text:span text:style-name="T16"><text:tab/></text:span></text:p>
      <text:p text:style-name="P99"><text:span text:style-name="T16"><text:tab/>The above of course refers to evaluating the likelihood on identical trees, in terms of tree searches the programs will yield different tree topologies and hence different likelihoods in most cases anyway.</text:span></text:p>
      <text:p text:style-name="P99"><text:span text:style-name="T16"/></text:p>
      <text:p text:style-name="P99"><text:span text:style-name="T16"><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span></text:p>
      <text:p text:style-name="P99"><text:span text:style-name="T16"/></text:p>
      <text:p text:style-name="P99"><text:span text:style-name="T16"><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span></text:p>
      <text:p text:style-name="P99"><text:span text:style-name="T16"/></text:p>
      <text:p text:style-name="P99"><text:span text:style-name="T16"><text:tab/>This is due to frequent code and data structure changes in the likelihood function implementation and model parameter optimization procedures!</text:span></text:p>
      <text:p text:style-name="P99"><text:span text:style-name="T16"/></text:p>
      <text:p text:style-name="P64">Thus, if you want to compare topologies obtained by distinct ML programs with respect to their likelihood, make sure that you optimize branch lengths and model parameters of final topologies with <text:span text:style-name="T36">one and the same program</text:span>. </text:p>
      <text:p text:style-name="P64">This can be done by either using the respective RAxML option (<text:span text:style-name="T10">-f e</text:span>) or, e.g., the corresponding option in PHYML (see <text:a xlink:type="simple" xlink:href="http://www.atgc-montpellier.fr/phyml/">http://www.atgc-montpellier.fr/phyml/</text:a>).</text:p>
      <text:p text:style-name="P64"/>
      <text:p text:style-name="P61">Differences in Likelihood scores</text:p>
      <text:p text:style-name="P69"/>
      <text:p text:style-name="P64">In theory all ML programs implement the same mathematical function and should thus yield the same likelihood score for a fixed model and a given tree topology. </text:p>
      <text:p text:style-name="P64">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64"/>
      <text:p text:style-name="P64">In my experiments I have observed differences among final likelihood values between GARLI, IQPNNI, PHYML, RAxML (every program showed a different value). </text:p>
      <text:p text:style-name="P64"/>
      <text:p text:style-name="P64">You can also experiment with this by removing the <text:span text:style-name="T32">gcc </text:span>optimization flag <text:span text:style-name="T10">-O2</text:span><text:span text:style-name="T32"> </text:span>in one of the RAxML <text:span text:style-name="T32">Makfiles</text:span>. This will yield much slower code, that is in theory mathematically equivalent to the optimized code, but will yield slightly different likelihood scores, due to re-ordered floating point operations.</text:p>
      <text:p text:style-name="P64"/>
      <text:p text:style-name="P64">My personal opinion is that the topological search (number of topologies analyzed) is much more important than exact likelihood scores to obtain<text:span text:style-name="T97"> good </text:span>final ML trees. </text:p>
      <text:p text:style-name="P64"><text:soft-page-break/>Especially on large trees with more than 1,000 sequences the differences in likelihood scores induced by the topology are usually so large, that a very rough parameter optimization with an epsilon (RAxML <text:span text:style-name="T9">-e </text:span>option) of 1 log likelihood unit, i.e., if the difference epsilon<text:span text:style-name="T102"> </text:span>between two successive model parameter optimization iterations is <text:span text:style-name="T108"> </text:span>smaller than 1.0 we stop the optimization, will already clearly show the differences.</text:p>
      <text:p text:style-name="P64"/>
      <text:p text:style-name="P64">Note that, if you perform a bootstrap analysis you don’t need to worry too much about likelihood values anyway, since usually you are only interested in the bootstrapped topologies.</text:p>
      <text:p text:style-name="P64"/>
      <text:p text:style-name="P60">The CAT model of rate heterogeneity </text:p>
      <text:p text:style-name="P68"/>
      <text:p text:style-name="P68">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68"/>
      <text:p text:style-name="P68">Unfortunately, I was not aware of this when I introduced the CAT model in RAxML, the CAT model in RAxML is something completely different! However, I decided not to change the name for backward compatibility such that new RAxML version keep working with wrapper scripts.</text:p>
      <text:p text:style-name="P68"/>
      <text:p text:style-name="P64"><text:span text:style-name="T3">Warning:</text:span> It is not a good idea to use the CAT approximiation of rate heterogeneity on datasets with less than 50 taxa. In general there will not be enough data per alignment column available to reliably estimate the per-site rate parameters.</text:p>
      <text:p text:style-name="P64"/>
      <text:p text:style-name="P64">CAT has been designed to accelerate the computations on large datasets with many taxa! Please read the respective paper [12] to understand how CAT works, what the rate categories are (they are conceptually different from the discrete rate categories of the <text:span text:style-name="T107">GAMMA </text:span>model), and what the limitations of this method are. <text:span text:style-name="T65">Continue here</text:span></text:p>
      <text:p text:style-name="P64"/>
      <text:p text:style-name="P64">The <text:span text:style-name="T32">GTRCAT </text:span><text:s/>approximation is a computational work–around for the widely used (see [14] for interesting</text:p>
      <text:p text:style-name="P64">usage statistics) General Time Reversible (GTR [15]) model of nucleotide substitution under the <text:span text:style-name="T107">􀀀 </text:span><text:s/>model</text:p>
      <text:p text:style-name="P64">of rate heterogeneity [16, 17]. CAT is used in an analogous way to accomodate searches with rate heterogeneity</text:p>
      <text:p text:style-name="P64">in the AA substitution models.</text:p>
      <text:p text:style-name="P64">There is a paper available [12] which describes what <text:span text:style-name="T32">GTRCAT </text:span><text:s/>is and why I don’t like <text:span text:style-name="T32">GTRGAMMA </text:span><text:s/>despite</text:p>
      <text:p text:style-name="P64">the fact that <text:span text:style-name="T107">􀀀 </text:span><text:s/>is a beautiful Greek letter. The main idea behind <text:span text:style-name="T32">GTRCAT </text:span><text:s/>is to allow for integration of rate</text:p>
      <text:p text:style-name="P64">heterogeneity into phylogenetic analyses at a significantly lower computational cost (about 4 times faster)</text:p>
      <text:p text:style-name="P64">and memory consumption (4 times lower). Essentially, <text:span text:style-name="T32">GTRCAT </text:span><text:s/>represents a rather un-mathematical “quick</text:p>
      <text:p text:style-name="P64">&amp; dirty” approach to rapidly navigate into portions of the tree space, where the trees score well under</text:p>
      <text:p text:style-name="P64"><text:span text:style-name="T32">GTRGAMMA</text:span> . However, due to the way individual rates are optimized and assigned to rate categories in <text:span text:style-name="T32">GTRCAT</text:span></text:p>
      <text:p text:style-name="P64"><text:s/>(for details on this please read the paper [12]), the <text:span text:style-name="T36">likelihood values computed by </text:span><text:span text:style-name="T32">GTRCAT </text:span><text:span text:style-name="T36">are completely</text:span></text:p>
      <text:p text:style-name="P64"><text:span text:style-name="T36">meaningless. </text:span><text:s/>This means: NEVER COMPARE ALTERNATIVE TREE TOPOLOGIES USING THEIR CATbased</text:p>
      <text:p text:style-name="P64">LIKELIHOOD VALUES! You will probably obtain a biased assessment of trees. This is the reason</text:p>
      <text:p text:style-name="P64">why <text:span text:style-name="T32">GTRCAT </text:span><text:s/>is called approximation instead of model. The same applies to the CAT approximation when</text:p>
      <text:p text:style-name="P64">used with AA data.</text:p>
      <text:p text:style-name="P64">Finally, note that, in the few real-world phylogenetic studies I have worked on so far in collaboration with</text:p>
      <text:p text:style-name="P64">Biologists, we never received “nasty” reviewer comments for using the CAT approximation. A very <text:soft-page-break/>recent</text:p>
      <text:p text:style-name="P64">phylogenetic analysis with RAxML in <text:span text:style-name="T109">Nature </text:span><text:s/>also used the CAT approximation [18].</text:p>
      <text:p text:style-name="P99"/>
      <text:list xml:id="list2114587583" text:continue-numbering="true" text:style-name="L4">
        <text:list-item>
          <text:list>
            <text:list-item>
              <text:list>
                <text:list-header>
                  <text:p text:style-name="P78">VII. Alignment input File Formats</text:p>
                </text:list-header>
              </text:list>
            </text:list-item>
          </text:list>
        </text:list-item>
      </text:list>
      <text:p text:style-name="P28"/>
      <text:p text:style-name="P38">Alignment &amp; Tree Input Formats</text:p>
      <text:p text:style-name="P37"/>
      <text:p text:style-name="P10"><text:span text:style-name="T5">Alignments:</text:span><text:span text:style-name="T30"> The input alignment format of RAxML is </text:span><text:s/>relaxed interleaved or sequential PHYLIP or FASTA<text:span text:style-name="T30">. </text:span><text:span text:style-name="T98">Relaxed</text:span><text:span text:style-name="T30"> means that sequence names can be of variable length between 1 up to 256 characters. </text:span></text:p>
      <text:p text:style-name="P10"><text:span text:style-name="T30">If you need longer taxon names you can adapt the constant </text:span><text:span text:style-name="T10">#define nmlngth 256</text:span><text:span text:style-name="T32"> </text:span><text:span text:style-name="T30">in the source file </text:span><text:span text:style-name="T10">axml.h</text:span><text:span text:style-name="T32"> </text:span><text:span text:style-name="T30">appropriately. </text:span></text:p>
      <text:p text:style-name="P10"><text:span text:style-name="T30">Moreover, RAxML is less sensitive with respect to the PHYLIP formatting (tabs, insets, etc) of interleaved PHYLIP files.</text:span></text:p>
      <text:p text:style-name="P10"><text:span text:style-name="T30"/></text:p>
      <text:p text:style-name="P10"><text:span text:style-name="T5">Trees:</text:span><text:span text:style-name="T30"> The input tree format is Newick, the </text:span><text:s/>RAxML input trees must not always be comprehensive<text:span text:style-name="T30">, i.e., need not contain all taxa of the alignment.</text:span></text:p>
      <text:p text:style-name="P10"><text:span text:style-name="T30">See </text:span><text:a xlink:type="simple" xlink:href="http://evolution.genetics.washington.edu/phylip/newicktree.html"><text:span text:style-name="T32">http://evolution.genetics.washington.edu/phylip/newicktree.html</text:span></text:a><text:span text:style-name="T32"> </text:span><text:span text:style-name="T30">for details on the Newick format.</text:span></text:p>
      <text:p text:style-name="P17"/>
      <text:p text:style-name="P14">Alignment Error Checking</text:p>
      <text:p text:style-name="P14"/>
      <text:p text:style-name="P8">Many alignments need to be checked for the following errors/insufficiencies before running an analysis with RAxML or any other phylogenetic inference program.</text:p>
      <text:p text:style-name="P8"/>
      <text:p text:style-name="P8">RAxML automatically analyzes the alignment and checks for the following errors:</text:p>
      <text:p text:style-name="P8"/>
      <text:list xml:id="list1501108214" text:style-name="L9">
        <text:list-item>
          <text:p text:style-name="P57">Identical Sequence name(s) <text:span text:style-name="T30">appearing multiple times in an alignment, this can easily happen when you export a standard PHYLIP-file from some tool which truncates the sequence names to 8 or 10 characters.</text:span></text:p>
        </text:list-item>
        <text:list-item>
          <text:p text:style-name="P57">Identical Sequence(s) <text:span text:style-name="T30">that have different names but are exactly identical. This mostly happens when you excluded some hard-to-align alignment regions from your alignment and does not make sense to use.</text:span></text:p>
        </text:list-item>
        <text:list-item>
          <text:p text:style-name="P57">Undetermined Column(s) <text:span text:style-name="T30">that contain only ambiguous characters that will be treated as missing data, i.e. columns that entirely consist of </text:span><text:span text:style-name="T10">X, ?, *, -</text:span><text:span text:style-name="T32"> </text:span><text:span text:style-name="T30">for AA data and </text:span><text:span text:style-name="T10">N, O, X, ?, -</text:span><text:span text:style-name="T32"> </text:span><text:span text:style-name="T30">for DNA data (analogous for other data types)</text:span></text:p>
        </text:list-item>
        <text:list-item>
          <text:p text:style-name="P57">Undetermined Sequence(s) <text:span text:style-name="T30">that contain only ambiguous characters (see above) that will be treated as missing data.</text:span></text:p>
          <text:p text:style-name="P57"><text:span text:style-name="T30"/></text:p>
        </text:list-item>
      </text:list>
      <text:p text:style-name="P10">Prohibited Character(s) in taxon names are names<text:span text:style-name="T30"> that contain any form of whitespace character, like blanks, tabulators, and carriage returns, as well as one of the following prohibited characters: </text:span><text:span text:style-name="T10">:</text:span><text:span text:style-name="T32"> or</text:span><text:span text:style-name="T10"> () </text:span><text:span text:style-name="T32">or </text:span><text:span text:style-name="T10">[]</text:span><text:span text:style-name="T30">.</text:span></text:p>
      <text:p text:style-name="P10"><text:span text:style-name="T30"/></text:p>
      <text:p text:style-name="P8">In case that RAxML detects identical sequences and/or undetermined columns and was executed, e.g., with <text:span text:style-name="T10">-n alignmentName</text:span><text:span text:style-name="T32"> </text:span>it will automatically write an alignment file called <text:span text:style-name="T10">alignmentName.reduced </text:span>with identical sequences and/or undetermined columns removed. </text:p>
      <text:p text:style-name="P8"/>
      <text:p text:style-name="P8">If this is detected for a partitioned model analysis a respective model file <text:span text:style-name="T10">modelFileName.reduced</text:span><text:span text:style-name="T32"> </text:span>will also be written. In case RAxML encounters identical sequence names or undetermined sequences or illegal characters in taxon names it will exit with an error and you will have to fix your alignment.</text:p>
      <text:p text:style-name="P28"/>
      <text:list xml:id="list2089883849" text:style-name="L5">
        <text:list-item>
          <text:p text:style-name="P79">The RAxML options</text:p>
        </text:list-item>
      </text:list>
      <text:p text:style-name="P28"/>
      <text:p text:style-name="P24">The single by far most important command is the RAxML help option that displays all options. </text:p>
      <text:p text:style-name="P24"><text:soft-page-break/>I also frequently use it because I can not remember them all. In the following I will assume that we are just using the sequential unvectorized code, that is, the raxmlHPC executable.</text:p>
      <text:p text:style-name="P24"/>
      <text:p text:style-name="P24">I will discuss each option and provide a simple usage example for it.</text:p>
      <text:p text:style-name="P24"/>
      <text:p text:style-name="P24">Thus, to get on-line help type: </text:p>
      <text:p text:style-name="P24"/>
      <text:p text:style-name="P33">raxmlHPC -h </text:p>
      <text:p text:style-name="P24"/>
      <text:p text:style-name="P24">and you will get the following, very long listing, that will be discussed at length below:</text:p>
      <text:p text:style-name="P24"/>
      <text:p text:style-name="P33">raxmlHPC </text:p>
      <text:p text:style-name="P33"><text:tab/><text:tab/>-s sequenceFileName -n outputFileName -m substitutionModel </text:p>
      <text:p text:style-name="P33"><text:tab/><text:tab/>[-a weightFileName] [-A secondaryStructureSubstModel] </text:p>
      <text:p text:style-name="P33"><text:tab/><text:tab/>[-b bootstrapRandomNumberSeed] [-B wcCriterionThreshold] </text:p>
      <text:p text:style-name="P33"><text:tab/><text:tab/>[-c numberOfCategories] [-C] [-d] [-D] </text:p>
      <text:p text:style-name="P33"><text:tab/><text:tab/>[-e likelihoodEpsilon] [-E excludeFileName] </text:p>
      <text:p text:style-name="P33"><text:tab/><text:tab/>[-f a|A|b|B|c|C|d|D|e|E|F|g|G|h|H|i|I|j|J|m|n|N|o|p|q|r|R|s|S|t|T|u|v|<text:tab/><text:tab/><text:tab/> <text:s text:c="3"/>V|w|W|x|y] </text:p>
      <text:p text:style-name="P33"><text:tab/><text:tab/>[-F] </text:p>
      <text:p text:style-name="P33"><text:tab/><text:tab/>[-g groupingFileName] [-G placementThreshold] [-h] [-H] </text:p>
      <text:p text:style-name="P33"><text:tab/><text:tab/>[-i initialRearrangementSetting] </text:p>
      <text:p text:style-name="P33"><text:tab/><text:tab/>[-I autoFC|autoMR|autoMRE|autoMRE_IGN] </text:p>
      <text:p text:style-name="P33"><text:tab/><text:tab/>[-j] [-J MR|MR_DROP|MRE|STRICT|STRICT_DROP|T_&lt;PERCENT&gt;] [-k] [-K] </text:p>
      <text:p text:style-name="P33"><text:tab/><text:tab/>[-L MR|MRE|T_&lt;PERCENT&gt;] [-M] </text:p>
      <text:p text:style-name="P33"><text:tab/><text:tab/>[-o outGroupName1[,outGroupName2[,...]]][-O] </text:p>
      <text:p text:style-name="P33"><text:tab/><text:tab/>[-p parsimonyRandomSeed] [-P proteinModel] </text:p>
      <text:p text:style-name="P33"><text:s text:c="6"/><text:tab/>[-q multipleModelFileName] [-r binaryConstraintTree] </text:p>
      <text:p text:style-name="P33"><text:tab/><text:tab/>[-R binaryModelParamFile] [-S secondaryStructureFile] </text:p>
      <text:p text:style-name="P33"><text:tab/><text:tab/>[-t userStartingTree] </text:p>
      <text:p text:style-name="P33"><text:s text:c="6"/><text:tab/>[-T numberOfThreads] [-u] [-U] [-v] [-V] [-w outputDirectory] </text:p>
      <text:p text:style-name="P33"><text:tab/><text:tab/>[-W slidingWindowSize] </text:p>
      <text:p text:style-name="P33"><text:tab/><text:tab/>[-x rapidBootstrapRandomNumberSeed][-X][-y]</text:p>
      <text:p text:style-name="P33"><text:tab/><text:tab/>[-Y quartetGroupingFileName|ancestralSequenceCandidatesFileName] </text:p>
      <text:p text:style-name="P33"><text:s text:c="6"/><text:tab/>[-z multipleTreesFile] </text:p>
      <text:p text:style-name="P33"><text:tab/><text:tab/>[-#|-N numberOfRuns|autoFC|autoMR|autoMRE|autoMRE_IGN] </text:p>
      <text:p text:style-name="P33"/>
      <text:p text:style-name="P33">-a<text:tab/>Specify a column weight file name to assign individual weights to each <text:tab/><text:tab/>column of the alignment. Those weights must be integers separated by any</text:p>
      <text:p text:style-name="P33"><text:tab/>type and number of whitespaces whithin a separate file. </text:p>
      <text:p text:style-name="P33"/>
      <text:p text:style-name="P47">In addition, there must of course be as many weights as there are columns in your alignment. The contents of an example weight file could look like this:</text:p>
      <text:p text:style-name="P49"/>
      <text:p text:style-name="P50">5 1 1 2 1 1 1 1 1 1 1 2 1 1 3 1 1 1 1 1 1 1 1 1 1</text:p>
      <text:p text:style-name="P50">1 1 1 1 1 1 1 1 1 1 1 1 1 1 1 1 1 1 4 1 1 1 4 1 1</text:p>
      <text:p text:style-name="P50"/>
      <text:p text:style-name="P48"><text:span text:style-name="T4">Example:</text:span><text:span text:style-name="T36"> <text:tab/></text:span><text:span text:style-name="T10">raxmlHPC -a wgtFile -s alg.phy -p 12345 -m GTRCAT -n TEST</text:span></text:p>
      <text:p text:style-name="P33"/>
      <text:p text:style-name="P33">-A <text:s text:c="2"/>Specify one of the secondary structure substitution models implemented in <text:tab/>RAxML. The same nomenclature as in the PHASE manual is used, available <text:tab/>models: S6A, S6B, S6C, S6D, S6E, S7A, S7B, S7C, S7D, S7E, S7F, S16, S16A, <text:tab/><text:tab/>S16B </text:p>
      <text:p text:style-name="P33"/>
      <text:p text:style-name="P33"><text:s text:c="5"/><text:tab/>DEFAULT: 16-state GTR model (S16) </text:p>
      <text:p text:style-name="P33"/>
      <text:p text:style-name="P31"><text:span text:style-name="T30"><text:tab/></text:span><text:span text:style-name="T18">Note that, partitioning does not work with secondary structure models. That is a secondary <text:tab/>structure can only be superimposed to a single partition. Also note that, you need of course </text:span><text:soft-page-break/><text:span text:style-name="T18"><text:tab/>to also specify a file defining the secondary structure via the </text:span><text:span text:style-name="T30">-S</text:span><text:span text:style-name="T18"> option. </text:span></text:p>
      <text:p text:style-name="P24"/>
      <text:p text:style-name="P31"><text:span text:style-name="T18"><text:tab/></text:span><text:span text:style-name="T20">Example:</text:span><text:span text:style-name="T18"> <text:tab/></text:span><text:span text:style-name="T30">raxmlHPC -S secondaryStructureFile -s alg.phy -A S7D -p 12345 -m <text:tab/><text:tab/><text:tab/>GTRGAMMA -n TEST</text:span></text:p>
      <text:p text:style-name="P33"/>
      <text:p text:style-name="P52"><text:s text:c="6"/>-b <text:s text:c="2"/><text:tab/>Specify an integer number (random seed) and turn on bootstrapping </text:p>
      <text:p text:style-name="P33"><text:s text:c="5"/></text:p>
      <text:p text:style-name="P33"><text:tab/>DEFAULT: OFF </text:p>
      <text:p text:style-name="P33"/>
      <text:p text:style-name="P24"><text:tab/>This option allows you to turn on non-parametric bootstrapping. To allow for reproducibility <text:tab/>of runs in the sequential program, you have to specify a random number seed, e.g.,</text:p>
      <text:p text:style-name="P24"><text:span text:style-name="T32"><text:tab/></text:span><text:span text:style-name="T10">-b 123476</text:span>. </text:p>
      <text:p text:style-name="P24"><text:tab/>Note however, that parallel bootstraps with the parallel version <text:span text:style-name="T32">raxmlHPC-MPI </text:span><text:s/>are not <text:tab/>reproducible despite the fact that you specify a random number seed. </text:p>
      <text:p text:style-name="P24"/>
      <text:p text:style-name="P6"><text:span text:style-name="T36"><text:tab/></text:span><text:span text:style-name="T4">Example:</text:span><text:span text:style-name="T36"> <text:tab/></text:span><text:span text:style-name="T10">raxmlHPC -b 12345 -p 12345 -# 100 -s alg -m GTRCAT -n TEST</text:span></text:p>
      <text:p text:style-name="P33"/>
      <text:p text:style-name="P33"><text:s text:c="6"/></text:p>
      <text:p text:style-name="P33"/>
      <text:p text:style-name="P33">-B<text:tab/>specify a floating point number between 0.0 and 1.0 that will be used as <text:tab/>cutoff threshold for the MR-based bootstopping criteria. The recommended <text:tab/>setting is 0.03. </text:p>
      <text:p text:style-name="P33"/>
      <text:p text:style-name="P33"><text:s text:c="6"/>DEFAULT: 0.03 (recommended empirically determined setting) </text:p>
      <text:p text:style-name="P33"/>
      <text:p text:style-name="P31"><text:span text:style-name="T30"><text:tab/></text:span><text:span text:style-name="T18">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18">http://link.springer.com/chapter/10.1007/978-3-642-02008-7_13#page-1</text:span></text:a><text:span text:style-name="T18"> </text:span></text:p>
      <text:p text:style-name="P24"/>
      <text:p text:style-name="P31"><text:span text:style-name="T18"><text:tab/></text:span><text:span text:style-name="T21">Example:</text:span><text:span text:style-name="T24"> <text:tab/></text:span><text:span text:style-name="T32">raxmlHPC -B 0.02 -b 12345 -p 12345 -# AUTOMR -s alg -m GTRCAT -n <text:tab/><text:tab/><text:tab/><text:tab/>TEST</text:span></text:p>
      <text:p text:style-name="P24"/>
      <text:p text:style-name="P33">-c<text:tab/>Specify number of distinct rate categories for RAxML when model of rate <text:tab/>heterogeneity is set to CAT. </text:p>
      <text:p text:style-name="P33"><text:s text:c="6"/>Individual per-site rates are categorized into numberOfCategories rate </text:p>
      <text:p text:style-name="P33"><text:s text:c="6"/>categories to accelerate computations. </text:p>
      <text:p text:style-name="P33"/>
      <text:p text:style-name="P33"><text:s text:c="6"/>DEFAULT: 25 </text:p>
      <text:p text:style-name="P33"/>
      <text:p text:style-name="P40"><text:s/><text:tab/><text:span text:style-name="T22">Example:</text:span> <text:tab/><text:span text:style-name="T10">raxmlHPC -c 40 -p 12345 -s alg -m GTRCAT -n TEST</text:span></text:p>
      <text:p text:style-name="P41"/>
      <text:p text:style-name="P40"><text:span text:style-name="T28"><text:tab/></text:span><text:span text:style-name="T20">Warning:</text:span><text:span text:style-name="T29"><text:tab/></text:span><text:span text:style-name="T28">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33"/>
      <text:p text:style-name="P33">-C<text:tab/>Enable verbose output for the "-L" and "-f i" options. This will produce <text:tab/>more, as well as more verbose output files </text:p>
      <text:p text:style-name="P33"/>
      <text:p text:style-name="P33"><text:s text:c="6"/>DEFAULT: OFF </text:p>
      <text:p text:style-name="P33"/>
      <text:p text:style-name="P31"><text:span text:style-name="T30"><text:tab/></text:span><text:span text:style-name="T18">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18">http://www.nature.com/nature/journal/v497/n7449/full/nature12130.html</text:span></text:a><text:span text:style-name="T18"> </text:span></text:p>
      <text:p text:style-name="P24"><text:soft-page-break/></text:p>
      <text:p text:style-name="P31"><text:span text:style-name="T18"><text:tab/></text:span><text:span text:style-name="T20">Example:</text:span><text:span text:style-name="T18"><text:tab/></text:span><text:span text:style-name="T30">raxmlHPC -L -m GTRCAT -L MRE -z treeSet -n TEST</text:span></text:p>
      <text:p text:style-name="P33"/>
      <text:p text:style-name="P33">-d <text:s text:c="3"/>start ML optimization from random starting tree </text:p>
      <text:p text:style-name="P33"/>
      <text:p text:style-name="P33"><text:s text:c="6"/>DEFAULT: OFF </text:p>
      <text:p text:style-name="P33"/>
      <text:p text:style-name="P42"><text:span text:style-name="T11"><text:tab/></text:span><text:span text:style-name="T18">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24"><text:tab/>It has also been observed that, this sometimes yield better – more diverse – starting trees <text:tab/>for the analysis of broad phylogenomic alignments that have a very strong phylogenetic <text:tab/>signal!</text:p>
      <text:p text:style-name="P24"/>
      <text:p text:style-name="P6"><text:span text:style-name="T36"><text:tab/></text:span><text:span text:style-name="T4">Example:</text:span><text:span text:style-name="T12"><text:tab/></text:span><text:span text:style-name="T10">raxmlHPC -d -p 12345 -s alg -m GTRGAMMA -n TEST</text:span></text:p>
      <text:p text:style-name="P33"/>
      <text:p text:style-name="P33"><text:s text:c="6"/></text:p>
      <text:p text:style-name="P33">-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33"><text:s text:c="5"/><text:tab/>On trees with more than 500 taxa this will yield execution time improvements <text:tab/>of approximately 50% while yielding only slightly worse trees. </text:p>
      <text:p text:style-name="P33"/>
      <text:p text:style-name="P33"><text:s text:c="6"/>DEFAULT: OFF <text:tab/></text:p>
      <text:p text:style-name="P33"/>
      <text:p text:style-name="P32"><text:span text:style-name="T31"><text:tab/></text:span><text:span text:style-name="T19">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51"> </text:span></text:p>
      <text:p text:style-name="P32"><text:span text:style-name="T40"><text:tab/></text:span><text:span text:style-name="T39">A. Stamatakis:</text:span><text:span text:style-name="T38"> "Phylogenetic Search Algorithms for Maximum Likelihood". In M. Elloumi, <text:tab/>A.Y. Zomaya, editors. Algorithms in Computational Biology: techniques, Approaches and <text:tab/>Applications, 547-577, John Wiley and Sons, 2011.</text:span></text:p>
      <text:p text:style-name="P44"/>
      <text:p text:style-name="P32"><text:span text:style-name="T38"><text:tab/></text:span><text:span text:style-name="T37">Example:</text:span><text:span text:style-name="T38"><text:tab/></text:span><text:span text:style-name="T41">raxmlHPC -D -p 12345 -s alg -m GTRCAT -n TEST</text:span></text:p>
      <text:p text:style-name="P33"/>
      <text:p text:style-name="P33">-e <text:s/><text:tab/>set model optimization precision in log likelihood units for final <text:tab/>optimization of tree topology </text:p>
      <text:p text:style-name="P33"/>
      <text:p text:style-name="P33"><text:s text:c="6"/>DEFAULT: 0.1<text:tab/>for models not using proportion of invariant sites estimate </text:p>
      <text:p text:style-name="P33"><text:s text:c="15"/>0.001 <text:tab/>for models using proportion of invariant sites estimate </text:p>
      <text:p text:style-name="P33"/>
      <text:p text:style-name="P41"><text:tab/><text:span text:style-name="T50">This allows you to specify up to which likelihood difference, the model parameters will be <text:tab/>optimized when RAxML uses the </text:span><text:span text:style-name="T52">GAMMA </text:span><text:span text:style-name="T50">model of rate <text:s/>or when you just evaluate a trees <text:tab/>with the </text:span><text:span text:style-name="T54">-f e</text:span><text:span text:style-name="T52"> </text:span><text:span text:style-name="T50">option or a bunch of trees with the</text:span><text:span text:style-name="T53"> -f n</text:span><text:span text:style-name="T50"> option or similar options. This has <text:tab/>shown to be useful to quickly evaluate the likelihood of a bunch of large final trees of more <text:tab/>than 1,000 taxa because it will run much faster. </text:span></text:p>
      <text:p text:style-name="P41"><text:span text:style-name="T50"><text:tab/>I typically use e.g. </text:span><text:span text:style-name="T54">-e 1.0</text:span><text:span text:style-name="T52"> </text:span><text:span text:style-name="T50"><text:s/>or </text:span><text:span text:style-name="T54">-e 2.0</text:span><text:span text:style-name="T52"> </text:span><text:span text:style-name="T50">in order to rapidly compare distinct final tree <text:tab/>topologies based on <text:tab/>their likelihood values. <text:tab/></text:span></text:p>
      <text:p text:style-name="P15"><text:tab/>Note that, topology-dependent likelihood-differences are typically far larger than <text:span text:style-name="T32">1.0 </text:span><text:s/>or <text:span text:style-name="T32">2.0 </text:span><text:s/><text:tab/>log likelihood units. The default setting is <text:span text:style-name="T32">0.1</text:span> log likelihood units which proves to be <text:tab/>sufficient in most practical cases.</text:p>
      <text:p text:style-name="P9"/>
      <text:p text:style-name="P7"><text:soft-page-break/><text:span text:style-name="T36"><text:tab/></text:span><text:span text:style-name="T4">Example:<text:tab/></text:span><text:span text:style-name="T10">raxmlHPC -f e -e 0.00001 -s alg -t tree -m GTRGAMMA -n TEST</text:span></text:p>
      <text:p text:style-name="P33"/>
      <text:p text:style-name="P33">-E <text:s text:c="2"/>specify an exclude file name, that contains a specification of alignment <text:tab/>positions you wish to exclude. </text:p>
      <text:p text:style-name="P33"><text:s text:c="5"/><text:tab/>Format is similar to Nexus, the file shall contain entries like "100-200 <text:tab/>300-400", to exclude a single column write, e.g., "100-100", if you use a <text:tab/>mixed model, an appropriately adapted model file will be written. </text:p>
      <text:p text:style-name="P33"/>
      <text:p text:style-name="P31"><text:span text:style-name="T30"><text:tab/></text:span><text:span text:style-name="T18">This option will just make RAxML write a reduced alignment ﬁle without the excluded <text:tab/>columns that can then be used for the real analysis. If you use a partitioned model, an <text:tab/>appropriately adapted model ﬁle will also be written. </text:span></text:p>
      <text:p text:style-name="P24"/>
      <text:p text:style-name="P19"><text:span text:style-name="T30"><text:tab/></text:span><text:span text:style-name="T5">Example:<text:tab/></text:span><text:span text:style-name="T11">raxmlHPC -E excludeFile -s alg -m GTRCAT -q part -n TEST</text:span></text:p>
      <text:p text:style-name="P24"><text:tab/></text:p>
      <text:p text:style-name="P19"><text:span text:style-name="T30"><text:tab/>In this case the alignment ﬁle with columns excluded will be named </text:span><text:span text:style-name="T11">alg.excludeFile</text:span><text:span text:style-name="T30"> and <text:tab/>the <text:s/>partition file with the specified columns excluded is called </text:span><text:span text:style-name="T11">part.excludeFile </text:span></text:p>
      <text:p text:style-name="P33"/>
      <text:p text:style-name="P33"/>
      <text:p text:style-name="P33"><text:s text:c="6"/></text:p>
      <text:p text:style-name="P33">-f<text:tab/>select algorithm: </text:p>
      <text:p text:style-name="P33"/>
      <text:p text:style-name="P31"><text:span text:style-name="T30"><text:tab/></text:span><text:span text:style-name="T18">The -f option is a very powerful option because, in many cases, it allows you to select what <text:tab/>kind of algorithm RAxML shall execute. If you don't specify </text:span><text:span text:style-name="T11">-f</text:span><text:span text:style-name="T18"> at all RAxML will execute the <text:tab/>standard hill climbing algorithm (</text:span><text:span text:style-name="T11">-f d</text:span><text:span text:style-name="T18"> option)The individual options are listed below. </text:span></text:p>
      <text:p text:style-name="P33"/>
      <text:p text:style-name="P33"/>
      <text:p text:style-name="P33">-f a<text:tab/>rapid Bootstrap analysis and search for best-scoring ML tree in one program <text:tab/>run </text:p>
      <text:p text:style-name="P33"/>
      <text:p text:style-name="P24"><text:tab/>Tell RAxML to conduct a rapid Bootstrap analysis and search for the best-scoring ML tree in <text:tab/>one single program run. </text:p>
      <text:p text:style-name="P24"/>
      <text:p text:style-name="P19"><text:span text:style-name="T30"><text:tab/></text:span><text:span text:style-name="T5">Example:<text:tab/></text:span><text:span text:style-name="T11">raxmlHPC -f a -p 12345 -s alg -x 12345 -# 100 -m GTRCAT -n TEST</text:span></text:p>
      <text:p text:style-name="P33"/>
      <text:p text:style-name="P33"/>
      <text:p text:style-name="P33">-f A<text:tab/>compute marginal ancestral states on a ROOTED reference tree provided via -t</text:p>
      <text:p text:style-name="P33"/>
      <text:p text:style-name="P29"><text:span text:style-name="T13"><text:s/><text:tab/></text:span><text:span text:style-name="T16">This option allows you to compute marginal ancestral states/sequences on a given, fixed, <text:tab/>and rooted reference tree. If you don't know what marginal ancestral states are please read <text:tab/>Ziheng Yang's book on Computational Molecular Evolution.</text:span></text:p>
      <text:p text:style-name="P43"><text:span text:style-name="T16"><text:tab/></text:span><text:line-break/><text:tab/><text:span text:style-name="T17">Example:</text:span><text:span text:style-name="T15"><text:tab/></text:span><text:span text:style-name="T43">raxmlHPC -f A -t testTree -s testData -m GTRGAMMA -n TEST</text:span><text:span text:style-name="T16"><text:line-break/><text:line-break/><text:tab/>A</text:span><text:span text:style-name="T42"> small phylip-formatted test alignment would look like this:</text:span><text:span text:style-name="T16"><text:line-break/><text:line-break/><text:tab/></text:span><text:span text:style-name="T43">4 4 </text:span><text:span text:style-name="T13"><text:line-break/><text:tab/></text:span><text:span text:style-name="T43">t1 ACGT</text:span><text:span text:style-name="T13"><text:line-break/><text:tab/></text:span><text:span text:style-name="T43">t2 AATT</text:span><text:span text:style-name="T13"><text:line-break/><text:tab/></text:span><text:span text:style-name="T43">t3 ATAT </text:span><text:span text:style-name="T13"><text:line-break/><text:tab/></text:span><text:span text:style-name="T43">t4 CCGT </text:span><text:span text:style-name="T16"><text:line-break/><text:line-break/><text:tab/></text:span><text:span text:style-name="T42">and a test tree: </text:span><text:span text:style-name="T16"><text:line-break/><text:line-break/><text:tab/></text:span><text:span text:style-name="T43">((t1,t2),(t3,t4)); </text:span><text:span text:style-name="T16"><text:line-break/><text:line-break/><text:tab/></text:span><text:span text:style-name="T42">RAxML will then output the rooted binary tree again, but with inner node labels that must <text:tab/>be used to associate ancestral sequences with their corresponding positions in the tree.</text:span></text:p>
      <text:p text:style-name="P45"><text:soft-page-break/><text:tab/>It also writes two files, one containing the marginal probabilities for each inner node label <text:tab/>as well as one containing guesses (by taking the maximum probability) for the actual <text:tab/>ancestral sequences. </text:p>
      <text:p text:style-name="P24"/>
      <text:p text:style-name="P33">-f b<text:tab/>draw bipartition information on a tree provided with -t (typically the best-<text:tab/>knwon ML tree) based on multiple trees (e.g., from a bootstrap) in a file <text:tab/>specifed by -z</text:p>
      <text:p text:style-name="P33"/>
      <text:p text:style-name="P40"><text:s/><text:tab/><text:span text:style-name="T22">Example:<text:tab/></text:span><text:span text:style-name="T10">raxmlHPC -f b -t ref -z trees -m GTRCAT -n TEST</text:span></text:p>
      <text:p text:style-name="P33"/>
      <text:p text:style-name="P33">-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33"/>
      <text:p text:style-name="P31"><text:span text:style-name="T30"><text:tab/></text:span><text:span text:style-name="T18">This is a slightly idiosyncratic option that was mainly developed to work on conjunction with <text:tab/>the PartitionFinder tool (see: </text:span><text:a xlink:type="simple" xlink:href="http://www.robertlanfear.com/partitionfinder/"><text:span text:style-name="T18">http://www.robertlanfear.com/partitionfinder/</text:span></text:a><text:span text:style-name="T18">).</text:span></text:p>
      <text:p text:style-name="P31"><text:span text:style-name="T18"><text:tab/>The concept of branch length scalers is similar to the one implemented in MrBayes. That is, <text:tab/>we assume that all partitions have the same branch lengths proportionally to each other. <text:tab/>However, for each partition </text:span><text:span text:style-name="T25">p </text:span><text:span text:style-name="T18">we do a maximum likelihood estimate of a single scaling </text:span><text:span text:style-name="T18"><text:tab/>factor <text:tab/></text:span><text:span text:style-name="T25">s[p] </text:span><text:span text:style-name="T18">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24"/>
      <text:p text:style-name="P31"><text:span text:style-name="T18"><text:tab/></text:span><text:span text:style-name="T20">Example:</text:span><text:span text:style-name="T18"><text:tab/></text:span><text:span text:style-name="T30">raxmlHPC -s alg.phy -t tree -m GTRGAMMA -f B -q part -n TEST</text:span></text:p>
      <text:p text:style-name="P33"/>
      <text:p text:style-name="P33">-f c<text:tab/>check if the alignment can be properly read by RAxML </text:p>
      <text:p text:style-name="P33"/>
      <text:p text:style-name="P31"><text:span text:style-name="T33"><text:tab/></text:span><text:span text:style-name="T21">Example:</text:span><text:span text:style-name="T33"><text:tab/></text:span><text:span text:style-name="T32">raxmlHPC -f c -m GTRCAT -s alg -n TEST</text:span><text:span text:style-name="T30"><text:tab/></text:span></text:p>
      <text:p text:style-name="P33"/>
      <text:p text:style-name="P33">-f C<text:tab/>ancestral sequence test for my PhD student Jiajie Zhang, users will also <text:tab/>need to provide a list <text:tab/>of taxon names via -Y separated by whitespaces </text:p>
      <text:p text:style-name="P33"/>
      <text:p text:style-name="P31"><text:span text:style-name="T30"><text:tab/></text:span><text:span text:style-name="T18">This is an experimental option right now, not ready for general use.</text:span></text:p>
      <text:p text:style-name="P33"/>
      <text:p text:style-name="P33">-f d<text:tab/>new rapid hill-climbing </text:p>
      <text:p text:style-name="P33"><text:s text:c="22"/></text:p>
      <text:p text:style-name="P33"><text:tab/>DEFAULT: ON </text:p>
      <text:p text:style-name="P33"/>
      <text:p text:style-name="P31"><text:span text:style-name="T30"><text:tab/></text:span><text:span text:style-name="T18">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18">http://link.springer.com/article/10.1007/s11265-007-0067-4#page-1</text:span></text:a><text:span text:style-name="T18"> </text:span></text:p>
      <text:p text:style-name="P24"/>
      <text:p text:style-name="P31"><text:span text:style-name="T18"><text:tab/></text:span><text:span text:style-name="T21">Example:</text:span><text:span text:style-name="T33"><text:tab/></text:span><text:span text:style-name="T32">raxmlHPC -f d -m GTRCAT -p 12345 -s alg -n TEST</text:span></text:p>
      <text:p text:style-name="P33"/>
      <text:p text:style-name="P33">-f D<text:tab/>execute one or more rapid hill-climbing searches that will also generate <text:tab/>RELL <text:tab/>bootstraps </text:p>
      <text:p text:style-name="P33"/>
      <text:p text:style-name="P31"><text:span text:style-name="T30"><text:tab/></text:span><text:span text:style-name="T18">This is an implementation of the techniques introduced in the following paper: <text:tab/></text:span><text:a xlink:type="simple" xlink:href="http://www.ncbi.nlm.nih.gov/pubmed/23418397"><text:span text:style-name="T18">http://www.ncbi.nlm.nih.gov/pubmed/23418397</text:span></text:a><text:span text:style-name="T18">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24"><text:soft-page-break/></text:p>
      <text:p text:style-name="P31"><text:span text:style-name="T18"><text:tab/></text:span><text:span text:style-name="T21">Example:</text:span><text:span text:style-name="T33"><text:tab/></text:span><text:span text:style-name="T32">raxmlHPC -f D -m GTRCAT -p 12345 -s alg -n TEST</text:span></text:p>
      <text:p text:style-name="P33"/>
      <text:p text:style-name="P33">-f e<text:tab/>optimize model parameters+branch lengths for given input tree</text:p>
      <text:p text:style-name="P33"/>
      <text:p text:style-name="P31"><text:span text:style-name="T30"><text:tab/></text:span><text:span text:style-name="T18">You need to provide an input tree via the</text:span><text:span text:style-name="T30"> -t </text:span><text:span text:style-name="T18">option.</text:span></text:p>
      <text:p text:style-name="P33"/>
      <text:p text:style-name="P31"><text:span text:style-name="T30"><text:tab/></text:span><text:span text:style-name="T21">Example:</text:span><text:span text:style-name="T33"> </text:span><text:span text:style-name="T32">raxmlHPC -f e -t ref -m GTRGAMMA -s alg -n TEST</text:span></text:p>
      <text:p text:style-name="P33"/>
      <text:p text:style-name="P33">-f E<text:tab/>execute very fast experimental tree search, at present only for testing </text:p>
      <text:p text:style-name="P33"><text:tab/></text:p>
      <text:p text:style-name="P31"><text:span text:style-name="T30"><text:tab/></text:span><text:span text:style-name="T18">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18">http://meta.microbesonline.org/fasttree/</text:span></text:a><text:span text:style-name="T18"> </text:span></text:p>
      <text:p text:style-name="P24"/>
      <text:p text:style-name="P31"><text:span text:style-name="T18"><text:tab/></text:span><text:span text:style-name="T21">Example:</text:span><text:span text:style-name="T33"><text:tab/></text:span><text:span text:style-name="T32">raxmlHPC -f E -m GTRCAT -p 12345 -s alg -n TEST</text:span></text:p>
      <text:p text:style-name="P33"><text:tab/></text:p>
      <text:p text:style-name="P33"/>
      <text:p text:style-name="P33">-f F<text:tab/>execute fast experimental tree search, at present only for testing </text:p>
      <text:p text:style-name="P33"/>
      <text:p text:style-name="P31"><text:span text:style-name="T30"><text:tab/></text:span><text:span text:style-name="T18">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18">http://meta.microbesonline.org/fasttree/</text:span></text:a><text:span text:style-name="T18"> </text:span></text:p>
      <text:p text:style-name="P24"/>
      <text:p text:style-name="P31"><text:span text:style-name="T18"><text:tab/></text:span><text:span text:style-name="T21">Example:</text:span><text:span text:style-name="T33"><text:tab/></text:span><text:span text:style-name="T32">raxmlHPC -f F -m GTRCAT -p 12345 -s alg -n TEST</text:span></text:p>
      <text:p text:style-name="P33"/>
      <text:p text:style-name="P33">-f g<text:tab/>compute per site log Likelihoods for one ore more trees passed via -z and <text:tab/>write them to a file in treepuzzle format that can be read by CONSEL </text:p>
      <text:p text:style-name="P31"><text:span text:style-name="T30"><text:s text:c="6"/></text:span><text:span text:style-name="T5">The model parameters will be estimated on the first tree only! </text:span></text:p>
      <text:p text:style-name="P33"/>
      <text:p text:style-name="P31"><text:span text:style-name="T30"><text:tab/></text:span><text:span text:style-name="T21">Example:</text:span><text:span text:style-name="T34"><text:tab/></text:span><text:span text:style-name="T32">raxmlHPC -f g -s alg -m GTRGAMMA -z trees -n TEST</text:span></text:p>
      <text:p text:style-name="P33"/>
      <text:p text:style-name="P33">-f G<text:tab/>compute per site log Likelihoods for one ore more trees passed via -z and <text:tab/>write them to a file in treepuzzle format that can be read by CONSEL. </text:p>
      <text:p text:style-name="P31"><text:span text:style-name="T30"><text:s text:c="6"/></text:span><text:span text:style-name="T5">The model parameters will be re-estimated for each tree!</text:span></text:p>
      <text:p text:style-name="P34"/>
      <text:p text:style-name="P31"><text:span text:style-name="T5"><text:tab/></text:span><text:span text:style-name="T21">Example:</text:span><text:span text:style-name="T34"><text:tab/></text:span><text:span text:style-name="T2">raxmlHPC -f G -s alg -m GTRGAMMA -z trees -n TEST</text:span><text:span text:style-name="T30"> </text:span></text:p>
      <text:p text:style-name="P33"/>
      <text:p text:style-name="P33">-f h<text:tab/>compute log likelihood test (SH-test) between best tree passed via -t and a <text:tab/>bunch of other trees passed via -z</text:p>
      <text:p text:style-name="P31"><text:span text:style-name="T30"><text:s text:c="6"/></text:span><text:span text:style-name="T5">The model parameters will be estimated on the first tree only! </text:span></text:p>
      <text:p text:style-name="P33"/>
      <text:p text:style-name="P31"><text:span text:style-name="T30"><text:tab/></text:span><text:span text:style-name="T21">Example:</text:span><text:span text:style-name="T34"><text:tab/></text:span><text:span text:style-name="T32">raxmlHPC -f h -t ref -z trees -s alg -m GTRGAMMA -n TEST</text:span></text:p>
      <text:p text:style-name="P33"/>
      <text:p text:style-name="P33">-f H<text:tab/>compute log likelihood test (SH-test) between best tree passed via -t and a <text:tab/>bunch of other trees passed via -z</text:p>
      <text:p text:style-name="P33"><text:s text:c="5"/><text:tab/>The model parameters will be re-estimated for each tree !</text:p>
      <text:p text:style-name="P33"/>
      <text:p text:style-name="P31"><text:span text:style-name="T21"><text:tab/>Example:</text:span><text:span text:style-name="T34"><text:tab/></text:span><text:span text:style-name="T32">raxmlHPC -f H -t ref -z trees -s alg -m GTRGAMMA -n TEST</text:span></text:p>
      <text:p text:style-name="P33"/>
      <text:p text:style-name="P31"><text:span text:style-name="T30">-f i<text:tab/>calculate IC and TC scores (Salichos and Rokas 2013 <text:tab/></text:span><text:a xlink:type="simple" xlink:href="http://www.nature.com/nature/journal/v497/n7449/full/nature12130.html"><text:span text:style-name="T18">http://www.nature.com/nature/journal/v497/n7449/full/nature12130.html</text:span></text:a><text:span text:style-name="T30">) on a reference <text:tab/>tree provided with -t based on multiple trees (e.g., from a bootstrap) in <text:tab/>a file specifed by -z</text:span></text:p>
      <text:p text:style-name="P33"/>
      <text:p text:style-name="P31"><text:span text:style-name="T30"><text:tab/></text:span><text:span text:style-name="T20">Example:</text:span><text:span text:style-name="T30"><text:tab/>raxmlHPC -f i -m GTRCAT -t referenceTree -z bootstrapTrees -n <text:tab/><text:tab/><text:tab/><text:tab/>TEST</text:span></text:p>
      <text:p text:style-name="P33"><text:soft-page-break/></text:p>
      <text:p text:style-name="P33">-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33"/>
      <text:p text:style-name="P31"><text:span text:style-name="T20"><text:tab/>Example:</text:span><text:span text:style-name="T30"><text:tab/>raxmlHPC -f I -m GTRCAT -t unrootedTree -n TEST</text:span></text:p>
      <text:p text:style-name="P33"/>
      <text:p text:style-name="P33">-f j<text:tab/>generate a bunch of bootstrapped alignment files from an original alignemnt <text:tab/><text:tab/>file. <text:tab/>You need to specify a seed with -b and the number of replicates <text:tab/>with -#</text:p>
      <text:p text:style-name="P33"><text:tab/></text:p>
      <text:p text:style-name="P31"><text:span text:style-name="T35"><text:tab/></text:span><text:span text:style-name="T21">Example:</text:span><text:span text:style-name="T33"><text:tab/></text:span><text:span text:style-name="T32">raxmlHPC -f j -b 12345 -# 100 -s alg -m GTRCAT -n TEST</text:span></text:p>
      <text:p text:style-name="P35"/>
      <text:p text:style-name="P31"><text:span text:style-name="T32"><text:tab/></text:span><text:span text:style-name="T23">Warning:<text:tab/></text:span><text:span text:style-name="T2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26"> because RAxML re-samples <text:tab/><text:tab/><text:tab/><text:tab/>sites on a per-partition basis!</text:span></text:p>
      <text:p text:style-name="P33"><text:tab/></text:p>
      <text:p text:style-name="P33"><text:tab/></text:p>
      <text:p text:style-name="P33"><text:s text:c="2"/></text:p>
      <text:p text:style-name="P33">-f J<text:tab/>Compute SH-like support values on a given tree passed via -t.</text:p>
      <text:p text:style-name="P33"/>
      <text:p text:style-name="P31"><text:span text:style-name="T30"><text:tab/></text:span><text:span text:style-name="T18">This option will compute sh-like support values as described here <text:tab/></text:span><text:a xlink:type="simple" xlink:href="http://www.ncbi.nlm.nih.gov/pubmed/20525638"><text:span text:style-name="T18">http://www.ncbi.nlm.nih.gov/pubmed/20525638</text:span></text:a><text:span text:style-name="T18">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31"><text:span text:style-name="T18"/></text:p>
      <text:p text:style-name="P31"><text:span text:style-name="T18"><text:tab/></text:span><text:span text:style-name="T20">Example:</text:span><text:span text:style-name="T18"> <text:tab/></text:span><text:span text:style-name="T11">raxmlHPC -f J -m GTRGAMMA -s alg -t tree -n TEST</text:span></text:p>
      <text:p text:style-name="P33"/>
      <text:p text:style-name="P33">-f m<text:tab/>compare bipartitions between two bunches of trees passed via "-t" and "-z" </text:p>
      <text:p text:style-name="P33"><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33"/>
      <text:p text:style-name="P33"><text:tab/><text:span text:style-name="T56">Example:</text:span><text:span text:style-name="T34"><text:tab/></text:span><text:span text:style-name="T62">raxmlHPC -f m -t trees1 -z trees2 -s alg -m GTRCAT -n TEST</text:span></text:p>
      <text:p text:style-name="P33"/>
      <text:p text:style-name="P33">-f n<text:tab/>compute the log likelihood score of all trees contained in a tree file <text:tab/>provided by -z</text:p>
      <text:p text:style-name="P33"><text:s text:c="6"/><text:span text:style-name="T3">The model parameters will be estimated on the first tree only! </text:span></text:p>
      <text:p text:style-name="P33"/>
      <text:p text:style-name="P33"><text:tab/><text:span text:style-name="T56">Example:</text:span><text:span text:style-name="T33"> <text:tab/></text:span><text:span text:style-name="T62">raxmlHPC -f n -z trees -s alg -m GTRGAMMA -n TEST</text:span></text:p>
      <text:p text:style-name="P33"/>
      <text:p text:style-name="P33">-f N<text:tab/>compute the log likelihood score of all trees contained in a tree file <text:tab/>provided by -z</text:p>
      <text:p text:style-name="P33"><text:tab/><text:span text:style-name="T3">The model parameters will be re-estimated for each tree!</text:span></text:p>
      <text:p text:style-name="P33"/>
      <text:p text:style-name="P33"><text:tab/><text:span text:style-name="T56">Example:</text:span><text:span text:style-name="T33"> <text:tab/></text:span><text:span text:style-name="T62">raxmlHPC -f N -z trees -s alg -m GTRGAMMA -n TEST</text:span></text:p>
      <text:p text:style-name="P33"/>
      <text:p text:style-name="P33">-f o<text:tab/>old and slower rapid hill-climbing without the heuristic cutoff described in</text:p>
      <text:p text:style-name="P33"><text:tab/><text:a xlink:type="simple" xlink:href="http://link.springer.com/article/10.1007/s11265-007-0067-4#page-1"><text:span text:style-name="T14">http://link.springer.com/article/10.1007/s11265-007-0067-4#page-1</text:span></text:a><text:span text:style-name="T14"> </text:span></text:p>
      <text:p text:style-name="P24"/>
      <text:p text:style-name="P24"><text:tab/>If you use this option you will typically get slightly better likelihood scores while the run <text:soft-page-break/><text:tab/>times are expected to increase by factor 2 to 3.</text:p>
      <text:p text:style-name="P24"/>
      <text:p text:style-name="P33"><text:span text:style-name="T14"><text:tab/></text:span><text:span text:style-name="T22">Example: </text:span><text:span text:style-name="T14"><text:tab/></text:span><text:span text:style-name="T61">raxmlHPC -f o -p 12345 -m GTRCAT -s alg -n TEST</text:span></text:p>
      <text:p text:style-name="P24"/>
      <text:p text:style-name="P24"/>
      <text:p text:style-name="P33">-f p<text:tab/>perform pure stepwise MP addition of new sequences to an incomplete starting <text:tab/>tree and exit </text:p>
      <text:p text:style-name="P33"/>
      <text:p text:style-name="P33"><text:tab/><text:span text:style-name="T56">Example:</text:span><text:span text:style-name="T33"> <text:tab/></text:span><text:span text:style-name="T62">raxmlHPC -f p -t ref -p 12345 -s alg -m GTRCAT -n TEST</text:span></text:p>
      <text:p text:style-name="P33"/>
      <text:p text:style-name="P33">-f q <text:tab/>fast quartet calculator </text:p>
      <text:p text:style-name="P33"/>
      <text:p text:style-name="P33"><text:tab/><text:span text:style-name="T55">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61"> -t</text:span><text:span text:style-name="T55">. This tree <text:tab/>is used to estimate model parameters that will then remain fixed during the quartet <text:tab/>calculations. For each quartet that is evaluated, only the branch lengths will be optimized.</text:span></text:p>
      <text:p text:style-name="P86"><text:tab/></text:p>
      <text:p text:style-name="P86"><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86"/>
      <text:p text:style-name="P33"><text:span text:style-name="T55"><text:tab/>For details on the input format for the quartet constraint file, see the </text:span><text:span text:style-name="T61">-Y</text:span><text:span text:style-name="T55"> option!</text:span></text:p>
      <text:p text:style-name="P86"><text:tab/></text:p>
      <text:p text:style-name="P33"><text:span text:style-name="T55"><text:tab/>To not evaluate all possible quartets (keep in mind that this number grows quickly as a <text:tab/>function of the taxa in the alignment/tree) you have to use either </text:span><text:span text:style-name="T61">-# </text:span><text:span text:style-name="T55">or </text:span><text:span text:style-name="T61">-N</text:span><text:span text:style-name="T55"> to specify how <text:tab/>many quartets you want to randomly evaluate. </text:span></text:p>
      <text:p text:style-name="P86"/>
      <text:p text:style-name="P33"><text:span text:style-name="T55"><text:tab/></text:span><text:span text:style-name="T57">Example 1:</text:span><text:span text:style-name="T55"><text:tab/></text:span><text:span text:style-name="T61">raxmlHPC -m GTRGAMMA -t tree -s alg -f q -p 12345 -n TEST</text:span></text:p>
      <text:p text:style-name="P86"/>
      <text:p text:style-name="P86"><text:tab/>The above example will evaluate all possible quartets.</text:p>
      <text:p text:style-name="P86"/>
      <text:p text:style-name="P33"><text:span text:style-name="T55"><text:tab/></text:span><text:span text:style-name="T57">Example 2:</text:span><text:span text:style-name="T55"><text:tab/></text:span><text:span text:style-name="T61">raxmlHPC -m GTRGAMMA -t tree -s alg -f q -p 12345 -N 100 -n TEST</text:span></text:p>
      <text:p text:style-name="P86"/>
      <text:p text:style-name="P86"><text:tab/>The above example will evaluate 100 randomly chosen quartets. </text:p>
      <text:p text:style-name="P86"/>
      <text:p text:style-name="P33"><text:span text:style-name="T55"><text:tab/>The output is written to a file called: </text:span><text:span text:style-name="T61">RaxML_quartets.TEST</text:span></text:p>
      <text:p text:style-name="P86"/>
      <text:p text:style-name="P86"><text:tab/>It looks like this:</text:p>
      <text:p text:style-name="P86"/>
      <text:p text:style-name="P33"><text:span text:style-name="T55"><text:tab/></text:span><text:span text:style-name="T61">Taxon names and indices: </text:span></text:p>
      <text:p text:style-name="P46"/>
      <text:p text:style-name="P46"><text:tab/>Cow 1 </text:p>
      <text:p text:style-name="P46"><text:tab/>Carp 2 </text:p>
      <text:p text:style-name="P46"><text:tab/>Chicken 3 </text:p>
      <text:p text:style-name="P46"><text:tab/>Human 4 </text:p>
      <text:p text:style-name="P46"><text:tab/>Loach 5 </text:p>
      <text:p text:style-name="P46"><text:tab/>Mouse 6 </text:p>
      <text:p text:style-name="P46"><text:tab/>Rat 7 </text:p>
      <text:p text:style-name="P46"><text:tab/>Seal 8 </text:p>
      <text:p text:style-name="P46"><text:tab/>Whale 9 </text:p>
      <text:p text:style-name="P46"><text:tab/>Frog 10 </text:p>
      <text:p text:style-name="P46"/>
      <text:p text:style-name="P46"><text:tab/>1 2 | 3 4: -2640.417355 </text:p>
      <text:p text:style-name="P46"><text:tab/>1 3 | 2 4: -2640.810748 </text:p>
      <text:p text:style-name="P46"><text:tab/>1 4 | 2 3: -2638.359608 </text:p>
      <text:p text:style-name="P46"><text:soft-page-break/><text:tab/>1 2 | 3 5: -2552.181311 </text:p>
      <text:p text:style-name="P46"><text:tab/>1 3 | 2 5: -2543.674965</text:p>
      <text:p text:style-name="P46"><text:tab/>... </text:p>
      <text:p text:style-name="P46"/>
      <text:p text:style-name="P46"><text:tab/><text:span text:style-name="T55">First, each taxon name is assigned a number, then the quartets are represented as <text:tab/>bipartitions, for instance, </text:span>1 2 | 3 4: -2640.417355 <text:span text:style-name="T55">is the quartet</text:span> ((Cow,Carp),<text:tab/>(Chicken, Human)) <text:span text:style-name="T55">and has a likelihood of</text:span> -2640.417355 .</text:p>
      <text:p text:style-name="P46"/>
      <text:p text:style-name="P46"><text:tab/><text:span text:style-name="T55">The MPI version for this specific option that can be compiled with the corresponding <text:tab/>Makefiles will distribute quartet evaluations across processors with MPI.</text:span></text:p>
      <text:p text:style-name="P33"/>
      <text:p text:style-name="P33">-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33"/>
      <text:p text:style-name="P33"><text:tab/><text:span text:style-name="T57">Example:</text:span><text:tab/>raxmlHPC -m GTRCAT -z trees -f r -n TEST</text:p>
      <text:p text:style-name="P33"/>
      <text:p text:style-name="P29"><text:span text:style-name="T13"><text:tab/></text:span><text:span text:style-name="T59">The two flavors of the Weighted RF distance that are compute are:</text:span></text:p>
      <text:p text:style-name="P86"><text:tab/><text:tab/>1. just add the support of those bipartitions contained in one tree, but not the other</text:p>
      <text:p text:style-name="P86"><text:tab/><text:tab/>2. add the support of those bipartitions contained in one tree, but not the other and <text:tab/><text:tab/><text:tab/>also add the difference in support for each shared bipartition</text:p>
      <text:p text:style-name="P33"><text:tab/></text:p>
      <text:p text:style-name="P33"/>
      <text:p text:style-name="P33"><text:s/></text:p>
      <text:p text:style-name="P33">-f R<text:tab/>compute all pairwise Robinson-Foulds (RF) distances between a large <text:tab/>reference tree <text:s/>passed via -t and many smaller trees (that must have a <text:tab/>subset of the taxa of the large tree) passed via -z. </text:p>
      <text:p text:style-name="P33"><text:s text:c="3"/><text:tab/>This option is intended for checking the plausibility of very large <text:tab/>phylogenies that can not be inspected visually any more. </text:p>
      <text:p text:style-name="P33"/>
      <text:p text:style-name="P33"><text:tab/><text:span text:style-name="T57">Example:</text:span><text:tab/>raxmlHPC -f R -m GTRCAT -t hugeTree -z manySmallTrees</text:p>
      <text:p text:style-name="P33"/>
      <text:p text:style-name="P33">-f s<text:tab/>split up a multi-gene partitioned alignment into the respective <text:tab/>subalignments </text:p>
      <text:p text:style-name="P33"/>
      <text:p text:style-name="P33"><text:tab/><text:span text:style-name="T34">Example:</text:span><text:span text:style-name="T33"> <text:tab/></text:span><text:span text:style-name="T62">raxmlHPC -f s -q part -s alg -m GTRCAT -n TEST</text:span></text:p>
      <text:p text:style-name="P88"/>
      <text:p text:style-name="P33"><text:span text:style-name="T62"><text:tab/></text:span><text:span text:style-name="T58">Warning:</text:span><text:span text:style-name="T60"> <text:tab/>Note that the subalignments will be named by the names you have given to <text:tab/><text:tab/><text:tab/><text:tab/>the individual partitions. If your partition file contains two partitions called <text:tab/><text:tab/><text:tab/><text:tab/></text:span><text:span text:style-name="T62">part1</text:span><text:span text:style-name="T60"> and </text:span><text:span text:style-name="T62">part2</text:span><text:span text:style-name="T60">, this command will generate two alignment files called <text:tab/><text:tab/><text:tab/><text:tab/></text:span><text:span text:style-name="T62">part1.phy</text:span><text:span text:style-name="T60"> and </text:span><text:span text:style-name="T62">part2.phy</text:span><text:span text:style-name="T60"> </text:span></text:p>
      <text:p text:style-name="P33"/>
      <text:p text:style-name="P33">-f S<text:tab/>compute site-specific placement bias using a leave one out test inspired by <text:tab/>the evolutionary placement algorithm </text:p>
      <text:p text:style-name="P33"/>
      <text:p text:style-name="P33"><text:tab/><text:span text:style-name="T64">TODO </text:span></text:p>
      <text:p text:style-name="P33"/>
      <text:p text:style-name="P33"><text:tab/><text:span text:style-name="T22">Example:</text:span><text:span text:style-name="T14"><text:tab/></text:span><text:span text:style-name="T9">raxmlHPC -f S -s alg -t tree -m GTRGAMMA -N 100 -n TEST </text:span></text:p>
      <text:p text:style-name="P33"/>
      <text:p text:style-name="P33">-f t<text:tab/>do randomized tree searches on one fixed starting tree </text:p>
      <text:p text:style-name="P33"/>
      <text:p text:style-name="P33"><text:tab/><text:span text:style-name="T55">This command will execute a specified number (by </text:span><text:span text:style-name="T61">-N</text:span><text:span text:style-name="T55"> or </text:span><text:span text:style-name="T61">-#</text:span><text:span text:style-name="T55">) of randomized tree searches. <text:tab/>The difference to the standard search algorithm is, that, given a starting tree it will apply <text:tab/>SPR (subtree pruning re-grafting) moves in a randomized order and thus may fiend better <text:tab/>trees.</text:span></text:p>
      <text:p text:style-name="P86"/>
      <text:p text:style-name="P33"><text:soft-page-break/><text:span text:style-name="T55"><text:tab/></text:span><text:span text:style-name="T57">Example:</text:span><text:span text:style-name="T55"> <text:tab/></text:span><text:span text:style-name="T61">raxmlHPC -f t -t -m GTRCAT -s alg -p 12345 -n TEST</text:span></text:p>
      <text:p text:style-name="P33"/>
      <text:p text:style-name="P33"/>
      <text:p text:style-name="P33">-f T<text:tab/>do final thorough optimization of ML tree from rapid bootstrap search in <text:tab/>stand-alone mode </text:p>
      <text:p text:style-name="P33"/>
      <text:p text:style-name="P33"><text:tab/><text:span text:style-name="T55">This option allows to do a more thorough tree search that uses less lazy, i.e., more <text:tab/>exhaustive SPR moves, in stand-alone mode. This algorithm is typically executed in the <text:tab/>very end <text:s/>of a search done via </text:span><text:span text:style-name="T61">-f a</text:span><text:span text:style-name="T55">.</text:span></text:p>
      <text:p text:style-name="P86"/>
      <text:p text:style-name="P33"><text:span text:style-name="T55"><text:tab/></text:span><text:span text:style-name="T57">Example:</text:span><text:span text:style-name="T55"><text:tab/></text:span><text:span text:style-name="T61">raxmlHPC -p 12345 -m GTRGAMMA -s alg -f T -t tree -n TEST</text:span></text:p>
      <text:p text:style-name="P33"/>
      <text:p text:style-name="P33">-f u<text:tab/>execute morphological weight calibration using maximum likelihood, this will <text:tab/>return a weight vector. you need to provide a morphological alignment and a <text:tab/>reference tree via -t </text:p>
      <text:p text:style-name="P33"/>
      <text:p text:style-name="P33"><text:tab/><text:span text:style-name="T55">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61">-a </text:span><text:span text:style-name="T55"><text:tab/>option to conduct a more informed evolutionary placement of fossils using the evolutionary <text:tab/>placement algorithm (</text:span><text:span text:style-name="T61">-f v</text:span><text:span text:style-name="T55"> option). For more details, see the corresponding papers:</text:span></text:p>
      <text:p text:style-name="P33"><text:span text:style-name="T55"><text:tab/>Evolutionary placement </text:span><text:a xlink:type="simple" xlink:href="http://sysbio.oxfordjournals.org/content/60/3/291.short"><text:span text:style-name="T55">http://sysbio.oxfordjournals.org/content/60/3/291.short</text:span></text:a></text:p>
      <text:p text:style-name="P51"><text:span text:style-name="T55">Fossil calibration </text:span><text:a xlink:type="simple" xlink:href="http://ieeexplore.ieee.org/xpl/login.jsp?tp=&amp;arnumber=5586939&amp;url=http%3A"><text:span text:style-name="T55">http://ieeexplore.ieee.org/xpl/login.jsp?tp=&amp;arnumber=5586939&amp;url=http%3A</text:span></text:a><text:a xlink:type="simple" xlink:href="http://ieeexplore.ieee.org/xpl/login.jsp?tp=&amp;arnumber=5586939&amp;url=http%3A%252%2Fieeexplore.ieee.org%2Fxpls%2Fabs_all.jsp%3Farnumber%3D5586939"><text:span text:style-name="T55">%2%2Fieeexplore.ieee.org%2Fxpls%2Fabs_all.jsp%3Farnumber%3D5586939</text:span></text:a><text:span text:style-name="T55"> </text:span></text:p>
      <text:p text:style-name="P86"><text:tab/></text:p>
      <text:p text:style-name="P33"/>
      <text:p text:style-name="P33"><text:tab/><text:span text:style-name="T57">Example: <text:tab/></text:span><text:span text:style-name="T63">raxmlHPC -f u -m BINGAMMA -t molecularTree -s <text:tab/><text:tab/><text:tab/><text:tab/><text:tab/><text:tab/><text:tab/>morphologicalAlignment</text:span></text:p>
      <text:p text:style-name="P33"/>
      <text:p text:style-name="P33"/>
      <text:p text:style-name="P33"/>
      <text:p text:style-name="P33">-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33"/>
      <text:p text:style-name="P33"><text:tab/><text:span text:style-name="T14">For details on the design and performance of this algorithm, see: <text:tab/></text:span><text:a xlink:type="simple" xlink:href="http://sysbio.oxfordjournals.org/content/60/3/291.short"><text:span text:style-name="T55">http://sysbio.oxfordjournals.org/content/60/3/291.short</text:span></text:a></text:p>
      <text:p text:style-name="P33"><text:span text:style-name="T55"><text:tab/>RAxML will produce a couple of idiosyncratic output files for the placements, but also an <text:tab/>output file according to the common file standard defined by Erick Matsen for his </text:span><text:span text:style-name="T9">pplacer </text:span><text:span text:style-name="T55"><text:tab/>(see </text:span><text:a xlink:type="simple" xlink:href="http://matsen.fhcrc.org/pplacer/"><text:span text:style-name="T55">http://matsen.fhcrc.org/pplacer/</text:span></text:a><text:span text:style-name="T55">) program <text:s/>that is similar to the EPA (Evolutionary <text:tab/>Placement Algorithm) and myself. </text:span></text:p>
      <text:p text:style-name="P33"><text:span text:style-name="T55"><text:tab/>The common file format is described in this paper here: </text:span></text:p>
      <text:p text:style-name="P33"><text:span text:style-name="T55"><text:tab/></text:span><text:a xlink:type="simple" xlink:href="http://www.plosone.org/article/info"><text:span text:style-name="T55">http://www.plosone.org/article/info</text:span></text:a><text:a xlink:type="simple" xlink:href="http://www.plosone.org/article/info%3Adoi%2F10.1371%2Fjournal.pone.0031009"><text:span text:style-name="T55"><text:tab/>%3Adoi%2F10.1371%2Fjournal.pone.0031009</text:span></text:a><text:span text:style-name="T55"> </text:span></text:p>
      <text:p text:style-name="P33"><text:span text:style-name="T55"/></text:p>
      <text:p text:style-name="P33"><text:span text:style-name="T55"><text:tab/></text:span><text:span text:style-name="T57">Example:</text:span><text:span text:style-name="T55"><text:tab/></text:span><text:span text:style-name="T9">raxmlHPC -f v -s alg -t referenceTree -m GTRCAT -n TEST</text:span></text:p>
      <text:p text:style-name="P33"><text:span text:style-name="T9"/></text:p>
      <text:p text:style-name="P33"><text:span text:style-name="T9"><text:tab/></text:span><text:span text:style-name="T14">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33"><text:span text:style-name="T14"/></text:p>
      <text:p text:style-name="P33"><text:span text:style-name="T14"><text:tab/>Generate a binary file containing the model parameters for the reference tree</text:span></text:p>
      <text:p text:style-name="P33"><text:span text:style-name="T14"/></text:p>
      <text:p text:style-name="P33"><text:span text:style-name="T14"><text:tab/></text:span><text:span text:style-name="T22">Example:</text:span><text:span text:style-name="T14"><text:tab/></text:span><text:span text:style-name="T9">raxmlHPC -f e -m GTRGAMMA -s referenceAlignment -t referenceTree <text:tab/><text:tab/><text:tab/><text:tab/>-n PARAMS</text:span></text:p>
      <text:p text:style-name="P33"><text:span text:style-name="T9"/></text:p>
      <text:p text:style-name="P33"><text:soft-page-break/><text:span text:style-name="T9"><text:tab/></text:span><text:span text:style-name="T14">This will generate a file called: </text:span><text:span text:style-name="T9">RAxML_binaryModelParameters.PARAMS </text:span><text:span text:style-name="T14">which can then be <text:tab/>read by the EPA to avoid re-optimizing parameters:<text:tab/></text:span></text:p>
      <text:p text:style-name="P33"><text:span text:style-name="T14"/></text:p>
      <text:p text:style-name="P33"><text:span text:style-name="T14"><text:tab/></text:span><text:span text:style-name="T22">Example:</text:span><text:span text:style-name="T14"><text:tab/></text:span><text:span text:style-name="T9">raxmlHPC -f v -R RAxML_binaryModelParameters.PARAMS </text:span></text:p>
      <text:p text:style-name="P33"><text:span text:style-name="T9"><text:tab/><text:tab/><text:tab/><text:tab/>-t RAxML_result.PARAMS -s alg -m GTRCAT -n TEST2</text:span></text:p>
      <text:p text:style-name="P33"><text:span text:style-name="T55"><text:tab/></text:span></text:p>
      <text:p text:style-name="P33"/>
      <text:p text:style-name="P33">-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33"><text:s text:c="21"/></text:p>
      <text:p text:style-name="P29"><text:span text:style-name="T13"><text:tab/></text:span><text:span text:style-name="T16">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5">http://www.nature.com/nmeth/journal/v10/n12/full/nmeth.2693.html</text:span></text:a></text:p>
      <text:p text:style-name="P33"><text:s/></text:p>
      <text:p text:style-name="P33"><text:tab/><text:span text:style-name="T57">Example:</text:span><text:span text:style-name="T55"><text:tab/></text:span><text:span text:style-name="T9">raxmlHPC -f V -q part -s alg -t referenceTree -m GTRCAT -n TEST</text:span></text:p>
      <text:p text:style-name="P33"/>
      <text:p text:style-name="P33"><text:tab/><text:span text:style-name="T57">Warning:</text:span><text:span text:style-name="T55"> <text:tab/>this is a test implementation for more efficient handling of multi-gene &amp; <text:tab/><text:tab/><text:tab/><text:tab/>whole-<text:tab/>genome datasets! </text:span></text:p>
      <text:p text:style-name="P86"/>
      <text:p text:style-name="P33"><text:tab/></text:p>
      <text:p text:style-name="P33">-f w<text:tab/>compute ELW test on a bunch of trees passed via -z</text:p>
      <text:p text:style-name="P33"><text:s text:c="6"/><text:span text:style-name="T3">The model parameters will be estimated on the first tree only! </text:span></text:p>
      <text:p text:style-name="P33"/>
      <text:p text:style-name="P33"><text:tab/><text:span text:style-name="T14">Computes the Extended Likelihood Weights test <text:s/>by Strimmer and Rambaut, see<text:tab/></text:span><text:a xlink:type="simple" xlink:href="http://www.ncbi.nlm.nih.gov/pubmed/11798428"><text:span text:style-name="T14">http://www.ncbi.nlm.nih.gov/pubmed/11798428</text:span></text:a><text:span text:style-name="T14">, on a set of trees.</text:span></text:p>
      <text:p text:style-name="P33"/>
      <text:p text:style-name="P33"><text:tab/><text:span text:style-name="T22">Example:</text:span><text:span text:style-name="T14"> </text:span><text:tab/>raxmlHPC -f w -m GTRGAMMA -s alg -z trees -n TEST</text:p>
      <text:p text:style-name="P33"/>
      <text:p text:style-name="P33"/>
      <text:p text:style-name="P33">-f W<text:tab/>compute ELW test on a bunch of trees passed via -z</text:p>
      <text:p text:style-name="P33"><text:s text:c="5"/><text:span text:style-name="T3"><text:s/>The model parameters will be re-estimated for each tree </text:span></text:p>
      <text:p text:style-name="P33"><text:span text:style-name="T3"/></text:p>
      <text:p text:style-name="P33"><text:span text:style-name="T3"><text:tab/></text:span><text:span text:style-name="T22">Example: </text:span><text:span text:style-name="T3"><text:tab/></text:span><text:span text:style-name="T1">raxmlHPC -f W -m GTRGAMMA -s alg -z trees -n TEST</text:span></text:p>
      <text:p text:style-name="P33"/>
      <text:p text:style-name="P33">-f x<text:tab/>compute pair-wise ML distances, ML model parameters will be estimated on an <text:tab/>MP starting tree or a user-defined tree passed via -t, only allowed for <text:tab/>GAMMA-based models of rate heterogeneity </text:p>
      <text:p text:style-name="P33"/>
      <text:p text:style-name="P33"><text:tab/><text:span text:style-name="T14">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33"><text:span text:style-name="T14"/></text:p>
      <text:p text:style-name="P33"><text:span text:style-name="T14"><text:tab/></text:span><text:span text:style-name="T22">Example:</text:span><text:span text:style-name="T14"><text:tab/></text:span><text:span text:style-name="T9">raxmlHPC -f x -p 12345 -s alg -m GTRGAMMA -n TEST</text:span></text:p>
      <text:p text:style-name="P33"><text:span text:style-name="T14"/></text:p>
      <text:p text:style-name="P33"/>
      <text:p text:style-name="P33">-f y<text:tab/>classify a bunch of environmental sequences into a reference tree using <text:tab/>parsimony you will need to start RAxML with a non-comprehensive reference <text:tab/>tree and an alignment containing all sequences (reference + query) </text:p>
      <text:p text:style-name="P33"/>
      <text:p text:style-name="P33"><text:tab/><text:span text:style-name="T14">This command is analogous to the </text:span><text:span text:style-name="T9">-f v</text:span><text:span text:style-name="T14"> command with the only difference that it uses <text:tab/>parsimony for placing reads into the reference tree. Because it uses parsimony it is orders <text:tab/>of magnitude faster than the likelihood-based placement. You can use it for placing millions </text:span><text:soft-page-break/><text:span text:style-name="T14"><text:tab/>of reads into extremely large reference trees.</text:span></text:p>
      <text:p text:style-name="P33"><text:span text:style-name="T14"/></text:p>
      <text:p text:style-name="P33"><text:span text:style-name="T14"><text:tab/></text:span><text:span text:style-name="T22">Example:</text:span><text:span text:style-name="T14"><text:tab/></text:span><text:span text:style-name="T9">raxmlHPC -f y -m GTRCAT -s alg -t referenceTree -n TEST</text:span></text:p>
      <text:p text:style-name="P33"><text:span text:style-name="T14"/></text:p>
      <text:p text:style-name="P33"><text:span text:style-name="T14"><text:tab/></text:span><text:span text:style-name="T22">Warning:</text:span><text:span text:style-name="T14"><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33"/>
      <text:p text:style-name="P33">-F<text:tab/>enable ML tree searches under CAT model for very large trees without <text:tab/>switching to GAMMA in the end (saves memory). </text:p>
      <text:p text:style-name="P33"><text:s text:c="4"/><text:tab/>This option can also be used with the GAMMA models in order to avoid the <text:tab/>thorough optimization of the best-scoring ML tree in the end. </text:p>
      <text:p text:style-name="P33"/>
      <text:p text:style-name="P33"><text:s text:c="6"/>DEFAULT: OFF </text:p>
      <text:p text:style-name="P33"/>
      <text:p text:style-name="P33"><text:tab/><text:span text:style-name="T14">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33"><text:span text:style-name="T14"/></text:p>
      <text:p text:style-name="P33"><text:span text:style-name="T14"><text:tab/></text:span><text:span text:style-name="T22">Example:</text:span><text:span text:style-name="T14"><text:tab/></text:span><text:span text:style-name="T9">raxmlHPC -F -m GTRCAT -p 12345 -s alg -N 10 -n TEST</text:span></text:p>
      <text:p text:style-name="P33"/>
      <text:p text:style-name="P33">-g<text:tab/>specify the file name of a multifurcating constraint tree this tree does not <text:tab/>need to be comprehensive, i.e. must not contain all taxa </text:p>
      <text:p text:style-name="P33"/>
      <text:p text:style-name="P33"><text:tab/><text:span text:style-name="T14">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33"><text:span text:style-name="T14"><text:tab/>Finally also note that, any multi-furcations in the input tree will be resolved via a maximum <text:tab/>likelihood search.</text:span></text:p>
      <text:p text:style-name="P33"><text:span text:style-name="T14"/></text:p>
      <text:p text:style-name="P33"><text:span text:style-name="T14"><text:tab/></text:span><text:span text:style-name="T22">Example:</text:span><text:span text:style-name="T14"><text:tab/></text:span><text:span text:style-name="T9">raxmlHPC -g constraintTree -m GTRGAMMA -p 12345 -s alg -n TEST</text:span></text:p>
      <text:p text:style-name="P33"/>
      <text:p text:style-name="P33"/>
      <text:p text:style-name="P33"/>
      <text:p text:style-name="P33">-G<text:tab/>enable the ML-based evolutionary placement algorithm heuristics by <text:tab/>specifying a threshold value (fraction of insertion branches to be evaluated </text:p>
      <text:p text:style-name="P33"><text:s text:c="6"/>using thorough insertions under ML). </text:p>
      <text:p text:style-name="P33"/>
      <text:p text:style-name="P33"><text:tab/><text:span text:style-name="T14">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55">http://sysbio.oxfordjournals.org/content/60/3/291.short</text:span></text:a></text:p>
      <text:p text:style-name="P33"><text:span text:style-name="T55"/></text:p>
      <text:p text:style-name="P33"><text:span text:style-name="T55"><text:tab/></text:span><text:span text:style-name="T57">Example:</text:span><text:span text:style-name="T55"><text:tab/></text:span><text:span text:style-name="T9">raxmlHPC -f v -G 0.1 -s alg -t referenceTree -m GTRCAT -n TEST</text:span></text:p>
      <text:p text:style-name="P33"/>
      <text:p text:style-name="P33">-h<text:tab/>Display this help message. </text:p>
      <text:p text:style-name="P33"/>
      <text:p text:style-name="P33"><text:tab/><text:span text:style-name="T22">Example:</text:span><text:tab/>raxmlHPC -h</text:p>
      <text:p text:style-name="P33"><text:soft-page-break/></text:p>
      <text:p text:style-name="P33">-H <text:s text:c="3"/>Disable pattern compression. </text:p>
      <text:p text:style-name="P33"/>
      <text:p text:style-name="P33"><text:s text:c="6"/>DEFAULT: ON </text:p>
      <text:p text:style-name="P33"/>
      <text:p text:style-name="P33"><text:tab/><text:span text:style-name="T14">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33"><text:span text:style-name="T14"/></text:p>
      <text:p text:style-name="P33"><text:span text:style-name="T14"><text:tab/></text:span><text:span text:style-name="T22">Example: </text:span><text:span text:style-name="T14"><text:tab/></text:span><text:span text:style-name="T9">raxmlHPC -H -s alg -p 12345 -m GTRCAT -n TEST</text:span></text:p>
      <text:p text:style-name="P33"><text:span text:style-name="T14"/></text:p>
      <text:p text:style-name="P33"><text:span text:style-name="T14"><text:tab/></text:span><text:span text:style-name="T22">Warning: </text:span><text:span text:style-name="T14"><text:tab/>using this option may considerably slow down RAxML</text:span></text:p>
      <text:p text:style-name="P33"/>
      <text:p text:style-name="P33"/>
      <text:p text:style-name="P33">-i<text:tab/>Initial rearrangement setting for the subsequent application of topological </text:p>
      <text:p text:style-name="P33"><text:s text:c="6"/>changes phase </text:p>
      <text:p text:style-name="P33"/>
      <text:p text:style-name="P33"><text:tab/><text:span text:style-name="T14">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33"><text:span text:style-name="T14"/></text:p>
      <text:p text:style-name="P33"><text:span text:style-name="T14"><text:tab/></text:span><text:span text:style-name="T22">Example:</text:span><text:span text:style-name="T14"><text:tab/></text:span><text:span text:style-name="T9">raxmlHPC -i 10 -s alg -m GTRCAT -p 12345 -n TEST</text:span></text:p>
      <text:p text:style-name="P33"/>
      <text:p text:style-name="P33">-I<text:tab/>a posteriori bootstopping analysis. Use: </text:p>
      <text:p text:style-name="P33"/>
      <text:p text:style-name="P33"><text:s text:c="5"/><text:tab/>-I autoFC for the frequency-based criterion </text:p>
      <text:p text:style-name="P33"><text:s text:c="6"/>-I autoMR for the majority-rule consensus tree criterion </text:p>
      <text:p text:style-name="P33"><text:s text:c="6"/>-I autoMRE for the extended majority-rule consensus tree criterion </text:p>
      <text:p text:style-name="P33"><text:s text:c="5"/><text:tab/>-I autoMRE_IGN for metrics similar to MRE, but include bipartitions under <text:tab/><text:tab/><text:tab/>the threshold whether they are compatible or not. This emulates MRE but <text:tab/><text:tab/>is faster to compute.</text:p>
      <text:p text:style-name="P33"><text:s/></text:p>
      <text:p text:style-name="P33"><text:tab/>You also need to pass a tree file containg several bootstrap replicates via <text:tab/>-z</text:p>
      <text:p text:style-name="P33"/>
      <text:p text:style-name="P33"><text:tab/><text:span text:style-name="T14">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33"><text:span text:style-name="T14"><text:tab/>My favorite flavors in terms of convergence criteria are: </text:span><text:span text:style-name="T9">autoMRE</text:span><text:span text:style-name="T14"> and if the tree is very <text:tab/>large in terms of number of taxa (more than 1000) </text:span><text:span text:style-name="T9">autoMRE_IGN</text:span><text:span text:style-name="T14"> to save time. Before using <text:tab/>this option you should read the corresponding paper: <text:tab/></text:span><text:a xlink:type="simple" xlink:href="http://link.springer.com/chapter/10.1007/978-3-642-02008-7_13#page-1"><text:span text:style-name="T14">http://link.springer.com/chapter/10.1007/978-3-642-02008-7_13#page-1</text:span></text:a><text:span text:style-name="T14"> </text:span></text:p>
      <text:p text:style-name="P33"><text:span text:style-name="T14"/></text:p>
      <text:p text:style-name="P33"><text:span text:style-name="T14"><text:tab/></text:span><text:span text:style-name="T22">Example:</text:span><text:span text:style-name="T14"><text:tab/></text:span><text:span text:style-name="T9">raxmlHPC -m GTRCAT -z RAxML_bootstrap.BS -I autoMRE -n TEST</text:span></text:p>
      <text:p text:style-name="P33"><text:span text:style-name="T14"/></text:p>
      <text:p text:style-name="P33"><text:span text:style-name="T14"><text:tab/>Note that, if you have several files containing bootstrap trees they can easily be <text:tab/>concatenated by using the Linux </text:span><text:span text:style-name="T9">cat</text:span><text:span text:style-name="T14"> command.</text:span></text:p>
      <text:p text:style-name="P33"><text:span text:style-name="T14"/></text:p>
      <text:p text:style-name="P33"><text:span text:style-name="T14"><text:tab/></text:span><text:span text:style-name="T22">Example:</text:span><text:span text:style-name="T14"> <text:tab/></text:span><text:span text:style-name="T9">cat <text:s/>RAxML_bootstrap.BS_1 RAxML_bootstrap.BS_2 &gt; allBootstraps</text:span></text:p>
      <text:p text:style-name="P33"/>
      <text:p text:style-name="P33"><text:soft-page-break/>-j<text:tab/>Specifies that intermediate tree files shall be written to file during the <text:tab/>standard ML and BS tree searches. </text:p>
      <text:p text:style-name="P33"/>
      <text:p text:style-name="P33"><text:s text:c="5"/><text:tab/>DEFAULT: OFF </text:p>
      <text:p text:style-name="P33"/>
      <text:p text:style-name="P33"><text:tab/><text:span text:style-name="T14">This will simply print out a couple of intermediate trees during the tree search and not the <text:tab/>final tree only. The intermediate trees are written to files called: <text:s/><text:tab/></text:span><text:span text:style-name="T9">RAxML_checkpoint.TEST.0, RAxML_checkpoint.TEST.1, </text:span><text:span text:style-name="T14">etc.</text:span></text:p>
      <text:p text:style-name="P33"><text:span text:style-name="T14"/></text:p>
      <text:p text:style-name="P33"><text:span text:style-name="T14"><text:tab/></text:span><text:span text:style-name="T22">Example:</text:span><text:span text:style-name="T14"><text:tab/></text:span><text:span text:style-name="T9">raxmlHPC -j -m GTRGAMMA -s alg -p 12345 -n TEST</text:span></text:p>
      <text:p text:style-name="P33"/>
      <text:p text:style-name="P33">-J<text:tab/>Compute majority rule consensus tree with "-J MR" or extended majority rule <text:tab/>consensus tree with "-J MRE" or strict consensus tree with "-J STRICT". For <text:tab/>a custom consensus treshold &gt;= 50%, specify T_&lt;NUM&gt;, where 100 &gt;= NUM &gt;= 50. </text:p>
      <text:p text:style-name="P33"><text:s text:c="4"/>Options "-J STRICT_DROP" and "-J MR_DROP" will execute an algorithm that <text:tab/>identifies dropsets which contain rogue taxa as proposed by Pattengale et <text:tab/>al. in the paper "Uncovering hidden phylogenetic consensus". </text:p>
      <text:p text:style-name="P33"><text:s text:c="5"/>You will also need to provide a tree file containing several UNROOTED trees <text:tab/>via "-z" </text:p>
      <text:p text:style-name="P33"/>
      <text:p text:style-name="P33"><text:tab/><text:span text:style-name="T14">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33"><text:span text:style-name="T14"/></text:p>
      <text:p text:style-name="P33"><text:span text:style-name="T14"><text:tab/>You should read and cite the following papers when using these options!</text:span></text:p>
      <text:p text:style-name="P33"><text:span text:style-name="T14"/></text:p>
      <text:p text:style-name="P33"><text:span text:style-name="T14"><text:tab/>For consensus trees: </text:span></text:p>
      <text:p text:style-name="P33"><text:span text:style-name="T14"><text:tab/></text:span><text:a xlink:type="simple" xlink:href="http://www.sciencedirect.com/science/article/pii/S1877750310000086"><text:span text:style-name="T14">http://www.sciencedirect.com/science/article/pii/S1877750310000086</text:span></text:a><text:span text:style-name="T14"> </text:span></text:p>
      <text:p text:style-name="P33"><text:span text:style-name="T14"/></text:p>
      <text:p text:style-name="P33"><text:span text:style-name="T14"><text:tab/>For identifying rogue taxa:</text:span></text:p>
      <text:p text:style-name="P51"><text:a xlink:type="simple" xlink:href="http://ieeexplore.ieee.org/xpl/login.jsptp=&amp;arnumber=5710874&amp;url=http%3A%2F"><text:span text:style-name="T14">http://ieeexplore.ieee.org/xpl/login.jsptp=&amp;arnumber=5710874&amp;url=http%3A%2F</text:span></text:a><text:a xlink:type="simple" xlink:href="http://ieeexplore.ieee.org/xpl/login.jsptp=&amp;arnumber=5710874&amp;url=http%3A%2F%2Fieeexplore.ieee.org%2Fxpls%2Fabs_all.jsp%3Farnumber%3D5710874"><text:span text:style-name="T14">%2Fieeexplore.ieee.org%2Fxpls%2Fabs_all.jsp%3Farnumber%3D5710874</text:span></text:a><text:span text:style-name="T14"> </text:span></text:p>
      <text:p text:style-name="P51"><text:span text:style-name="T14"/></text:p>
      <text:p text:style-name="P51"><text:span text:style-name="T14">The two examples below compute an extended majority rule consensus tree and a 75% majority rule consensus tree.</text:span></text:p>
      <text:p text:style-name="P51"><text:span text:style-name="T14"/></text:p>
      <text:p text:style-name="P51"><text:span text:style-name="T22">Example:</text:span><text:span text:style-name="T14"><text:tab/></text:span><text:span text:style-name="T9">raxmlHPC -J MRE -z trees -m GTRCAT -n TEST</text:span></text:p>
      <text:p text:style-name="P51"><text:span text:style-name="T14"/></text:p>
      <text:p text:style-name="P51"><text:span text:style-name="T22">Example:</text:span><text:span text:style-name="T14"><text:tab/></text:span><text:span text:style-name="T9">raxmlHPC -J T_75 -z trees -m GTRCAT -n TEST</text:span></text:p>
      <text:p text:style-name="P51"><text:span text:style-name="T14"/></text:p>
      <text:p text:style-name="P51"><text:span text:style-name="T14">The example below identifies rogues using the aforementioned dropset method and using a majority rule threshold. For details, please read the paper.</text:span></text:p>
      <text:p text:style-name="P51"><text:span text:style-name="T14"/></text:p>
      <text:p text:style-name="P51"><text:span text:style-name="T22">Example:</text:span><text:span text:style-name="T14"><text:tab/></text:span><text:span text:style-name="T9">raxmlHPC -J MR_DROP -z trees -m GTRCAT -n TEST</text:span></text:p>
      <text:p text:style-name="P33"/>
      <text:p text:style-name="P33">-k<text:tab/>Specifies that bootstrapped trees should be printed with branch lengths. </text:p>
      <text:p text:style-name="P33"><text:s text:c="3"/><text:tab/>The bootstraps will run a bit longer, because model parameters will be <text:tab/>optimized at the end of each replicate under GAMMA or GAMMA+P-Invar <text:tab/>respectively. </text:p>
      <text:p text:style-name="P33"/>
      <text:p text:style-name="P33"><text:s text:c="6"/>DEFAULT: OFF </text:p>
      <text:p text:style-name="P33"/>
      <text:p text:style-name="P33"><text:tab/><text:span text:style-name="T22">Example:</text:span><text:tab/>raxmlHPC -b 12345 -p 12345 -# 100 -k -s alg -m GTRGAMMA -n TEST</text:p>
      <text:p text:style-name="P33"/>
      <text:p text:style-name="P33"/>
      <text:p text:style-name="P33">-K<text:tab/>Specify one of the multi-state substitution models (max 32 states) <text:tab/>implemented in RAxML. </text:p>
      <text:p text:style-name="P33"><text:soft-page-break/><text:s text:c="6"/>Available models are: ORDERED, MK, GTR </text:p>
      <text:p text:style-name="P33"/>
      <text:p text:style-name="P33"><text:s text:c="6"/>DEFAULT: GTR model </text:p>
      <text:p text:style-name="P33"/>
      <text:p text:style-name="P33"><text:tab/><text:span text:style-name="T14">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33"><text:span text:style-name="T14"/></text:p>
      <text:p text:style-name="P33"><text:span text:style-name="T14"><text:tab/></text:span><text:span text:style-name="T22">Example:</text:span><text:span text:style-name="T14"><text:tab/></text:span><text:span text:style-name="T9">raxmlHPC -p 12345 -m MULTIGAMMA -s multiStateAlignment -n TEST</text:span></text:p>
      <text:p text:style-name="P33"/>
      <text:p text:style-name="P33">-L<text:tab/>Compute consensus trees labelled by IC supports and the overall TC value as <text:tab/>proposed in Salichos and Rokas 2013. </text:p>
      <text:p text:style-name="P33"><text:s text:c="5"/>Compute a majority rule consensus tree with -L MR or an extended majority <text:tab/>rule consensus tree with -L MRE. </text:p>
      <text:p text:style-name="P33"><text:tab/>For a custom consensus treshold &gt;= 50%, specify -L T_&lt;NUM&gt;, where 100 &gt;= <text:tab/>NUM &gt;= 50. </text:p>
      <text:p text:style-name="P33"><text:s text:c="3"/><text:tab/>You will of course also need to provide a tree file containing several <text:tab/>UNROOTED trees via -z! </text:p>
      <text:p text:style-name="P33"/>
      <text:p text:style-name="P33"><text:tab/><text:span text:style-name="T14">This option allows to compute the TC and IC metrics on a consensus tree, as described by <text:tab/>Salichos and Rokas in this paper here:</text:span></text:p>
      <text:p text:style-name="P33"><text:span text:style-name="T14"><text:s/><text:tab/></text:span><text:a xlink:type="simple" xlink:href="http://www.nature.com/nature/journal/v497/n7449/full/nature12130.html"><text:span text:style-name="T14">http://www.nature.com/nature/journal/v497/n7449/full/nature12130.html</text:span></text:a><text:span text:style-name="T14"><text:tab/></text:span></text:p>
      <text:p text:style-name="P33"><text:span text:style-name="T14"/></text:p>
      <text:p text:style-name="P33"><text:span text:style-name="T14"><text:tab/>There is a dedicated section further down in this manual with detailed instructions.</text:span></text:p>
      <text:p text:style-name="P33"><text:span text:style-name="T14"/></text:p>
      <text:p text:style-name="P33"><text:span text:style-name="T14"><text:tab/></text:span><text:span text:style-name="T22">Example:</text:span><text:span text:style-name="T14"><text:tab/></text:span><text:span text:style-name="T9">raxmlHPC -m GTRCAT -L MRE -z trees -n TEST</text:span></text:p>
      <text:p text:style-name="P33"/>
      <text:p text:style-name="P33">-m<text:tab/>Model of Binary (Morphological), Nucleotide, Multi-State, or Amino Acid <text:tab/>Substitution: </text:p>
      <text:p text:style-name="P33"/>
      <text:p text:style-name="P33"><text:tab/><text:span text:style-name="T14">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9">-q </text:span><text:span text:style-name="T14"><text:tab/>option the only information that will be extracted from this string here that is passed via </text:span><text:span text:style-name="T9">-m</text:span><text:span text:style-name="T14"> <text:tab/>is which model of rate heterogeneity is going to be used. Note that, the rate heterogeneity <text:tab/>model is always applied to all data partitions, hence you can not have one partition be <text:tab/>analyzed under CAT and another one be analyzed under GAMMA. </text:span></text:p>
      <text:p text:style-name="P33"><text:span text:style-name="T14"/></text:p>
      <text:p text:style-name="P33"><text:span text:style-name="T14"><text:tab/>In general, the term CAT in the strings always indicates that you want to use the CAT model <text:tab/>of rate heterogeneity. The string CATI indicates </text:span></text:p>
      <text:p text:style-name="P33"><text:span text:style-name="T14"/></text:p>
      <text:p text:style-name="P33"><text:span text:style-name="T14"><text:tab/></text:span><text:span text:style-name="T85">TODO comment about ASC and X</text:span></text:p>
      <text:p text:style-name="P33"/>
      <text:p text:style-name="P33"/>
      <text:p text:style-name="P33"><text:tab/><text:span text:style-name="T3">BINARY:</text:span></text:p>
      <text:p text:style-name="P33"><text:s/></text:p>
      <text:p text:style-name="P33"><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33"><text:s text:c="20"/><text:tab/>With the optional "X" appendix you can specify a ML <text:tab/><text:tab/><text:tab/><text:tab/><text:tab/><text:tab/>estimate of base frequencies. </text:p>
      <text:p text:style-name="P33"/>
      <text:p text:style-name="P31"><text:span text:style-name="T30"><text:tab/>-m BINCATI[X]<text:tab/>Optimization of site-specific evolutionary rates which are </text:span><text:soft-page-break/><text:span text:style-name="T30"><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33"><text:s text:c="21"/><text:tab/>With the optional "X" appendix you can specify a ML <text:tab/><text:tab/><text:tab/><text:tab/><text:tab/><text:tab/>estimate of base frequencies. </text:p>
      <text:p text:style-name="P33"/>
      <text:p text:style-name="P33"><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33"><text:s text:c="21"/><text:tab/>With the optional "X" appendix you can specify a ML <text:tab/><text:tab/><text:tab/><text:tab/><text:tab/><text:tab/>estimate of base frequencies. </text:p>
      <text:p text:style-name="P33"><text:s text:c="20"/><text:tab/>The ASC prefix will correct the likelihood for <text:tab/><text:tab/><text:tab/><text:tab/><text:tab/><text:tab/><text:tab/>ascertainment bias. </text:p>
      <text:p text:style-name="P33"/>
      <text:p text:style-name="P33"><text:tab/>-m BINGAMMA[X]<text:tab/>GAMMA model of rate heterogeneity (alpha parameter will be <text:tab/><text:tab/><text:tab/><text:tab/>estimated). With the optional "X" appendix you can specify <text:tab/><text:tab/><text:tab/><text:tab/>a ML estimate of base frequencies. </text:p>
      <text:p text:style-name="P33"><text:s text:c="5"/><text:tab/><text:span text:style-name="T93">-m ASC_BINGAMMA[X]<text:tab/></text:span>GAMMA model of rate heterogeneity (alpha parameter will be <text:tab/><text:tab/><text:tab/><text:tab/>estimated). The ASC prefix will correct the likelihood for <text:tab/><text:tab/><text:tab/><text:tab/>ascertainment bias. </text:p>
      <text:p text:style-name="P33"><text:s text:c="21"/><text:tab/>With the optional "X" appendix you can specify a ML <text:tab/><text:tab/><text:tab/><text:tab/><text:tab/><text:tab/>estimate of base frequencies. </text:p>
      <text:p text:style-name="P33"><text:tab/>-m BINGAMMAI[X]<text:tab/>Same as BINGAMMA, but with estimate of proportion of <text:tab/><text:tab/><text:tab/><text:tab/><text:tab/><text:tab/>invariable sites. With the optional "X" appendix you can <text:tab/><text:tab/><text:tab/><text:tab/><text:tab/>specify a ML estimate of base frequencies. </text:p>
      <text:p text:style-name="P33"/>
      <text:p text:style-name="P51"><text:span text:style-name="T3">NUCLEOTIDES:</text:span> </text:p>
      <text:p text:style-name="P33"/>
      <text:p text:style-name="P33"><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33"><text:s text:c="23"/><text:tab/>under GTRGAMMA, depending on the tree search option. </text:p>
      <text:p text:style-name="P33"><text:s text:c="21"/><text:tab/>With the optional "X" appendix you can specify a ML <text:tab/><text:tab/><text:tab/><text:tab/><text:tab/><text:tab/>estimate of base frequencies. </text:p>
      <text:p text:style-name="P33"/>
      <text:p text:style-name="P33"><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33"><text:s text:c="23"/><text:tab/>under GTRGAMMAI, depending on the tree search option. </text:p>
      <text:p text:style-name="P33"><text:s text:c="21"/><text:tab/>With the optional "X" appendix you can specify a ML <text:tab/><text:tab/><text:tab/><text:tab/><text:tab/><text:tab/>estimate of base frequencies. </text:p>
      <text:p text:style-name="P33"/>
      <text:p text:style-name="P31"><text:span text:style-name="T30"><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span></text:p>
      <text:p text:style-name="P33"><text:s text:c="23"/><text:tab/>under GTRGAMMA, depending on the tree search option. </text:p>
      <text:p text:style-name="P33"><text:s text:c="21"/><text:tab/>With the optional "X" appendix you can specify a ML <text:tab/><text:tab/><text:tab/><text:tab/><text:tab/><text:tab/>estimate of base frequencies. </text:p>
      <text:p text:style-name="P33"><text:s text:c="15"/><text:tab/><text:tab/>The ASC prefix will correct the likelihood for <text:tab/><text:tab/><text:tab/><text:tab/><text:tab/><text:tab/><text:tab/>ascertainment bias. </text:p>
      <text:p text:style-name="P33"/>
      <text:p text:style-name="P33"><text:tab/>-m GTRGAMMA[X]<text:tab/>GTR + Optimization of substitution rates + GAMMA model of <text:tab/><text:soft-page-break/><text:tab/><text:tab/><text:tab/><text:tab/>rate heterogeneity (alpha parameter will be estimated). </text:p>
      <text:p text:style-name="P33"><text:s text:c="21"/><text:tab/>With the optional "X" appendix you can specify a ML <text:tab/><text:tab/><text:tab/><text:tab/><text:tab/><text:tab/>estimate of base frequencies. </text:p>
      <text:p text:style-name="P33"><text:tab/></text:p>
      <text:p text:style-name="P33"><text:tab/><text:span text:style-name="T93">-m ASC_GTRGAMMA[X]<text:tab/></text:span>GTR + Optimization of substitution rates + GAMMA model of <text:tab/><text:tab/><text:tab/><text:tab/><text:tab/>rate heterogeneity (alpha parameter will be estimated). </text:p>
      <text:p text:style-name="P33"><text:s text:c="20"/><text:tab/>The ASC prefix will correct the likelihood for <text:tab/><text:tab/><text:tab/><text:tab/><text:tab/><text:tab/><text:tab/>ascertainment bias. </text:p>
      <text:p text:style-name="P33"><text:s text:c="21"/><text:tab/>With the optional "X" appendix you can specify a ML <text:tab/><text:tab/><text:tab/><text:tab/><text:tab/><text:tab/>estimate of base frequencies. </text:p>
      <text:p text:style-name="P33"/>
      <text:p text:style-name="P33"><text:tab/>-m GTRGAMMAI[X]<text:tab/>Same as GTRGAMMA, but with estimate of proportion of <text:tab/><text:tab/><text:tab/><text:tab/><text:tab/><text:tab/>invariable sites. With the optional "X" appendix you can <text:tab/><text:tab/><text:tab/><text:tab/><text:tab/>specify a ML estimate of base frequencies. </text:p>
      <text:p text:style-name="P33"/>
      <text:p text:style-name="P33"/>
      <text:p text:style-name="P33"/>
      <text:p text:style-name="P33"><text:tab/><text:span text:style-name="T3">MULTI-STATE:</text:span> </text:p>
      <text:p text:style-name="P33"/>
      <text:p text:style-name="P33"><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33"><text:s text:c="41"/></text:p>
      <text:p text:style-name="P33"><text:tab/><text:tab/><text:tab/><text:tab/>With the optional "X" appendix you can specify a ML <text:tab/><text:tab/><text:tab/><text:tab/><text:tab/><text:tab/>estimate of base frequencies. </text:p>
      <text:p text:style-name="P33"/>
      <text:p text:style-name="P33"><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33"><text:s text:c="21"/><text:tab/>With the optional "X" appendix you can specify a ML <text:tab/><text:tab/><text:tab/><text:tab/><text:tab/><text:tab/>estimate of base frequencies. </text:p>
      <text:p text:style-name="P33"/>
      <text:p text:style-name="P33"><text:tab/><text:span text:style-name="T93">-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33"><text:s text:c="21"/><text:tab/>With the optional "X" appendix you can specify a ML <text:tab/><text:tab/><text:tab/><text:tab/><text:tab/><text:tab/>estimate of base frequencies. The ASC prefix willl correct <text:tab/><text:tab/><text:tab/><text:tab/>the likelihood for ascertainment bias. </text:p>
      <text:p text:style-name="P33"/>
      <text:p text:style-name="P31"><text:span text:style-name="T30"><text:tab/>-m MULTIGAMMA[X]<text:tab/>GAMMA model of rate heterogeneity (alpha parameter will be <text:tab/><text:tab/><text:tab/><text:tab/>estimated). With the optional "X" appendix you can specify <text:tab/><text:tab/><text:tab/><text:tab/>a ML estimate of base frequencies. </text:span></text:p>
      <text:p text:style-name="P31"><text:span text:style-name="T30"/></text:p>
      <text:p text:style-name="P33"><text:tab/><text:span text:style-name="T94">-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33"/>
      <text:p text:style-name="P33"><text:tab/>-m MULTIGAMMAI[X]<text:tab/>Same as MULTIGAMMA, but with estimate of proportion of <text:tab/><text:tab/><text:tab/><text:tab/><text:tab/>invariable sites. With the optional "X" appendix you can <text:tab/><text:tab/><text:tab/><text:tab/><text:tab/>specify a ML estimate of base frequencies. </text:p>
      <text:p text:style-name="P33"><text:tab/> <text:s text:c="13"/><text:tab/>You can use up to 32 distinct character states to encode <text:tab/><text:soft-page-break/><text:tab/><text:tab/><text:tab/><text:tab/>multi-state regions, they must be used in the following <text:tab/><text:tab/><text:tab/><text:tab/><text:tab/>order: </text:p>
      <text:p text:style-name="P33"><text:s text:c="16"/><text:tab/><text:tab/>0, 1, 2, 3, 4, 5, 6, 7, 8, 9, A, B, C, D, E, F, G, H, I, J, <text:tab/><text:tab/><text:tab/><text:tab/>K, L, M, N, O, P, Q, R, S, T, U, V </text:p>
      <text:p text:style-name="P33"><text:tab/> <text:s text:c="15"/><text:tab/>i.e., if you have 6 distinct character states you would use <text:tab/><text:tab/><text:tab/><text:tab/>0, 1, 2, 3, 4, 5 to encode these. </text:p>
      <text:p text:style-name="P33"><text:s text:c="16"/><text:tab/><text:tab/>The substitution model for the multi-state regions can be <text:tab/><text:tab/><text:tab/><text:tab/><text:tab/>selected via the "-K" option </text:p>
      <text:p text:style-name="P33"/>
      <text:p text:style-name="P33"><text:tab/><text:span text:style-name="T3">AMINO ACIDS: </text:span></text:p>
      <text:p text:style-name="P33"/>
      <text:p text:style-name="P33"><text:tab/><text:span text:style-name="T95">-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33"><text:s text:c="21"/><text:tab/>With the optional "X" appendix you can specify a ML <text:tab/><text:tab/><text:tab/><text:tab/><text:tab/><text:tab/>estimate of base frequencies. </text:p>
      <text:p text:style-name="P33"/>
      <text:p text:style-name="P33"><text:tab/><text:span text:style-name="T95">-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33"><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33"/>
      <text:p text:style-name="P33"><text:tab/><text:span text:style-name="T95">-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33"><text:tab/><text:tab/><text:tab/><text:tab/>Final tree might be evaluated automatically under <text:tab/><text:tab/><text:tab/><text:tab/><text:tab/><text:tab/>PROTGAMMAmatrixName[F|X], depending on the tree search <text:tab/><text:tab/><text:tab/><text:tab/><text:tab/>option. </text:p>
      <text:p text:style-name="P33"><text:tab/><text:tab/><text:tab/><text:tab/>With the optional "X" appendix you can specify a ML <text:tab/><text:tab/><text:tab/><text:tab/><text:tab/><text:tab/>estimate of base frequencies. The ASC prefix will correct <text:tab/><text:tab/><text:tab/><text:tab/><text:tab/>the likelihood for ascertainment bias. </text:p>
      <text:p text:style-name="P33"/>
      <text:p text:style-name="P31"><text:span text:style-name="T30"><text:tab/></text:span><text:span text:style-name="T96">-m PROTGAMMAmatrixName[F|X]<text:tab/></text:span><text:span text:style-name="T30">specified AA matrix + Optimization of substitution rates + <text:tab/><text:tab/><text:tab/><text:tab/>GAMMA model of rate heterogeneity (alpha parameter will be <text:tab/><text:tab/><text:tab/><text:tab/>estimated). </text:span></text:p>
      <text:p text:style-name="P33"><text:tab/><text:tab/><text:tab/><text:tab/>With the optional "X" appendix you can specify a ML <text:tab/><text:tab/><text:tab/><text:tab/><text:tab/><text:tab/>estimate of base frequencies. </text:p>
      <text:p text:style-name="P33"/>
      <text:p text:style-name="P33"><text:tab/><text:span text:style-name="T95">-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33"><text:tab/><text:tab/><text:tab/><text:tab/>With the optional "X" appendix you can specify a ML <text:tab/><text:tab/><text:tab/><text:tab/><text:tab/><text:tab/>estimate of base frequencies. </text:p>
      <text:p text:style-name="P33"/>
      <text:p text:style-name="P33"><text:tab/><text:span text:style-name="T95">-m PROTGAMMAImatrixName[F|X]</text:span><text:tab/>Same as PROTGAMMAmatrixName[F|X], but with estimate of <text:tab/><text:tab/><text:tab/><text:tab/><text:tab/>proportion of invariable sites. </text:p>
      <text:p text:style-name="P33"><text:tab/><text:tab/><text:tab/><text:tab/>With the optional "X" appendix you can specify a ML <text:tab/><text:tab/><text:tab/><text:tab/><text:tab/><text:tab/>estimate of base frequencies. </text:p>
      <text:p text:style-name="P33"><text:soft-page-break/></text:p>
      <text:p text:style-name="P33"><text:tab/><text:span text:style-name="T3">Available AA substitution models: </text:span></text:p>
      <text:p text:style-name="P33"/>
      <text:p text:style-name="P33"><text:tab/>DAYHOFF, DCMUT, JTT, MTREV, WAG, RTREV, CPREV, VT, BLOSUM62, MTMAM, LG, <text:tab/>MTART, MTZOA, PMB, HIVB, HIVW, JTTDCMUT, FLU, DUMMY, DUMMY2, AUTO, LG4M, <text:tab/><text:tab/>LG4X, PROT_FILE, GTR_UNLINKED, GTR </text:p>
      <text:p text:style-name="P33"/>
      <text:p text:style-name="P33"><text:tab/>With the optional "F" appendix you can specify if you want to use empirical <text:tab/>base frequencies </text:p>
      <text:p text:style-name="P33"><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33"/>
      <text:p text:style-name="P33"/>
      <text:p text:style-name="P91">TODO examples</text:p>
      <text:p text:style-name="P33"/>
      <text:p text:style-name="P33"/>
      <text:p text:style-name="P33"/>
      <text:p text:style-name="P33"/>
      <text:p text:style-name="P33"/>
      <text:p text:style-name="P33">-M<text:tab/>Switch on estimation of individual per-partition branch lengths. Only <text:tab/><text:tab/><text:tab/>has effect when used in combination with "-q" </text:p>
      <text:p text:style-name="P33"><text:tab/>Branch lengths for individual partitions will be printed to separate <text:tab/><text:tab/><text:tab/>files </text:p>
      <text:p text:style-name="P33"><text:tab/>A weighted average of the branch lengths is computed by using the <text:tab/><text:tab/><text:tab/>respective <text:tab/>partition lengths </text:p>
      <text:p text:style-name="P33"/>
      <text:p text:style-name="P33"><text:s text:c="6"/>DEFAULT: OFF </text:p>
      <text:p text:style-name="P52"/>
      <text:p text:style-name="P33"><text:tab/><text:span text:style-name="T14">This will enable an independent per-partition estimate of branch lengths. Note that <text:tab/>this <text:tab/>increases dramatically the number of free parameters in your model. An unrooted binary <text:tab/>tree has </text:span><text:span text:style-name="T86">2n-3</text:span><text:span text:style-name="T14"> branch lengths were n is the number of taxa. If you use this option, instead of <text:tab/></text:span><text:span text:style-name="T86">2n-3</text:span><text:span text:style-name="T14"> parameters you will get </text:span><text:span text:style-name="T86">p(2n-3)</text:span><text:span text:style-name="T14"> parameters where </text:span><text:span text:style-name="T86">p</text:span><text:span text:style-name="T14"> is the number of partitions. <text:tab/>RAxML will also run notably slower if you use this option. <text:tab/></text:span></text:p>
      <text:p text:style-name="P33"><text:span text:style-name="T14"><text:tab/>Apart from the normal output tree, RAxML will also generate output files for each <text:tab/>partition individually that allow to recover the per-partition branch lengths if needed.</text:span></text:p>
      <text:p text:style-name="P52"><text:span text:style-name="T14"/></text:p>
      <text:p text:style-name="P52"><text:span text:style-name="T14"><text:tab/><text:tab/></text:span><text:span text:style-name="T22">Example:</text:span><text:span text:style-name="T14"><text:tab/></text:span><text:span text:style-name="T9">raxmlHPC -p 12345 -M -m GTRGAMMA -s alg -q part -n TEST</text:span></text:p>
      <text:p text:style-name="P33"/>
      <text:p text:style-name="P33"/>
      <text:p text:style-name="P52"><text:s text:c="6"/>-n<text:tab/>Specifies the name of the output file. </text:p>
      <text:p text:style-name="P33"/>
      <text:p text:style-name="P33"><text:tab/><text:span text:style-name="T14">This option has to be always specified. The arbitrary name passed via </text:span><text:span text:style-name="T9">-n</text:span><text:span text:style-name="T14"> will be appended <text:tab/>to all RAxML output files such that you know which files have been generated by which <text:tab/>invocation.</text:span></text:p>
      <text:p text:style-name="P33"><text:span text:style-name="T14"><text:tab/>If you intend to do two runs that write files into the same directory with the same name <text:tab/>specified by -n the program will exit with an error to prevent you over-writing output files <text:tab/>from a previous run.</text:span></text:p>
      <text:p text:style-name="P33"><text:span text:style-name="T14"/></text:p>
      <text:p text:style-name="P33"><text:span text:style-name="T14"><text:tab/></text:span><text:span text:style-name="T22">Example:</text:span><text:span text:style-name="T14"><text:tab/></text:span><text:span text:style-name="T9">raxmlHPC -p 12345 -m GTRGAMMA -s alg </text:span></text:p>
      <text:p text:style-name="P33"><text:span text:style-name="T9"><text:tab/><text:tab/><text:tab/>-n MySuperDuperRAxMLOutputFileName</text:span><text:span text:style-name="T14"><text:tab/></text:span><text:tab/><text:tab/></text:p>
      <text:p text:style-name="P33"/>
      <text:p text:style-name="P33">-o<text:tab/>Specify the name of a single outgrpoup or a comma-separated list of <text:tab/><text:tab/><text:tab/>outgroups, e.g., -o Rat or -o Rat,Mouse, in case that multiple outgroups are <text:tab/>not monophyletic the first name in the list will be selected as outgroup, <text:tab/>don't leave spaces between taxon names! </text:p>
      <text:p text:style-name="P33"/>
      <text:p text:style-name="P33"><text:soft-page-break/><text:tab/><text:span text:style-name="T18">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62"><text:tab/>warning will be printed.</text:p>
      <text:p text:style-name="P62"><text:tab/>Keep in mind that outgroups are just a tree drawing option, the trees remain, essentially <text:tab/>unrooted trees. </text:p>
      <text:p text:style-name="P62"/>
      <text:p text:style-name="P70"><text:span text:style-name="T24"><text:tab/></text:span><text:span text:style-name="T21">Example:<text:tab/></text:span><text:span text:style-name="T10">raxmlHPC -s alg -p 12345 -m GTRGAMMA -o Rat,Mouse -n TEST</text:span><text:span text:style-name="T9"> </text:span></text:p>
      <text:p text:style-name="P33"/>
      <text:p text:style-name="P33"/>
      <text:p text:style-name="P33">-O<text:tab/>Disable check for completely undetermined sequence in alignment. </text:p>
      <text:p text:style-name="P33"><text:s text:c="6"/>The program will not exit with an error message when "-O" is specified. </text:p>
      <text:p text:style-name="P33"/>
      <text:p text:style-name="P33"><text:tab/>DEFAULT: check enabled </text:p>
      <text:p text:style-name="P33"/>
      <text:p text:style-name="P33"><text:tab/><text:span text:style-name="T14">In general it does not make sense to analyze alignments where one or more sequences <text:tab/>consist of completely undetermined characters (e.g., </text:span><text:span text:style-name="T9">-,N,?,X</text:span><text:span text:style-name="T14">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33"><text:span text:style-name="T14"/></text:p>
      <text:p text:style-name="P33"><text:span text:style-name="T14"><text:tab/></text:span><text:span text:style-name="T21">Example:<text:tab/></text:span><text:span text:style-name="T10">raxmlHPC -s alg -p 12345 -m GTRGAMMA -O -n TEST</text:span><text:span text:style-name="T11"> </text:span></text:p>
      <text:p text:style-name="P33"/>
      <text:p text:style-name="P33">-p<text:tab/>Specify a random number seed for the parsimony inferences. This allows you <text:tab/>to reproduce your results and will help me debug the program. </text:p>
      <text:p text:style-name="P33"/>
      <text:p text:style-name="P33"><text:tab/><text:span text:style-name="T14">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33"><text:span text:style-name="T14"><text:tab/>In the example below (a simple tree search for the ML tree) the random number seed is <text:tab/>required for randomized stepwise addition order parsimony starting tree that is computed <text:tab/>prior to the actual ML optimization.</text:span></text:p>
      <text:p text:style-name="P33"><text:span text:style-name="T14"/></text:p>
      <text:p text:style-name="P33"><text:span text:style-name="T14"><text:tab/></text:span><text:span text:style-name="T21">Example:<text:tab/></text:span><text:span text:style-name="T10">raxmlHPC -s alg -p 2352890 -m GTRGAMMA -n TEST</text:span><text:span text:style-name="T11"> </text:span></text:p>
      <text:p text:style-name="P33"/>
      <text:p text:style-name="P33"/>
      <text:p text:style-name="P33">-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33"/>
      <text:p text:style-name="P33"><text:tab/><text:span text:style-name="T14">Note that, the substitution model you specify via </text:span><text:span text:style-name="T10">-m PROTGAMMAWAG </text:span><text:span text:style-name="T89">in the example below <text:tab/>will be ignored here. RAxML will only extract the information that this is a protein data <text:tab/>alignment and that you want to use the GAMMA model of rate heterogeneity from the string <text:tab/>and will ignore </text:span><text:span text:style-name="T10">WAG</text:span><text:span text:style-name="T89">.</text:span></text:p>
      <text:p text:style-name="P33"><text:span text:style-name="T89"><text:tab/>If you want to use your own protein substitution models for partitioned datasets, the <text:tab/>substitution model files that have the same format as described here need to be specified <text:tab/>in the partition file.</text:span></text:p>
      <text:p text:style-name="P33"/>
      <text:p text:style-name="P33"><text:tab/><text:span text:style-name="T21">Example:<text:tab/></text:span><text:span text:style-name="T10">raxmlHPC -s alg -p 12345 -P myProteinModel -m PROTGAMMAWAG </text:span></text:p>
      <text:p text:style-name="P33"><text:span text:style-name="T10"><text:tab/><text:tab/><text:tab/>-n TEST</text:span><text:span text:style-name="T11"> </text:span></text:p>
      <text:p text:style-name="P33"/>
      <text:p text:style-name="P33">-q<text:tab/>Specify the file name which contains the assignment of models to alignment </text:p>
      <text:p text:style-name="P33"><text:s text:c="6"/>partitions for multiple models of substitution. For the syntax of this file </text:p>
      <text:p text:style-name="P33"><text:s text:c="6"/>please consult the manual. </text:p>
      <text:p text:style-name="P33"><text:soft-page-break/><text:span text:style-name="T18"/></text:p>
      <text:p text:style-name="P33"><text:span text:style-name="T18"><text:tab/>This option allows you to specify the regions of your alignment for which an individual <text:tab/>model of nucleotide substitution should be estimated. They can also contain different types <text:tab/>of data.</text:span></text:p>
      <text:p text:style-name="P33"><text:span text:style-name="T18"><text:tab/>This will typically be useful to infer trees for long (in terms of base–pairs) multigene</text:span></text:p>
      <text:p text:style-name="P62"><text:tab/>alignments. If, e.g.,<text:span text:style-name="T32">-m GTRGAMMA </text:span><text:s/>is used, individual <text:span text:style-name="T102">alpha</text:span>-shape parameters, GTR-rates, <text:tab/>and empirical base frequencies will be estimated and optimized for each partition. </text:p>
      <text:p text:style-name="P62"><text:tab/>Since RAxML can handle alignments consisting of different data types (binary data, DNA <text:tab/>data, protein data etc.) you must specify the type of datafor each partition in the partition <text:tab/>file, before the partition name. </text:p>
      <text:p text:style-name="P62"><text:tab/>For DNA data this just means that you have to add <text:span text:style-name="T9">DNA</text:span> to each line in the partition file, for <text:tab/>AA data this is done by specifying the respective AA substitution matrix (e.g., <text:span text:style-name="T9">WAG</text:span> or <text:span text:style-name="T9">LG</text:span>) <text:tab/>you want to use for a partition. For binary data you'd specify <text:span text:style-name="T9">BIN</text:span> and for multi-state data <text:tab/><text:span text:style-name="T9">MULTI</text:span>. </text:p>
      <text:p text:style-name="P62"><text:tab/>Now, if you want to analyze a specific partition using an ascertainment bias correction you <text:tab/>need to prepend <text:span text:style-name="T9">ASC_</text:span> to the data type, e.g., <text:span text:style-name="T9">ASC_WAG</text:span> or <text:span text:style-name="T9">ASC_DNA</text:span>.</text:p>
      <text:p text:style-name="P62"><text:tab/>If for a specific partition you want to use a maximum likelihood estimate for the base <text:tab/>frequencies, you'd append <text:span text:style-name="T9">X</text:span> to the data type name, e.g., <text:span text:style-name="T9">DNAX</text:span> or <text:span text:style-name="T9">LGX</text:span>.</text:p>
      <text:p text:style-name="P62"><text:tab/>If you want to use empirical base frequencies (instead of the default pre-defined ones that <text:tab/>ship with the models) you'd write, e.g., <text:span text:style-name="T9">WAGF</text:span> or <text:span text:style-name="T9">JTTF</text:span>.</text:p>
      <text:p text:style-name="P62"><text:tab/>If you want to use a protein substitution model of your own for a specific partition, it must <text:tab/>be in the same format as specified for the <text:span text:style-name="T9">-P </text:span>option. Instead of specifying the data type <text:tab/>with <text:span text:style-name="T9">WAG</text:span> for instance, you will need to specify the protein substitution model file name in <text:tab/>square brackets, e.g., <text:span text:style-name="T9">[myProtenSubstitutionModelFileName]</text:span>.</text:p>
      <text:p text:style-name="P62"><text:tab/></text:p>
      <text:p text:style-name="P62"><text:tab/>If you want to do a partitioned analysis of concatenated AA and DNA partitions you can <text:tab/>either specify <text:span text:style-name="T9">-m GTRGAMMA</text:span> or, e.g., <text:span text:style-name="T9">-m PROTGAMMAWAG.</text:span> The only thing that will be <text:tab/>extracted from the string passed via -m is the model of rate heterogeneity you want to use.</text:p>
      <text:p text:style-name="P62"/>
      <text:p text:style-name="P62"><text:tab/>If you have a pure DNA alignment with 1,000bp from two genes <text:span text:style-name="T32">gene1 </text:span><text:s/>(positions 1–500) <text:tab/>and <text:span text:style-name="T32">gene2</text:span>(positions 501–1,000) the information in the partition file should look as <text:tab/>follows:</text:p>
      <text:p text:style-name="P62"/>
      <text:p text:style-name="P65"><text:tab/><text:span text:style-name="T9">DNA, gene1 = 1-500</text:span></text:p>
      <text:p text:style-name="P71"><text:tab/>DNA, gene2 = 501-1000</text:p>
      <text:p text:style-name="P71"/>
      <text:p text:style-name="P71"><text:tab/><text:span text:style-name="T14">If you want an ML estimate of frequencies for the first partition it will look like this:</text:span></text:p>
      <text:p text:style-name="P71"/>
      <text:p text:style-name="P71"><text:tab/>DNAX, gene1 = 1-500</text:p>
      <text:p text:style-name="P71"><text:tab/>DNA, gene2 = 501-1000</text:p>
      <text:p text:style-name="P71"/>
      <text:p text:style-name="P71"><text:tab/><text:span text:style-name="T14">To analyze the first partition with ascertainment bias correction you need to write: </text:span></text:p>
      <text:p text:style-name="P71"><text:span text:style-name="T14"/></text:p>
      <text:p text:style-name="P71"><text:span text:style-name="T14"><text:tab/></text:span>ASC_DNA, gene1 = 1-500</text:p>
      <text:p text:style-name="P71"><text:tab/>DNA, gene2 = 501-1000</text:p>
      <text:p text:style-name="P65"><text:tab/></text:p>
      <text:p text:style-name="P62"><text:s/><text:tab/>If <text:span text:style-name="T32">gene1 </text:span><text:s/>is scattered through the alignment, e.g. positions 1–200, and 800–1,000 you <text:tab/>specify this with:</text:p>
      <text:p text:style-name="P62"/>
      <text:p text:style-name="P65"><text:tab/><text:span text:style-name="T9">DNA, gene1 = 1-200, 800-1,000</text:span></text:p>
      <text:p text:style-name="P71"><text:tab/>DNA, gene2 = 201-799</text:p>
      <text:p text:style-name="P65"/>
      <text:p text:style-name="P62"><text:tab/>You can also assign distinct models to the codon positions, i.e. if you want a distinct model <text:tab/>to be estimated for each codon position in gene1 you can specify:</text:p>
      <text:p text:style-name="P62"/>
      <text:p text:style-name="P101">DNA, gene1codon1 = 1-500\3</text:p>
      <text:p text:style-name="P101">DNA, gene1codon2 = 2-500\3</text:p>
      <text:p text:style-name="P101"><text:soft-page-break/>DNA, gene1codon3 = 3-500\3</text:p>
      <text:p text:style-name="P101">DNA, gene2 = 501-1000</text:p>
      <text:p text:style-name="P101"/>
      <text:p text:style-name="P62"><text:tab/>If you only need a distinct model for the 3rd codon position you can write:</text:p>
      <text:p text:style-name="P62"/>
      <text:p text:style-name="P101">DNA, gene1codon1andcodon2 = 1-500\3, 2-500\3</text:p>
      <text:p text:style-name="P101">DNA, gene1codon3 = 3-500\3</text:p>
      <text:p text:style-name="P101">DNA, gene2 = 501-1000</text:p>
      <text:p text:style-name="P101"/>
      <text:p text:style-name="P62"><text:s/><text:tab/>As already mentioned, for AA data you must specify the transition matrices for each</text:p>
      <text:p text:style-name="P62"><text:tab/>partition:</text:p>
      <text:p text:style-name="P62"/>
      <text:p text:style-name="P101">JTT, gene1 = 1-500</text:p>
      <text:p text:style-name="P101">WAGF, gene2 = 501-800</text:p>
      <text:p text:style-name="P101">WAG, gene3 = 801-1000</text:p>
      <text:p text:style-name="P101"/>
      <text:p text:style-name="P62"><text:tab/>The AA substitution model must be the first entry in each line and must be separated by a <text:tab/>comma from the gene/partition name, just like the <text:span text:style-name="T32">DNA </text:span><text:s/>token above. You can not assign <text:tab/>different models of rate heterogeneity to different partitions, i.e., it will be either <text:span text:style-name="T32">CAT</text:span> , <text:tab/><text:span text:style-name="T32">GAMMA</text:span> , <text:span text:style-name="T32">GAMMAI </text:span><text:s/>etc. for all partitions, as specified with <text:span text:style-name="T10">-m</text:span> .</text:p>
      <text:p text:style-name="P62"/>
      <text:p text:style-name="P62"><text:tab/>If you want to use a protein model of your own, for partition one, you'd write:</text:p>
      <text:p text:style-name="P62"/>
      <text:p text:style-name="P62"><text:tab/><text:span text:style-name="T9">[myProtenSubstitutionModelFileName]</text:span><text:span text:style-name="T10">, gene1 = 1-500</text:span></text:p>
      <text:p text:style-name="P101">WAGF, gene2 = 501-800</text:p>
      <text:p text:style-name="P71"><text:tab/>WAG, gene3 = 801-1000<text:tab/></text:p>
      <text:p text:style-name="P71"/>
      <text:p text:style-name="P62"><text:tab/>To use a maximum likelihoo estimate of the base frequencies for all partitions you'd write:</text:p>
      <text:p text:style-name="P62"/>
      <text:p text:style-name="P62"><text:tab/><text:span text:style-name="T10">JTTX, gene1 = 1-500</text:span></text:p>
      <text:p text:style-name="P101">WAGX, gene2 = 501-800</text:p>
      <text:p text:style-name="P101">WAGX, gene3 = 801-1000</text:p>
      <text:p text:style-name="P71"/>
      <text:p text:style-name="P62"><text:tab/>Finally, if you have a concatenated DNA and AA alignment, with DNA data at positions 1–<text:tab/>500 and AA data at 501-1,000 with the WAG model the partition file should look as follows:</text:p>
      <text:p text:style-name="P62"/>
      <text:p text:style-name="P65"><text:tab/><text:span text:style-name="T9">DNA, gene1 = 1-500</text:span></text:p>
      <text:p text:style-name="P71"><text:tab/>WAG, gene2 = 501-1000</text:p>
      <text:p text:style-name="P71"/>
      <text:p text:style-name="P71"><text:tab/><text:span text:style-name="T14">A partition file for binary data would look like this:</text:span></text:p>
      <text:p text:style-name="P71"/>
      <text:p text:style-name="P71"><text:tab/>BIN, gene1 = 1-500</text:p>
      <text:p text:style-name="P71"><text:tab/>BIN, gene2 = 501-1000</text:p>
      <text:p text:style-name="P71"/>
      <text:p text:style-name="P71"><text:tab/><text:span text:style-name="T14">and for multi-state data</text:span></text:p>
      <text:p text:style-name="P71"/>
      <text:p text:style-name="P71"><text:tab/>MULTI, gene1 = 1-500</text:p>
      <text:p text:style-name="P71"><text:tab/>MULTI, gene2 = 501-1000</text:p>
      <text:p text:style-name="P65"><text:tab/></text:p>
      <text:p text:style-name="P102"><text:span text:style-name="T4">Example:</text:span><text:span text:style-name="T36"><text:tab/></text:span><text:span text:style-name="T10">raxmlHPC -s alg -m GTRGAMMA -q part -p 12345 -n TEST</text:span></text:p>
      <text:p text:style-name="P33"/>
      <text:p text:style-name="P33">-r<text:tab/>Specify the file name of a binary constraint tree. </text:p>
      <text:p text:style-name="P33"><text:s text:c="6"/>This tree does not need to be comprehensive, i.e. must not contain all taxa </text:p>
      <text:p text:style-name="P33"/>
      <text:p text:style-name="P33"><text:tab/><text:span text:style-name="T18">This option allows you to pass a </text:span><text:span text:style-name="T24">binary/bifurcating </text:span><text:span text:style-name="T18"><text:s/>constraint/backbone tree in NEWICK <text:tab/>format to RAxML.</text:span></text:p>
      <text:p text:style-name="P62"><text:tab/>Note, that using this option only makes sense if this tree contains less taxa than the input <text:soft-page-break/><text:tab/>alignment. The remaining taxa will initially be added by using parsimony criterion. Once a <text:tab/>comprehensive tree with all taxa has been obtained it will be optimized under ML <text:tab/>respecting the restrictions of the binary constraint tree.</text:p>
      <text:p text:style-name="P62"/>
      <text:p text:style-name="P62"><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62"/>
      <text:p text:style-name="P70"><text:span text:style-name="T24"><text:tab/></text:span><text:span text:style-name="T21">Example:</text:span><text:span text:style-name="T33"><text:tab/></text:span><text:span text:style-name="T10">raxmlHPC -s alg -m GTRGAMMA -r constr -p 12345 -n TEST</text:span><text:span text:style-name="T9"> </text:span></text:p>
      <text:p text:style-name="P33"/>
      <text:p text:style-name="P33">-R<text:tab/>Specify the file name of a binary model parameter file that has previously <text:tab/>been generated with RAxML using the -f e tree evaluation option. The file <text:tab/>name should be: RAxML_binaryModelParameters.runID </text:p>
      <text:p text:style-name="P33"/>
      <text:p text:style-name="P33"><text:tab/><text:span text:style-name="T14">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9">-f e</text:span><text:span text:style-name="T14"> tree evaluation <text:tab/>function.</text:span></text:p>
      <text:p text:style-name="P33"><text:span text:style-name="T14"/></text:p>
      <text:p text:style-name="P33"><text:span text:style-name="T14"><text:tab/>It is useful with the </text:span><text:span text:style-name="T9">-f v</text:span><text:span text:style-name="T14"> option when you want to place different reads into the same <text:tab/>reference tree and with the quartet evaluation function </text:span><text:span text:style-name="T9">-f q</text:span><text:span text:style-name="T14">, in particular the parallel <text:tab/>version of it!</text:span></text:p>
      <text:p text:style-name="P33"><text:span text:style-name="T14"/></text:p>
      <text:p text:style-name="P33"><text:span text:style-name="T22"><text:tab/>Example:</text:span><text:span text:style-name="T14"><text:tab/></text:span><text:span text:style-name="T9">raxmlHPC -f v -R RAxML_binaryModelParameters.PARAMS </text:span></text:p>
      <text:p text:style-name="P33"><text:span text:style-name="T9"><text:tab/><text:tab/><text:tab/>-t RAxML_result.PARAMS -s alg -m GTRCAT -n TEST2</text:span></text:p>
      <text:p text:style-name="P33"><text:span text:style-name="T14"><text:tab/></text:span><text:tab/></text:p>
      <text:p text:style-name="P33">-s<text:tab/>Specify the name of the alignment data file in PHYLIP or FASTA format </text:p>
      <text:p text:style-name="P33"/>
      <text:p text:style-name="P33"><text:tab/><text:span text:style-name="T18">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28"> </text:span></text:p>
      <text:p text:style-name="P33"><text:span text:style-name="T28"><text:tab/>S</text:span><text:span text:style-name="T18">equence names can be of variable length between 1 up to 256 characters. If you need <text:tab/>longer taxon names you can adapt the constant </text:span><text:span text:style-name="T10">#define nmlngth 256</text:span><text:span text:style-name="T89"> </text:span><text:span text:style-name="T18">in file </text:span><text:span text:style-name="T10">axml.h </text:span><text:span text:style-name="T18"><text:s/><text:tab/>appropriately. Moreover, RAxML is not sensitive with respect to the formatting (tabs, insets, <text:tab/>etc) of interleaved PHYLIP files.</text:span></text:p>
      <text:p text:style-name="P33"><text:span text:style-name="T18"/></text:p>
      <text:p text:style-name="P33"><text:span text:style-name="T18"><text:tab/>RAxML can now also parse FASTA format. If RAxML notices that it can't parse a phylip <text:tab/>format it will try to parse the alignment file as FASTA format. So far it has been able to <text:tab/>parse all FASTA files.</text:span></text:p>
      <text:p text:style-name="P33"><text:span text:style-name="T18"/></text:p>
      <text:p text:style-name="P33"><text:span text:style-name="T18"><text:tab/>A plethora of small example input files for different data types can be found in the step-by-<text:tab/>step on-line tutorial: </text:span><text:a xlink:type="simple" xlink:href="http://sco.h-its.org/exelixis/web/software/raxml/hands_on.html"><text:span text:style-name="T27">http://sco.h-its.org/exelixis/web/software/raxml/hands_on.html</text:span></text:a><text:span text:style-name="T27"> </text:span></text:p>
      <text:p text:style-name="P33"><text:span text:style-name="T18"/></text:p>
      <text:p text:style-name="P33"><text:span text:style-name="T18"><text:tab/></text:span><text:span text:style-name="T20">Example:</text:span><text:span text:style-name="T18"><text:tab/></text:span><text:span text:style-name="T11">raxmlHPC -s alignment.fasta -m GTRGAMMA -p 12345 -n TEST</text:span></text:p>
      <text:p text:style-name="P24"><text:tab/></text:p>
      <text:p text:style-name="P33">-S<text:tab/>Specify the name of a secondary structure file. The file can contain "." for </text:p>
      <text:p text:style-name="P33"><text:s text:c="5"/><text:tab/>alignment columns that do not form part of a stem and characters "()&lt;&gt;[]{}" <text:tab/>to define stem regions and pseudoknots </text:p>
      <text:p text:style-name="P33"/>
      <text:p text:style-name="P29"><text:span text:style-name="T13"><text:tab/></text:span><text:span text:style-name="T45">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48">-S</text:span><text:span text:style-name="T45"> which RNA <text:tab/>alignment sites need to be grouped/evolve together. </text:span></text:p>
      <text:p text:style-name="P19"><text:span text:style-name="T44"><text:tab/>We do this in a standard bracket notation written into a plain text file, e.g., our DNA <text:tab/>test <text:tab/>alignment has 60 sites, thus our secondary structure file needs to contain a string of 60 <text:tab/>characters like this one:</text:span></text:p>
      <text:p text:style-name="P103"><text:soft-page-break/><text:span text:style-name="T15"><text:line-break/></text:span><text:span text:style-name="T48">..................((.......))............(.........)........</text:span><text:span text:style-name="T15"><text:line-break/><text:line-break/></text:span><text:span text:style-name="T45">The '</text:span><text:span text:style-name="T48">.</text:span><text:span text:style-name="T45">' symbol indicates that this is just a normal RNA site while the brackets indicate stems. Evidently, the number of opening and closing brackets mus match. In addition, it is also possible to specify pseudo knots with additional symbols: </text:span><text:span text:style-name="T48">&lt;&gt;[]{}</text:span><text:span text:style-name="T45"> for instance:</text:span><text:span text:style-name="T15"><text:line-break/><text:line-break/></text:span><text:span text:style-name="T48">..................((.......)).......{....(....}....)........</text:span><text:span text:style-name="T15"><text:line-break/><text:line-break/></text:span><text:span text:style-name="T45">In terms of models there are 6-state, 7-state and 16-state models for accommodating secondary structure that are specified via  </text:span><text:span text:style-name="T48">-A</text:span><text:span text:style-name="T45">. </text:span></text:p>
      <text:p text:style-name="P103"><text:span text:style-name="T45">Available models are: </text:span><text:span text:style-name="T48">S6A, S6B, S6C, S6D, S6E, S7A, S7B, S7C, S7D, S7E, S7F, S16, S16A, S16B</text:span><text:span text:style-name="T45">. The default is the GTR 16-state model (</text:span><text:span text:style-name="T48">-A S16</text:span><text:span text:style-name="T45">). In RAxML the same nomenclature as in PHASE is used, so please consult the phase manual at</text:span><text:span text:style-name="T47"> </text:span><text:a xlink:type="simple" xlink:href="http://intranet.cs.man.ac.uk/ai//Software/phase/phase-2.0-manual.pdf">http://intranet.cs.man.ac.uk/ai//Software/phase/phase-2.0-manual.pdf</text:a><text:span text:style-name="T47"> </text:span><text:span text:style-name="T45">for a nice and detailed description of these models.</text:span></text:p>
      <text:p text:style-name="P29"><text:span text:style-name="T15"><text:line-break/><text:line-break/></text:span><text:span text:style-name="T45"><text:tab/></text:span><text:span text:style-name="T46">Example:</text:span><text:span text:style-name="T45"><text:tab/></text:span><text:span text:style-name="T49">raxmlHPC -m GTRGAMMA -p 12345 -S secondaryStructure.txt </text:span></text:p>
      <text:p text:style-name="P29"><text:span text:style-name="T49"><text:tab/><text:tab/><text:tab/>-s rna.phy -n TEST</text:span></text:p>
      <text:p text:style-name="P103"><text:span text:style-name="T15"><text:line-break/></text:span><text:span text:style-name="T45">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33">-t<text:tab/>Specify a user starting tree file name in Newick format </text:p>
      <text:p text:style-name="P33"/>
      <text:p text:style-name="P33"><text:tab/><text:span text:style-name="T18">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62"><text:tab/>Initially, taxa will be added to the tree using parsimony. The comprehensive tree will then <text:tab/>be optimized under ML.</text:p>
      <text:p text:style-name="P63"><text:span text:style-name="T36"><text:tab/></text:span></text:p>
      <text:p text:style-name="P63"><text:span text:style-name="T36"><text:tab/></text:span><text:span text:style-name="T4">Example: </text:span><text:span text:style-name="T36"><text:tab/></text:span><text:span text:style-name="T10">raxmlHPC -s alg -m GTRGAMMA -t tree -p 12345 -n TEST</text:span></text:p>
      <text:p text:style-name="P59"/>
      <text:p text:style-name="P33">-T<text:tab/>PTHREADS VERSION ONLY! Specify the number of threads you want to run. </text:p>
      <text:p text:style-name="P33"><text:tab/>Make sure to set "-T" to at most the number of CPUs you have on your <text:tab/>machine, otherwise, there will be a huge performance decrease! </text:p>
      <text:p text:style-name="P33"><text:span text:style-name="T18"/></text:p>
      <text:p text:style-name="P33"><text:span text:style-name="T18"><text:tab/></text:span><text:span text:style-name="T11">T</text:span><text:span text:style-name="T18"> is set to 0 by default, the Pthreads version will produce an error if you do not set </text:span><text:span text:style-name="T10">-T</text:span><text:span text:style-name="T89"> </text:span><text:span text:style-name="T18"><text:s/>to at <text:tab/>least 2.</text:span></text:p>
      <text:p text:style-name="P33"><text:span text:style-name="T18"/></text:p>
      <text:p text:style-name="P63"><text:span text:style-name="T36"><text:tab/></text:span><text:span text:style-name="T4">Example:</text:span><text:span text:style-name="T36"><text:tab/></text:span><text:span text:style-name="T10">raxmlHPC-PTHREADS -T 4 -s alg -m GTRGAMMA -p 12345 -n TEST</text:span></text:p>
      <text:p text:style-name="P33"/>
      <text:p text:style-name="P33">-u<text:tab/>use the median for the discrete approximation of the GAMMA model of rate <text:tab/>heterogeneity </text:p>
      <text:p text:style-name="P33"/>
      <text:p text:style-name="P33"><text:s text:c="5"/><text:tab/>DEFAULT: OFF </text:p>
      <text:p text:style-name="P33"/>
      <text:p text:style-name="P33"><text:tab/><text:span text:style-name="T14">If you specify this option, RAxML will use the median instead of the mean for the discrete <text:tab/>Gamma model of rate heterogeneity. Typically, using the median will yield slightly better <text:tab/></text:span></text:p>
      <text:p text:style-name="P33"><text:span text:style-name="T14"><text:tab/>likelihood scores.</text:span></text:p>
      <text:p text:style-name="P33"><text:span text:style-name="T14"/></text:p>
      <text:p text:style-name="P33"><text:span text:style-name="T14"><text:tab/></text:span><text:span text:style-name="T22">Example:</text:span><text:span text:style-name="T14"><text:tab/></text:span><text:span text:style-name="T9">raxmlHPC -p 12345 -u -s alg -m GTRGAMMA -n TEST</text:span></text:p>
      <text:p text:style-name="P33"><text:soft-page-break/></text:p>
      <text:p text:style-name="P33">-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33"><text:s text:c="4"/><text:tab/><text:span text:style-name="T3">This will only work for DNA and/or PROTEIN data and only with the SSE3 or <text:tab/>AVX-vextorized version of the code.</text:span> </text:p>
      <text:p text:style-name="P33"/>
      <text:p text:style-name="P33"><text:tab/><text:span text:style-name="T14">This option can help you to save memory and potentially also time on large gappy multi-<text:tab/>gene alignem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33"><text:span text:style-name="T14"/></text:p>
      <text:p text:style-name="P33"><text:span text:style-name="T14"><text:tab/></text:span><text:span text:style-name="T22">Example:</text:span><text:span text:style-name="T14"><text:tab/></text:span><text:span text:style-name="T9">raxmlHPC -p 12345 -U -s alg -m GTRGAMMA -n TEST</text:span></text:p>
      <text:p text:style-name="P33"/>
      <text:p text:style-name="P33">-v<text:tab/>Display version information </text:p>
      <text:p text:style-name="P33"/>
      <text:p text:style-name="P33"><text:tab/><text:span text:style-name="T14">Displays the RAxML version you are using.</text:span></text:p>
      <text:p text:style-name="P24"/>
      <text:p text:style-name="P33"><text:span text:style-name="T14"><text:tab/></text:span><text:span text:style-name="T22">Example:</text:span><text:tab/>raxmlHPC -v</text:p>
      <text:p text:style-name="P33"/>
      <text:p text:style-name="P33">-V<text:tab/>Disable rate heterogeneity among sites model and use one without rate <text:tab/>heterogeneity instead. Only works if you specify the CAT model of rate <text:tab/>heterogeneity. </text:p>
      <text:p text:style-name="P33"/>
      <text:p text:style-name="P33"><text:s text:c="6"/>DEFAULT: use rate heterogeneity </text:p>
      <text:p text:style-name="P33"/>
      <text:p text:style-name="P33"><text:tab/><text:span text:style-name="T14">This option can be used if your dataset better fits a model without rate heterogeneity. <text:s/>This <text:tab/>is rare, but such datasets do exist. </text:span></text:p>
      <text:p text:style-name="P33"><text:span text:style-name="T14"/></text:p>
      <text:p text:style-name="P33"><text:span text:style-name="T14"><text:tab/></text:span><text:span text:style-name="T22">Example:</text:span><text:span text:style-name="T14"><text:tab/></text:span><text:span text:style-name="T9">raxmlHPC -m GTRCAT -s alg -p 12345 -V -n TEST</text:span></text:p>
      <text:p text:style-name="P33"/>
      <text:p text:style-name="P33">-w<text:tab/>FULL (!) path to the directory into which RAxML shall write its output files </text:p>
      <text:p text:style-name="P33"/>
      <text:p text:style-name="P33"><text:s text:c="6"/>DEFAULT: current directory </text:p>
      <text:p text:style-name="P33"/>
      <text:p text:style-name="P33"><text:tab/><text:span text:style-name="T18">Name of the working directory where RAxML shall write its output files to. Note that you <text:tab/>need to specify the full path and not the relative path!</text:span></text:p>
      <text:p text:style-name="P33"><text:span text:style-name="T18"/></text:p>
      <text:p text:style-name="P33"><text:span text:style-name="T18"><text:tab/></text:span><text:span text:style-name="T20">Example:</text:span><text:span text:style-name="T18"><text:tab/></text:span><text:span text:style-name="T11">raxmlHPC -m GTRCAT -p 12345 -s alg </text:span></text:p>
      <text:p text:style-name="P33"><text:span text:style-name="T30"><text:tab/><text:tab/><text:tab/>-w /home/stamatak/Desktop/myAnalysys -n TEST</text:span></text:p>
      <text:p text:style-name="P33"/>
      <text:p text:style-name="P33">-W <text:s text:c="2"/><text:tab/>Sliding window size for leave-one-out site-specific placement bias algorithm </text:p>
      <text:p text:style-name="P33"><text:s text:c="6"/>only effective when used in combination with -f S </text:p>
      <text:p text:style-name="P33"/>
      <text:p text:style-name="P33"><text:s text:c="6"/>DEFAULT: 100 sites </text:p>
      <text:p text:style-name="P33"/>
      <text:p text:style-name="P33"><text:tab/><text:span text:style-name="T14">Defines the sliding window size for the -f S option, 100 usually yields relatively smooth <text:tab/>plots.</text:span></text:p>
      <text:p text:style-name="P33"><text:span text:style-name="T14"/></text:p>
      <text:p text:style-name="P33"><text:span text:style-name="T14"><text:tab/></text:span><text:span text:style-name="T22">Example:</text:span><text:span text:style-name="T14"><text:tab/></text:span><text:span text:style-name="T9">raxmlHPC -f S -s alg -t tree -m GTRGAMMA -N 100 -W 200 -n TEST </text:span></text:p>
      <text:p text:style-name="P33"/>
      <text:p text:style-name="P33">-x<text:tab/>Specify an integer number (random seed) and turn on rapid bootstrapping </text:p>
      <text:p text:style-name="P33"><text:s text:c="4"/><text:tab/>CAUTION: unlike in previous versions of RAxML will conduct rapid BS <text:tab/>replicates under the model of rate heterogeneity you specified via -m and <text:tab/>not by default under CAT </text:p>
      <text:p text:style-name="P33"/>
      <text:p text:style-name="P33"><text:tab/><text:span text:style-name="T18">This will invoke the rapid bootstrapping algorithm described in</text:span></text:p>
      <text:p text:style-name="P33"><text:soft-page-break/><text:span text:style-name="T18"><text:tab/></text:span><text:a xlink:type="simple" xlink:href="http://sysbio.oxfordjournals.org/content/57/5/758.short"><text:span text:style-name="T18">http://sysbio.oxfordjournals.org/content/57/5/758.short</text:span></text:a><text:span text:style-name="T18"><text:tab/></text:span></text:p>
      <text:p text:style-name="P33"><text:span text:style-name="T18"/></text:p>
      <text:p text:style-name="P63"><text:span text:style-name="T36"><text:tab/></text:span><text:span text:style-name="T4">Example:</text:span><text:span text:style-name="T36"><text:tab/></text:span><text:span text:style-name="T10">raxmlHPC -x 12345 -p 12345 -# 100 -m GTRCAT -s alg -n TEST</text:span></text:p>
      <text:p text:style-name="P63"><text:span text:style-name="T10"/></text:p>
      <text:p text:style-name="P63"><text:span text:style-name="T10"><text:tab/></text:span><text:span text:style-name="T32">You can also combine this with the bootstopping option (bootstrap convergence criterion), <text:tab/>e.g.:</text:span></text:p>
      <text:p text:style-name="P63"><text:span text:style-name="T10"/></text:p>
      <text:p text:style-name="P63"><text:span text:style-name="T10"><text:tab/></text:span><text:span text:style-name="T4">Example:</text:span><text:span text:style-name="T36"><text:tab/></text:span><text:span text:style-name="T10">raxmlHPC -x 12345 -p 12345 -# AUTO_MRE -m GTRCAT -s alg -n TEST</text:span></text:p>
      <text:p text:style-name="P63"><text:span text:style-name="T10"/></text:p>
      <text:p text:style-name="P63"><text:span text:style-name="T10"><text:tab/></text:span><text:span text:style-name="T32">or also have RAxML search for the best-scoring ML tree after the bootstrap searches <text:tab/>using <text:tab/>the</text:span><text:span text:style-name="T10"> -f a </text:span><text:span text:style-name="T32">option:</text:span></text:p>
      <text:p text:style-name="P63"><text:span text:style-name="T10"/></text:p>
      <text:p text:style-name="P63"><text:span text:style-name="T10"><text:tab/></text:span><text:span text:style-name="T4">Example:</text:span><text:span text:style-name="T36"><text:tab/></text:span><text:span text:style-name="T10">raxmlHPC -x 12345 -p 12345 -# AUTO_MRE -m GTRCAT -s alg -f a </text:span></text:p>
      <text:p text:style-name="P63"><text:span text:style-name="T10"><text:tab/><text:tab/><text:tab/>-n TEST</text:span></text:p>
      <text:p text:style-name="P33"/>
      <text:p text:style-name="P33">-X<text:tab/>Same as the "-y" option below, however the parsimony search is more <text:tab/>superficial. </text:p>
      <text:p text:style-name="P33"><text:s text:c="3"/><text:tab/>RAxML will only do a randomized stepwise addition order parsimony tree <text:tab/>reconstruction without performing any additional SPRs. </text:p>
      <text:p text:style-name="P33"><text:s text:c="4"/><text:tab/>This may be helpful for very broad whole-genome datasets, since this can <text:tab/>generate topologically more different starting trees. </text:p>
      <text:p text:style-name="P33"/>
      <text:p text:style-name="P33"><text:s text:c="6"/>DEFAULT: OFF </text:p>
      <text:p text:style-name="P33"/>
      <text:p text:style-name="P33"><text:tab/><text:span text:style-name="T22">Example:</text:span><text:tab/>raxmlHPC -X -m GTRCAT -s alg -p 12345 -n TEST</text:p>
      <text:p text:style-name="P33"/>
      <text:p text:style-name="P33">-y<text:tab/>If you want to only compute a parsimony starting tree with RAxML specify -y, </text:p>
      <text:p text:style-name="P33"><text:s text:c="6"/>the program will exit after computation of the starting tree </text:p>
      <text:p text:style-name="P33"/>
      <text:p text:style-name="P33"><text:s text:c="6"/>DEFAULT: OFF </text:p>
      <text:p text:style-name="P33"/>
      <text:p text:style-name="P33"><text:tab/><text:span text:style-name="T18">If you want to only compute a randomized parsimony starting tree with RAxML and not <text:tab/>execute an ML analysis of the tree specify </text:span><text:span text:style-name="T10">-y</text:span><text:span text:style-name="T18">. The program will exit after computation of <text:tab/>the starting tree. </text:span></text:p>
      <text:p text:style-name="P33"><text:span text:style-name="T18"/></text:p>
      <text:p text:style-name="P33"><text:span text:style-name="T18"><text:tab/></text:span><text:span text:style-name="T22">Example:</text:span><text:tab/>raxmlHPC -y -m GTRCAT -s alg -p 12345 -n TEST</text:p>
      <text:p text:style-name="P33"/>
      <text:p text:style-name="P33">-Y <text:tab/>Pass a quartet grouping file name defining four groups from which to draw <text:tab/>quartets </text:p>
      <text:p text:style-name="P33"><text:s text:c="6"/>The file input format must contain 4 groups in the following form: </text:p>
      <text:p text:style-name="P33"><text:s text:c="6"/>(Chicken, Human, Loach), (Cow, Carp), (Mouse, Rat, Seal), (Whale, Frog); </text:p>
      <text:p text:style-name="P33"><text:s text:c="6"/><text:span text:style-name="T3">Only works in combination with -f q ! </text:span></text:p>
      <text:p text:style-name="P33"><text:span text:style-name="T3"/></text:p>
      <text:p text:style-name="P33"><text:span text:style-name="T3"><text:tab/></text:span><text:span text:style-name="T90">The example below, will randomly draw 100 quartets from the predifined quartet grouping <text:tab/>above and evaluate their likelihood.</text:span></text:p>
      <text:p text:style-name="P33"><text:span text:style-name="T3"/></text:p>
      <text:p text:style-name="P33"><text:span text:style-name="T3"><text:tab/></text:span><text:span text:style-name="T22">Example:</text:span><text:span text:style-name="T3"><text:tab/></text:span><text:span text:style-name="T1">raxmlHPC -f q -m GTRGAMMA -t tree -Y quartetFile -n 100 -n TEST</text:span></text:p>
      <text:p text:style-name="P33"/>
      <text:p text:style-name="P33">-z<text:tab/>Specify the file name of a file containing multiple trees e.g. from a <text:tab/>bootstrap that shall be used to draw bipartition values onto a tree provided <text:tab/>with -t.</text:p>
      <text:p text:style-name="P33"><text:tab/>It can also be used, for instance to compute per site log likelihoods in <text:tab/>combination with -f g and to read a bunch of trees for a couple of other <text:tab/>options (-f h, -f m, -f n). </text:p>
      <text:p text:style-name="P33"/>
      <text:p text:style-name="P33"><text:tab/><text:span text:style-name="T14">This option is required in combination with a lot of other RAxML options, in essence every <text:tab/>time you need to read in a bunch of trees. Below is an example where you use the option to </text:span><text:soft-page-break/><text:span text:style-name="T14"><text:tab/>draw BS support values on a best-knwon ML tree.</text:span></text:p>
      <text:p text:style-name="P33"><text:span text:style-name="T14"/></text:p>
      <text:p text:style-name="P33"><text:span text:style-name="T14"><text:tab/></text:span><text:span text:style-name="T22">Example:</text:span><text:span text:style-name="T14"><text:tab/></text:span><text:span text:style-name="T9">raxmlHPC -f b -m GTRCAT -t mlTree -z bootstrapTrees -n TEST</text:span><text:span text:style-name="T14"><text:tab/><text:tab/></text:span></text:p>
      <text:p text:style-name="P33"/>
      <text:p text:style-name="P33">-#|-N<text:tab/>Specify the number of alternative runs on distinct starting trees</text:p>
      <text:p text:style-name="P33"><text:tab/>In combination with the "-b" option, this will invoke a multiple boostrap <text:tab/>analysis </text:p>
      <text:p text:style-name="P33"><text:tab/>Note that "-N" has been added as an alternative since -# sometimes caused <text:tab/>problems with certain MPI job submission systems, since -# is often used <text:tab/>to start comments. </text:p>
      <text:p text:style-name="P33"><text:tab/>If you want to use the bootstopping criteria specify -# autoMR or -# <text:tab/>autoMRE or -# autoMRE_IGN for the majority-rule tree based criteria (see -I <text:tab/>option) or -# autoFC for the frequency-based criterion. </text:p>
      <text:p text:style-name="P33"><text:s text:c="6"/>Bootstopping will only work in combination with -x or -b</text:p>
      <text:p text:style-name="P33"/>
      <text:p text:style-name="P33"><text:s text:c="6"/>DEFAULT: 1 single analysis</text:p>
      <text:p text:style-name="P33"/>
      <text:p text:style-name="P33"><text:span text:style-name="T18"><text:tab/>Specifies the number of alternative runs on distinct starting trees, e.g., if </text:span><text:span text:style-name="T10">-# 10</text:span><text:span text:style-name="T89"> </text:span><text:span text:style-name="T18"><text:s/>or </text:span><text:span text:style-name="T10">-N 10</text:span><text:span text:style-name="T89"> </text:span><text:span text:style-name="T18"><text:s/><text:tab/>is specified, RAxML will compute 10 distinct ML trees starting from 10 distinct randomized <text:tab/>maximum parsimony starting trees.</text:span></text:p>
      <text:p text:style-name="P62"><text:tab/>In combination with the <text:span text:style-name="T10">-b</text:span><text:span text:style-name="T32"> </text:span><text:s/>option, this will invoke a multiple bootstrap analysis. In <text:tab/>combination with <text:span text:style-name="T10">-x</text:span><text:span text:style-name="T32"> </text:span><text:s/>this will invoke a rapid BS analysis and combined with <text:span text:style-name="T10">-f a -x</text:span><text:span text:style-name="T32"> </text:span><text:s/>a <text:tab/>rapid BS search and thereafter a thorough ML search on the original alignment. </text:p>
      <text:p text:style-name="P62"><text:tab/>We introduced <text:span text:style-name="T10">-N</text:span><text:span text:style-name="T32"> </text:span><text:s/>as an alternative to <text:span text:style-name="T10">-# </text:span><text:span text:style-name="T9"><text:s/></text:span>since the special character <text:span text:style-name="T10"># </text:span>seems to <text:tab/>sometimes cause problems with certain batch job submission systems. </text:p>
      <text:p text:style-name="P62"><text:tab/>In combination with <text:span text:style-name="T10">-f j </text:span>this will generate <text:span text:style-name="T32">numberOfRuns </text:span><text:s/>bootstrapped alignment files.</text:p>
      <text:p text:style-name="P62"><text:tab/></text:p>
      <text:p text:style-name="P62"><text:tab/>Note that, several other program options such as the quartet evaluation algorithm (<text:span text:style-name="T9">-f q</text:span> <text:tab/>option) or the site-specific placement bias algorithm (<text:span text:style-name="T9">-f S</text:span> option) require this option to be <text:tab/>specified as well. If you forgot to specify this option, RAxML will tell you that you need to do <text:tab/>so.</text:p>
      <text:p text:style-name="P62"/>
      <text:p text:style-name="P62"><text:tab/>The example below will do 20 independent ML tree searches on 20 randomized stepwise <text:tab/>addition order parsimony tree.</text:p>
      <text:p text:style-name="P62"><text:tab/></text:p>
      <text:p text:style-name="P63"><text:span text:style-name="T36"><text:tab/></text:span><text:span text:style-name="T4">Example:</text:span><text:span text:style-name="T36"><text:tab/></text:span><text:span text:style-name="T10">raxmlHPC -p 12345 -s alg -n TEST -m GTRGAMMA -# 20</text:span></text:p>
      <text:p text:style-name="P33"/>
      <text:p text:style-name="P31"><text:span text:style-name="T30"><text:tab/></text:span></text:p>
      <text:p text:style-name="P92"><text:span text:style-name="T91">Computing TC and IC values</text:span></text:p>
      <text:p text:style-name="P97"/>
      <text:p text:style-name="P29"><text:span text:style-name="T80">In the following I provide some more detailed examples for computing the IC and TC metrics from Salichos and Rokas 2013 </text:span><text:a xlink:type="simple" xlink:href="http://www.ncbi.nlm.nih.gov/pubmed/23657258"><text:span text:style-name="T80">http://www.ncbi.nlm.nih.gov/pubmed/23657258</text:span></text:a><text:span text:style-name="T80"> </text:span></text:p>
      <text:p text:style-name="P5"/>
      <text:p text:style-name="P5">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5"/>
      <text:p text:style-name="P5">For instance, to compute the IC, ICA, TC, and TCA scores for a given set of gene trees on a MRC tree you would type:</text:p>
      <text:p text:style-name="P66"/>
      <text:p>raxmlHPC -L MR -z 1070_yeast_genetrees.tre -m GTRCAT -n T1</text:p>
      <text:p/>
      <text:p text:style-name="P74"><text:span text:style-name="T15">where </text:span></text:p>
      <text:p text:style-name="P74"><text:span text:style-name="T70">-L MR</text:span><text:span text:style-name="T15"> specifies that the scores will be displayed on a MR tree that is computed by RAxML</text:span></text:p>
      <text:p text:style-name="P74"><text:span text:style-name="T70">-z 1070_yeast_genetrees.tre</text:span><text:span text:style-name="T15"> specifies the filename that contains the set of gene trees (which <text:tab/>are the maximum likelihood trees from the 1,070 yeast genes analyzed by Salichos, and </text:span><text:soft-page-break/><text:span text:style-name="T15"><text:tab/>Rokas 2013, and which are provided as supplementary data to this manuscript)</text:span></text:p>
      <text:p text:style-name="P74"><text:span text:style-name="T70">-m GTRCAT</text:span><text:span text:style-name="T15"> is an arbitrary substitution model (this will have no effect whatsoever, but is required <text:tab/>as input to RAxML)</text:span></text:p>
      <text:p text:style-name="P74"><text:span text:style-name="T70">-n T1</text:span><text:span text:style-name="T15"> is the run ID that is appended to output files. </text:span></text:p>
      <text:p text:style-name="P74"><text:span text:style-name="T15"/></text:p>
      <text:p text:style-name="P74"><text:span text:style-name="T15">RAxML will automatically build the MR tree, annotate it with the IC and ICA scores, and report both in an output file named </text:span><text:span text:style-name="T71">RAxML_MajorityRuleConsensusTree_IC.T1</text:span><text:span text:style-name="T15">, which will look like this: </text:span></text:p>
      <text:p text:style-name="P66"/>
      <text:p text:style-name="P72"><text:span text:style-name="T105">(Scer,Spar,(Smik,(Skud,(Sbay,(Scas,(Cgla,(Kpol,(Zrou,((Clus,((Psti,((Ctro,(Calb,Cdub):1.0[0.95,0.95]):1.0[0.77,0.77],(Cpar,Lelo):1.0[0.76,0.76]):1.0[0.75,0.75]):1.0[0.11,0.11],(Cgui,Dhan):1.0[0.02,0.07]):1.0[0.02,0.08]):1.0[0.97,0.97],((Sklu,(Kwal,Kthe):1.0[0.97,0.97]):1.0[0.32,0.23],(Agos,Klac):1.0[0.08,0.08]):1.0[0.04,0.10]):1.0[0.59,0.47]):1.0[0.02,0.02]):1.0[0.11,0.11]):1.0[0.02,0.02]):1.0[0.97,0.97]):1.0[0.05,0.14]):1.0[0.30,0.27]):1.0[0.54,0.54]);</text:span></text:p>
      <text:p text:style-name="P72"/>
      <text:p text:style-name="P5">For each internode or internal branch of the constructed MR tree, RAxML will assign an <text:span text:style-name="T9">length[x,y] </text:span>branch label, where <text:span text:style-name="T9">length</text:span> corresponds to the branch length (because this is a MRE tree, all internal branch lengths have been arbitrarily set to<text:span text:style-name="T9"> 1.0</text:span> by default), <text:s/><text:span text:style-name="T9">x</text:span> corresponds to the IC score and <text:span text:style-name="T9">y</text:span> to the ICA score. </text:p>
      <text:p text:style-name="P5"/>
      <text:p text:style-name="P5">RAxML will also calculate the TC and TCA scores for the MR tree, as well as the relative TC and TCA scores that are normalized by the maximum possible TC and TCA scores for a fully bifurcating tree from the same number of taxa. </text:p>
      <text:p text:style-name="P5"/>
      <text:p text:style-name="P5">The scores are displayed in the terminal output and in the <text:span text:style-name="T9">RAxML_info.runID</text:span> standard output file associated with the run (in this case <text:span text:style-name="T9">RAxML_info.T1</text:span>) and will look like this:</text:p>
      <text:p text:style-name="P66"/>
      <text:p>Tree certainty for this tree: 7.642240</text:p>
      <text:p>Relative tree certainty for this tree: 0.382112</text:p>
      <text:p/>
      <text:p text:style-name="P73"><text:span text:style-name="T105">Tree certainty including all conflicting bipartitions (</text:span><text:span text:style-name="T105">TCA</text:span><text:span text:style-name="T105">) for this tree: 7.580023</text:span></text:p>
      <text:p text:style-name="P73"><text:span text:style-name="T105">Relative tree certainty including all conflicting bipartitions (</text:span><text:span text:style-name="T105">TCA</text:span><text:span text:style-name="T105">) for this tree: 0.379001</text:span></text:p>
      <text:p text:style-name="P73"/>
      <text:p text:style-name="P74"><text:span text:style-name="T15">Given a set of gene trees, RAxML can also directly calculate an extended MR tree on this set that has every internode (that is, internal branch) annotated by their respective IC and ICA scores. </text:span></text:p>
      <text:p text:style-name="P74"><text:span text:style-name="T15">The particularly compute-intensive inference of extended MRC trees (finding the optimal extended MRC tree is, in fact, NP-hard; Phillips, and Warnow 1996) relies on RAxML’s fast parallel implementation. Thus if you use the PThreads version of RAxML, this part will run in parallel. </text:span></text:p>
      <text:p text:style-name="P74"><text:span text:style-name="T15">To compute IC, ICA, TC, and TCA scores on an extended MR tree you would type: </text:span></text:p>
      <text:p text:style-name="P66"/>
      <text:p text:style-name="P72"><text:span text:style-name="T105">raxmlHPC -L MRE -z 1070_yeast_genetrees.tre -m GTRCAT -n T2</text:span></text:p>
      <text:p text:style-name="P66"/>
      <text:p text:style-name="P5">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66"/>
      <text:p text:style-name="P72"><text:span text:style-name="T106">raxmlHPC -L T_75 -z </text:span><text:span text:style-name="T105">1070_yeast_genetrees.tre</text:span><text:span text:style-name="T106"> -m GTRCAT -n T3</text:span></text:p>
      <text:p/>
      <text:p text:style-name="P5">RAxML will display IC, ICA, TC and TCA scores on a MR tree that only includes those bipartitions that have ≥ 75% support.</text:p>
      <text:p text:style-name="P5"/>
      <text:p text:style-name="P5">We have also implemented an option (<text:span text:style-name="T9">-f i</text:span>) that allows the user to calculate and display IC, ICA, TC, and TCA scores onto a given, strictly bifurcating reference tree (for example, the best-known ML tree). </text:p>
      <text:p text:style-name="P5">This is analogous to the standard<text:bookmark text:name="_GoBack"/> <text:span text:style-name="T9">-f b</text:span> option in RAxML that draws bootstrap support values from a set of bootstrap trees onto a reference phylogeny. The option can be invoked by typing</text:p>
      <text:p text:style-name="P66"><text:soft-page-break/></text:p>
      <text:p text:style-name="P73"><text:span text:style-name="T105">raxmlHPC -f i -t </text:span>yeast_concatenationtree.tre<text:span text:style-name="T105"> -z 1070_yeast_genetrees.tre</text:span><text:span text:style-name="T106"> </text:span><text:span text:style-name="T105">-m GTRCAT -n T4</text:span></text:p>
      <text:p/>
      <text:p text:style-name="P74"><text:span text:style-name="T15">Note that, the tree contained in file </text:span><text:span text:style-name="T71">yeast_concatenationtree.tre</text:span><text:span text:style-name="T15"> needs to be strictly bifurcating and contain branch lengths. In this example, the </text:span><text:span text:style-name="T71">yeast_concatenationtree.tre</text:span><text:span text:style-name="T15"> file is the best-known maximum likelihood tree recovered by concatenation analysis of the 1,070 yeast genes from the paper. </text:span></text:p>
      <text:p text:style-name="P74"><text:span text:style-name="T15">Using this command, RAxML will annotate the tree in </text:span><text:span text:style-name="T71">yeast_concatenationtree.tre</text:span><text:span text:style-name="T15"> with the IC and ICA scores, and report both in an output file named </text:span><text:span text:style-name="T71">RAxML_IC_Score_BranchLabels.T4</text:span><text:span text:style-name="T15">, which will look like this:</text:span></text:p>
      <text:p text:style-name="P66"/>
      <text:p text:style-name="P72"><text:span text:style-name="T105">(((((((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span></text:p>
      <text:p text:style-name="P72"/>
      <text:p text:style-name="P5">For each internode or internal branch of this output tree RAxML will assign a <text:span text:style-name="T9">length[x,y] </text:span>branch label, where <text:span text:style-name="T9">length</text:span> corresponds to the original branch length in the input tree passed via <text:span text:style-name="T9">-t</text:span>, <text:s/><text:span text:style-name="T9">x</text:span> corresponds to the IC score and <text:span text:style-name="T9">y</text:span> to the ICA score. RAxML will also display the TC and TCA scores of this tree both in the terminal output and in the <text:span text:style-name="T9">RAxML_info.T4</text:span> output file associated with the run.</text:p>
      <text:p text:style-name="P5"/>
      <text:p text:style-name="P74"><text:span text:style-name="T15">It should further be noted that the IC and ICA scores are represented as branch labels, since, as is the case for bootstrap support values, information associated to internodes/splits/bipartitions of a tree always refers to branches and not nodes. </text:span></text:p>
      <text:p text:style-name="P74"><text:span text:style-name="T15">Each tree viewer (e.g., Dendroscope </text:span><text:a xlink:type="simple" xlink:href="http://ab.inf.uni-tuebingen.de/software/dendroscope/"><text:span text:style-name="T15">http://ab.inf.uni-tuebingen.de/software/dendroscope/</text:span></text:a><text:span text:style-name="T15">) that can properly parse the Newick tree format is able to display these branch labels. </text:span></text:p>
      <text:p text:style-name="P74"><text:span text:style-name="T15">The rationale for not providing IC and ICA scores as node labels is that, some viewers may not properly rotate the node labels when the tree is re-rooted by the user, which will lead to an erroneous branch- to-IC- and branch-to-ICA score association. </text:span></text:p>
      <text:p text:style-name="P5"/>
      <text:p text:style-name="P5">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5"/>
      <text:p text:style-name="P5">Finally, we have implemented a verbose output option that allows users to further scrutinize particularly interesting conflicting bipartitions. </text:p>
      <text:p text:style-name="P5">Verbose mode is activated by adding the <text:span text:style-name="T9">-C </text:span>command line switch to any of the above examples. In verbose mode RAxML will generate two additional types of output files: One set of files containing one included bipartition and the corresponding conflicting bipartitions in Newick format <text:soft-page-break/>(called <text:span text:style-name="T9">RAxML_verboseIC.runID.0 … RAxML_verboseIC.runID.N-1</text:span>, where <text:span text:style-name="T9">N</text:span> is the number of bipartitions in the tree) and an output file that lists all bipartitions (included and conflicting) in a PHYLIP-like format (called <text:span text:style-name="T9">RAxML_verboseSplits.runID</text:span>).</text:p>
      <text:p text:style-name="P5"/>
      <text:p text:style-name="P5">For example, by adding <text:span text:style-name="T9">-C</text:span> to the previous command</text:p>
      <text:p text:style-name="P66"/>
      <text:p text:style-name="P73"><text:span text:style-name="T105">raxmlHPC -f i -t </text:span>yeast_concatenationtree.tre<text:span text:style-name="T105"> -z 1070_yeast_genetrees.tre</text:span><text:span text:style-name="T106"> </text:span><text:span text:style-name="T105">-m GTRCAT -n T5 -C</text:span></text:p>
      <text:p text:style-name="P66"/>
      <text:p text:style-name="P5">will produce 20 files (one for each of the 20 bipartitions present in the <text:span text:style-name="T9">yeast_concatenationtree.tre</text:span>) named <text:span text:style-name="T9">RAxML_verboseIC.T5.0, RAxML_verboseIC.T5.1, …, RAxML_verboseIC.T5.19</text:span></text:p>
      <text:p text:style-name="P5"/>
      <text:p text:style-name="P5">For example, the <text:span text:style-name="T9">RAxML_verboseIC.T5.0</text:span> file will look like this:</text:p>
      <text:p text:style-name="P66"/>
      <text:p>((Cpar, Lelo),(Scer, Smik, Skud, Cgla, Kpol, Zrou, Kwal, Kthe, Agos, Klac, Clus, Cgui, Psti, Ctro, Calb, Cdub, Dhan, Sklu, Scas, Sbay, Spar));</text:p>
      <text:p>((Cpar, Ctro, Calb, Cdub),(Scer, Smik, Skud, Cgla, Kpol, Zrou, Kwal, Kthe, Agos, Klac, Clus, Cgui, Psti, Lelo, Dhan, Sklu, Scas, Sbay, Spar));</text:p>
      <text:p/>
      <text:p text:style-name="P5">where the first Newick string represents the bipartition that was included in the <text:span text:style-name="T9">yeast_concatenationtree.tre</text:span> <text:s/>and all following Newick strings represent the corresponding conflicting bipartitions in descending order of their frequency of occurrence In the case of the <text:span text:style-name="T9">RAxML_verboseIC.T5.0</text:span> file the first bipartition, which is included in the <text:span text:style-name="T9">yeast_concatenationtree.tre</text:span> conflicts with only one other bipartition, which is listed as the second bipartition.</text:p>
      <text:p text:style-name="P66"/>
      <text:p text:style-name="P5">Analogously, the output file that lists all bipartitions (included and conflicting) in a PHYLIP-like format (<text:span text:style-name="T9">RAxML_verboseSplits.T5</text:span>), looks like this:</text:p>
      <text:p text:style-name="P66"/>
      <text:p>1. Scer </text:p>
      <text:p>2. Smik </text:p>
      <text:p>3. Skud </text:p>
      <text:p>4. Cgla </text:p>
      <text:p>5. Kpol </text:p>
      <text:p>6. Zrou </text:p>
      <text:p>7. Kwal </text:p>
      <text:p>8. Kthe </text:p>
      <text:p>9. Agos </text:p>
      <text:p>10. Klac </text:p>
      <text:p>11. Clus </text:p>
      <text:p>12. Cgui </text:p>
      <text:p>13. Psti </text:p>
      <text:p>14. Cpar </text:p>
      <text:p>15. Lelo </text:p>
      <text:p>16. Ctro </text:p>
      <text:p>17. Calb </text:p>
      <text:p>18. Cdub </text:p>
      <text:p>19. Dhan </text:p>
      <text:p>20. Sklu </text:p>
      <text:p>21. Scas </text:p>
      <text:p>22. Sbay </text:p>
      <text:p>23. Spar </text:p>
      <text:p>partition: </text:p>
      <text:p>----- ----- ---** ----- --- <text:s text:c="4"/>956/89.345794/0.761406</text:p>
      <text:p>----- ----- ---*- ***-- --- <text:s text:c="4"/>39/3.644860/0.761406</text:p>
      <text:p/>
      <text:p>partition: </text:p>
      <text:p>----- ----- ----- -**-- --- <text:s text:c="4"/>1051/98.224299/0.949483</text:p>
      <text:p><text:soft-page-break/>----- ----- ----- **--- --- <text:s text:c="4"/>6/0.560748/0.949483</text:p>
      <text:p/>
      <text:p>.</text:p>
      <text:p>.</text:p>
      <text:p>.</text:p>
      <text:p>partition: </text:p>
      <text:p>--*** ***** ***** ***** **- <text:s text:c="4"/>641/59.906542/0.303620</text:p>
      <text:p>-**-- ----- ----- ----- -*- <text:s text:c="4"/>148/13.831776/0.303620</text:p>
      <text:p>-*-** ***** ***** ***** *-- <text:s text:c="4"/>114/10.654206/0.303620</text:p>
      <text:p/>
      <text:p>partition: </text:p>
      <text:p>-**** ***** ***** ***** **- <text:s text:c="4"/>825/77.102804/0.545775</text:p>
      <text:p>-**-- ----- ----- ----- -** <text:s text:c="4"/>87/8.130841/0.545775</text:p>
      <text:p/>
      <text:p text:style-name="P66">Here each block that starts with the partition keyword contains a specific bipartition and all corresponding conflicting bipartitions in descending order. </text:p>
      <text:p text:style-name="P66">The <text:span text:style-name="T9">x/y/z</text:span> scores correspond to the frequency of the bipartition (<text:span text:style-name="T9">x</text:span>), the support percentage (also known as gene support frequency; <text:span text:style-name="T9">y</text:span>), and the IC score (<text:span text:style-name="T9">z</text:span>).</text:p>
      <text:p text:style-name="P111"><text:span text:style-name="T18"/></text:p>
      <text:p text:style-name="P26"/>
      <text:p text:style-name="P26"/>
      <text:list xml:id="list414106739" text:style-name="L6">
        <text:list-item>
          <text:p text:style-name="P81">Citing RAxML</text:p>
        </text:list-item>
      </text:list>
      <text:p text:style-name="P26"/>
      <text:p text:style-name="P26">When using RAxML please cite: TODO</text:p>
      <text:p text:style-name="P26"/>
      <text:p text:style-name="P25"/>
      <text:p text:style-name="P22"/>
      <text:p text:style-name="P20"/>
      <text:p text:style-name="P4"/>
      <text:p text:style-name="P4"/>
      <text:p text:style-name="P4"/>
      <text:p text:style-name="P4"/>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KBEWJ+CMTT10" svg:font-family="FKBEWJ+CMTT10"/>
    <style:font-face style:name="Helvetica Neue" svg:font-family="'Helvetica Neue', Helvetica, Arial, sans-serif"/>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Ubuntu" svg:font-family="Ubuntu" style:font-family-generic="swiss"/>
    <style:font-face style:name="Courier 10 Pitch" svg:font-family="'Courier 10 Pitch'" style:font-pitch="fixed"/>
    <style:font-face style:name="Courier 10 Pitch1" svg:font-family="'Courier 10 Pitch'" style:font-adornments="Bold" style:font-pitch="fixed"/>
    <style:font-face style:name="Courier New1" svg:font-family="'Courier New'"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Courier New2" svg:font-family="'Courier New'"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3-12-18T16:24:21</dc:date>
    <dc:creator>Alexandros Stamatakis</dc:creator>
    <meta:editing-duration>PT14H32M32S</meta:editing-duration>
    <meta:editing-cycles>112</meta:editing-cycles>
    <meta:generator>LibreOffice/3.5$Linux_X86_64 LibreOffice_project/350m1$Build-2</meta:generator>
    <meta:document-statistic meta:table-count="0" meta:image-count="0" meta:object-count="0" meta:page-count="38" meta:paragraph-count="855" meta:word-count="14947" meta:character-count="98500" meta:non-whitespace-character-count="81352"/>
  </office:meta>
</office:document-meta>
</file>